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writing-mode="page"/>
    </style:style>
    <style:style style:name="P4"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5"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text-properties officeooo:paragraph-rsid="0010860d"/>
    </style:style>
    <style:style style:name="P6" style:family="paragraph" style:parent-style-name="Názov_20_obrázka" style:master-page-name="">
      <style:paragraph-properties fo:margin-left="0cm" fo:margin-right="0cm" fo:line-height="150%" fo:text-align="start" style:justify-single-word="false" fo:text-indent="0cm" style:auto-text-indent="false" style:page-number="auto" style:writing-mode="page"/>
    </style:style>
    <style:style style:name="P7" style:family="paragraph" style:parent-style-name="Hlavička_20_alebo_20_päta" style:master-page-name="">
      <style:paragraph-properties fo:margin-left="0cm" fo:margin-right="0cm" fo:line-height="150%" fo:text-align="start" style:justify-single-word="false" fo:text-indent="0cm" style:auto-text-indent="false" style:page-number="auto" style:writing-mode="page"/>
    </style:style>
    <style:style style:name="P8" style:family="paragraph" style:parent-style-name="Základný_20_text">
      <style:paragraph-properties fo:margin-left="0cm" fo:margin-right="0cm" fo:line-height="150%" fo:text-align="start" style:justify-single-word="false" fo:text-indent="0cm" style:auto-text-indent="false" style:writing-mode="page"/>
      <style:text-properties officeooo:paragraph-rsid="0010860d"/>
    </style:style>
    <style:style style:name="P9" style:family="paragraph" style:parent-style-name="Názov_20_obrázka">
      <style:paragraph-properties fo:margin-left="0cm" fo:margin-right="0cm" fo:line-height="150%" fo:text-align="start" style:justify-single-word="false" fo:text-indent="0cm" style:auto-text-indent="false" style:writing-mode="page"/>
    </style:style>
    <style:style style:name="P10" style:family="paragraph" style:parent-style-name="Hlavička_20_alebo_20_päta">
      <style:paragraph-properties fo:margin-left="0cm" fo:margin-right="0cm" fo:line-height="150%" fo:text-align="start" style:justify-single-word="false" fo:text-indent="0cm" style:auto-text-indent="false" style:writing-mode="page"/>
      <style:text-properties officeooo:paragraph-rsid="0010860d"/>
    </style:style>
    <style:style style:name="P11"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12"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0860d"/>
    </style:style>
    <style:style style:name="P13"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0fc374"/>
    </style:style>
    <style:style style:name="P14" style:family="paragraph" style:parent-style-name="Základný_20_text">
      <style:paragraph-properties fo:margin-left="0cm" fo:margin-right="0cm" fo:line-height="150%" fo:text-align="start" style:justify-single-word="false" fo:text-indent="0.635cm" style:auto-text-indent="false" style:writing-mode="page"/>
    </style:style>
    <style:style style:name="P15"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0860d"/>
    </style:style>
    <style:style style:name="P16"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style>
    <style:style style:name="P17"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2c511"/>
    </style:style>
    <style:style style:name="P18"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ab-stops>
          <style:tab-stop style:position="11.194cm"/>
        </style:tab-stops>
      </style:paragraph-properties>
    </style:style>
    <style:style style:name="P19" style:family="paragraph" style:parent-style-name="Základný_20_text" style:master-page-name="">
      <style:paragraph-properties fo:margin-left="0cm" fo:margin-right="0cm" fo:line-height="150%" fo:text-align="start" style:justify-single-word="false" fo:text-indent="0.635cm" style:auto-text-indent="false" style:page-number="auto" style:writing-mode="page"/>
      <style:text-properties officeooo:paragraph-rsid="001583e0"/>
    </style:style>
    <style:style style:name="P20" style:family="paragraph" style:parent-style-name="Základný_20_text">
      <style:paragraph-properties fo:margin-left="0cm" fo:margin-right="0cm" fo:line-height="150%" fo:text-align="start" style:justify-single-word="false" fo:text-indent="0.635cm" style:auto-text-indent="false" style:writing-mode="page"/>
    </style:style>
    <style:style style:name="P21"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2c511"/>
    </style:style>
    <style:style style:name="P22" style:family="paragraph" style:parent-style-name="Základný_20_text">
      <style:paragraph-properties fo:margin-left="0cm" fo:margin-right="0cm" fo:line-height="150%" fo:text-align="start" style:justify-single-word="false" fo:text-indent="0.635cm" style:auto-text-indent="false" style:writing-mode="page">
        <style:tab-stops>
          <style:tab-stop style:position="11.194cm"/>
        </style:tab-stops>
      </style:paragraph-properties>
    </style:style>
    <style:style style:name="P23" style:family="paragraph" style:parent-style-name="Základný_20_text">
      <style:paragraph-properties fo:margin-left="0cm" fo:margin-right="0cm" fo:line-height="150%" fo:text-align="start" style:justify-single-word="false" fo:text-indent="0.635cm" style:auto-text-indent="false" style:writing-mode="page"/>
      <style:text-properties officeooo:paragraph-rsid="001583e0"/>
    </style:style>
    <style:style style:name="P24" style:family="paragraph" style:parent-style-name="Základný_20_text">
      <style:paragraph-properties fo:margin-left="0cm" fo:margin-right="0cm" fo:line-height="150%" fo:text-align="start" style:justify-single-word="false" fo:text-indent="0cm" style:auto-text-indent="false" style:writing-mode="page"/>
    </style:style>
    <style:style style:name="P25" style:family="paragraph" style:parent-style-name="Základný_20_text">
      <style:paragraph-properties fo:margin-left="0cm" fo:margin-right="0cm" fo:line-height="150%" fo:text-align="start" style:justify-single-word="false" fo:text-indent="0cm" style:auto-text-indent="false" style:writing-mode="page"/>
      <style:text-properties officeooo:paragraph-rsid="001583e0"/>
    </style:style>
    <style:style style:name="P26"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style>
    <style:style style:name="P27" style:family="paragraph" style:parent-style-name="Základný_20_text" style:master-page-name="">
      <style:paragraph-properties fo:margin-left="0cm" fo:margin-right="0cm" fo:line-height="150%" fo:text-align="start" style:justify-single-word="false" fo:text-indent="0cm" style:auto-text-indent="false" style:page-number="auto" style:writing-mode="page"/>
      <style:text-properties officeooo:paragraph-rsid="001583e0"/>
    </style:style>
    <style:style style:name="P28" style:family="paragraph" style:parent-style-name="Základný_20_text_20__28_3_29_" style:master-page-name="PageStyle0">
      <style:paragraph-properties fo:margin-left="0cm" fo:margin-right="0cm" fo:line-height="150%" fo:text-align="start" style:justify-single-word="false" fo:text-indent="0cm" style:auto-text-indent="false" style:page-number="auto" style:writing-mode="page"/>
    </style:style>
    <style:style style:name="P29" style:family="paragraph" style:parent-style-name="Záhlavie_20__23_1" style:master-page-name="">
      <style:paragraph-properties fo:margin-left="0cm" fo:margin-right="0cm" fo:line-height="150%" fo:text-align="start" style:justify-single-word="false" fo:text-indent="0cm" style:auto-text-indent="false" style:page-number="auto" style:writing-mode="page"/>
    </style:style>
    <style:style style:name="P30" style:family="paragraph" style:parent-style-name="Záhlavie_20__23_1">
      <style:paragraph-properties fo:margin-left="0cm" fo:margin-right="0cm" fo:line-height="150%" fo:text-align="start" style:justify-single-word="false" fo:text-indent="0cm" style:auto-text-indent="false" style:writing-mode="page"/>
    </style:style>
    <style:style style:name="P31" style:family="paragraph" style:parent-style-name="Záhlavie_20__23_1" style:list-style-name="">
      <style:paragraph-properties fo:margin-left="0cm" fo:margin-right="0cm" fo:line-height="150%" fo:text-align="start" style:justify-single-word="false" fo:text-indent="0cm" style:auto-text-indent="false" style:writing-mode="page"/>
    </style:style>
    <style:style style:name="T1" style:family="text">
      <style:text-properties fo:color="#000000" style:font-name="Arial" fo:font-size="14pt" fo:background-color="#80ffff" loext:char-shading-value="0" style:font-size-asian="14pt" style:font-size-complex="14pt"/>
    </style:style>
    <style:style style:name="T2" style:family="text">
      <style:text-properties fo:color="#000000" style:font-name="Arial" fo:font-size="14pt" officeooo:rsid="000fc374" fo:background-color="#80ffff" loext:char-shading-value="0" style:font-size-asian="14pt" style:font-size-complex="14pt"/>
    </style:style>
    <style:style style:name="T3" style:family="text">
      <style:text-properties fo:color="#000000" style:font-name="Arial" fo:font-size="14pt" officeooo:rsid="0010860d" fo:background-color="#80ffff" loext:char-shading-value="0" style:font-size-asian="14pt" style:font-size-complex="14pt"/>
    </style:style>
    <style:style style:name="T4" style:family="text">
      <style:text-properties fo:color="#000000" style:font-name="Arial" fo:font-size="14pt" officeooo:rsid="0012c511" fo:background-color="#80ffff" loext:char-shading-value="0" style:font-size-asian="14pt" style:font-size-complex="14pt"/>
    </style:style>
    <style:style style:name="T5" style:family="text">
      <style:text-properties fo:color="#000000" style:font-name="Arial" fo:font-size="14pt" officeooo:rsid="0013cefb" fo:background-color="#80ffff" loext:char-shading-value="0" style:font-size-asian="14pt" style:font-size-complex="14pt"/>
    </style:style>
    <style:style style:name="T6" style:family="text">
      <style:text-properties fo:color="#000000" style:font-name="Arial" fo:font-size="14pt" officeooo:rsid="001583e0" fo:background-color="#80ffff" loext:char-shading-value="0" style:font-size-asian="14pt" style:font-size-complex="14pt"/>
    </style:style>
    <style:style style:name="T7" style:family="text">
      <style:text-properties fo:color="#000000" style:font-name="Arial" fo:font-size="14pt" style:font-size-asian="14pt" style:font-size-complex="14pt"/>
    </style:style>
    <style:style style:name="T8" style:family="text">
      <style:text-properties fo:color="#000000" style:font-name="Arial" fo:font-size="14pt" officeooo:rsid="000fc374" style:font-size-asian="14pt" style:font-size-complex="14pt"/>
    </style:style>
    <style:style style:name="T9" style:family="text">
      <style:text-properties fo:color="#000000" style:font-name="Arial" fo:font-size="14pt" officeooo:rsid="0010860d" style:font-size-asian="14pt" style:font-size-complex="14pt"/>
    </style:style>
    <style:style style:name="T10" style:family="text">
      <style:text-properties fo:color="#000000" style:font-name="Arial" fo:font-size="14pt" officeooo:rsid="0012c511" style:font-size-asian="14pt" style:font-size-complex="14pt"/>
    </style:style>
    <style:style style:name="T11" style:family="text">
      <style:text-properties fo:color="#000000" style:font-name="Arial" fo:font-size="14pt" officeooo:rsid="0013cefb" style:font-size-asian="14pt" style:font-size-complex="14pt"/>
    </style:style>
    <style:style style:name="T12" style:family="text">
      <style:text-properties fo:color="#000000" style:font-name="Arial" fo:font-size="14pt" officeooo:rsid="001583e0" style:font-size-asian="14pt" style:font-size-complex="14pt"/>
    </style:style>
    <style:style style:name="T13" style:family="text">
      <style:text-properties fo:color="#000000" style:font-name="Arial" fo:font-size="14pt" fo:background-color="transparent" loext:char-shading-value="0" style:font-size-asian="14pt" style:font-size-complex="14pt"/>
    </style:style>
    <style:style style:name="T14" style:family="text">
      <style:text-properties fo:color="#000000" style:font-name="Arial" fo:font-size="14pt" officeooo:rsid="000fc374" fo:background-color="transparent" loext:char-shading-value="0" style:font-size-asian="14pt" style:font-size-complex="14pt"/>
    </style:style>
    <style:style style:name="T15" style:family="text">
      <style:text-properties fo:color="#000000" style:font-name="Arial" fo:font-size="14pt" officeooo:rsid="000fc374" fo:background-color="transparent" loext:char-shading-value="0" style:font-size-asian="14pt" style:font-size-complex="14pt"/>
    </style:style>
    <style:style style:name="T16" style:family="text">
      <style:text-properties fo:color="#000000" style:font-name="Arial" fo:font-size="14pt" officeooo:rsid="0010860d" fo:background-color="transparent" loext:char-shading-value="0" style:font-size-asian="14pt" style:font-size-complex="14pt"/>
    </style:style>
    <style:style style:name="T17" style:family="text">
      <style:text-properties fo:color="#000000" style:font-name="Arial" fo:font-size="14pt" officeooo:rsid="0010860d" fo:background-color="transparent" loext:char-shading-value="0" style:font-size-asian="14pt" style:font-size-complex="14pt"/>
    </style:style>
    <style:style style:name="T18" style:family="text">
      <style:text-properties fo:color="#000000" style:font-name="Arial" fo:font-size="14pt" officeooo:rsid="0012c511" fo:background-color="transparent" loext:char-shading-value="0" style:font-size-asian="14pt" style:font-size-complex="14pt"/>
    </style:style>
    <style:style style:name="T19" style:family="text">
      <style:text-properties fo:color="#000000" style:font-name="Arial" fo:font-size="14pt" officeooo:rsid="0012c511" fo:background-color="transparent" loext:char-shading-value="0" style:font-size-asian="14pt" style:font-size-complex="14pt"/>
    </style:style>
    <style:style style:name="T20" style:family="text">
      <style:text-properties fo:color="#000000" style:font-name="Arial" fo:font-size="14pt" officeooo:rsid="0013cefb" fo:background-color="transparent" loext:char-shading-value="0" style:font-size-asian="14pt" style:font-size-complex="14pt"/>
    </style:style>
    <style:style style:name="T21" style:family="text">
      <style:text-properties fo:color="#000000" style:font-name="Arial" fo:font-size="14pt" officeooo:rsid="0013cefb" fo:background-color="transparent" loext:char-shading-value="0" style:font-size-asian="14pt" style:font-size-complex="14pt"/>
    </style:style>
    <style:style style:name="T22" style:family="text">
      <style:text-properties fo:color="#000000" style:font-name="Arial" fo:font-size="14pt" officeooo:rsid="001583e0" fo:background-color="transparent" loext:char-shading-value="0" style:font-size-asian="14pt" style:font-size-complex="14pt"/>
    </style:style>
    <style:style style:name="T23" style:family="text">
      <style:text-properties fo:color="#000000" style:font-name="Arial" fo:font-size="14pt" officeooo:rsid="001583e0" fo:background-color="transparent" loext:char-shading-value="0" style:font-size-asian="14pt" style:font-size-complex="14pt"/>
    </style:style>
    <style:style style:name="T24" style:family="text">
      <style:text-properties fo:color="#000000" style:font-name="Arial" fo:font-size="14pt" fo:background-color="transparent" loext:char-shading-value="0" style:font-size-asian="14pt" style:font-size-complex="14pt"/>
    </style:style>
    <style:style style:name="T25" style:family="text">
      <style:text-properties style:font-name="Arial" fo:font-size="14pt" style:font-size-asian="14pt" style:font-size-complex="14pt"/>
    </style:style>
    <style:style style:name="T26" style:family="text">
      <style:text-properties style:font-name="Arial" fo:font-size="14pt" officeooo:rsid="000fc374" style:font-size-asian="14pt" style:font-size-complex="14pt"/>
    </style:style>
    <style:style style:name="T27" style:family="text">
      <style:text-properties style:font-name="Arial" fo:font-size="14pt" officeooo:rsid="0010860d" style:font-size-asian="14pt" style:font-size-complex="14pt"/>
    </style:style>
    <style:style style:name="T28" style:family="text">
      <style:text-properties style:font-name="Arial" fo:font-size="14pt" officeooo:rsid="0012c511" style:font-size-asian="14pt" style:font-size-complex="14pt"/>
    </style:style>
    <style:style style:name="T29" style:family="text">
      <style:text-properties style:font-name="Arial" fo:font-size="14pt" officeooo:rsid="001583e0" style:font-size-asian="14pt" style:font-size-complex="14pt"/>
    </style:style>
    <style:style style:name="T30" style:family="text">
      <style:text-properties style:font-name="Arial" fo:font-size="14pt" fo:background-color="#80ffff" loext:char-shading-value="0" style:font-size-asian="14pt" style:font-size-complex="14pt"/>
    </style:style>
    <style:style style:name="T31" style:family="text">
      <style:text-properties style:font-name="Arial" fo:font-size="14pt" fo:background-color="transparent" loext:char-shading-value="0" style:font-size-asian="14pt" style:font-size-complex="14pt"/>
    </style:style>
    <style:style style:name="T32" style:family="text">
      <style:text-properties style:font-name="Arial" fo:font-size="14pt" officeooo:rsid="000fc374" fo:background-color="transparent" loext:char-shading-value="0" style:font-size-asian="14pt" style:font-size-complex="14pt"/>
    </style:style>
    <style:style style:name="T33" style:family="text">
      <style:text-properties style:font-name="Arial" fo:font-size="14pt" officeooo:rsid="000fc374" fo:background-color="transparent" loext:char-shading-value="0" style:font-size-asian="14pt" style:font-size-complex="14pt"/>
    </style:style>
    <style:style style:name="T34" style:family="text">
      <style:text-properties style:font-name="Arial" fo:font-size="14pt" officeooo:rsid="0010860d" fo:background-color="transparent" loext:char-shading-value="0" style:font-size-asian="14pt" style:font-size-complex="14pt"/>
    </style:style>
    <style:style style:name="T35" style:family="text">
      <style:text-properties style:font-name="Arial" fo:font-size="14pt" officeooo:rsid="0010860d" fo:background-color="transparent" loext:char-shading-value="0" style:font-size-asian="14pt" style:font-size-complex="14pt"/>
    </style:style>
    <style:style style:name="T36" style:family="text">
      <style:text-properties style:font-name="Arial" fo:font-size="14pt" officeooo:rsid="0012c511" fo:background-color="transparent" loext:char-shading-value="0" style:font-size-asian="14pt" style:font-size-complex="14pt"/>
    </style:style>
    <style:style style:name="T37" style:family="text">
      <style:text-properties style:font-name="Arial" fo:font-size="14pt" officeooo:rsid="0012c511" fo:background-color="transparent" loext:char-shading-value="0" style:font-size-asian="14pt" style:font-size-complex="14pt"/>
    </style:style>
    <style:style style:name="T38" style:family="text">
      <style:text-properties style:font-name="Arial" fo:font-size="14pt" officeooo:rsid="001583e0" fo:background-color="transparent" loext:char-shading-value="0" style:font-size-asian="14pt" style:font-size-complex="14pt"/>
    </style:style>
    <style:style style:name="T39" style:family="text">
      <style:text-properties style:font-name="Arial" fo:font-size="14pt" officeooo:rsid="001583e0" fo:background-color="transparent" loext:char-shading-value="0" style:font-size-asian="14pt" style:font-size-complex="14pt"/>
    </style:style>
    <style:style style:name="T40" style:family="text">
      <style:text-properties style:font-name="Arial" fo:font-size="14pt" fo:background-color="transparent" loext:char-shading-value="0" style:font-size-asian="14pt" style:font-size-complex="14pt"/>
    </style:style>
    <style:style style:name="T41" style:family="text">
      <style:text-properties style:font-name="Arial" fo:font-size="14pt" officeooo:rsid="0013cefb" fo:background-color="transparent" loext:char-shading-value="0" style:font-size-asian="14pt" style:font-size-complex="14pt"/>
    </style:style>
    <style:style style:name="T42" style:family="text">
      <style:text-properties fo:color="#ce181e" style:font-name="Arial" fo:font-size="14pt" fo:background-color="transparent" loext:char-shading-value="0" style:font-size-asian="14pt" style:font-size-complex="14pt"/>
    </style:style>
    <style:style style:name="T43" style:family="text">
      <style:text-properties fo:color="#ce181e" style:font-name="Arial" fo:font-size="14pt" officeooo:rsid="000fc374" fo:background-color="transparent" loext:char-shading-value="0" style:font-size-asian="14pt" style:font-size-complex="14pt"/>
    </style:style>
    <style:style style:name="T44" style:family="text">
      <style:text-properties fo:color="#ce181e" style:font-name="Arial" fo:font-size="14pt" officeooo:rsid="0010860d" fo:background-color="transparent" loext:char-shading-value="0" style:font-size-asian="14pt" style:font-size-complex="14pt"/>
    </style:style>
    <style:style style:name="T45" style:family="text">
      <style:text-properties fo:color="#ce181e" style:font-name="Arial" fo:font-size="14pt" officeooo:rsid="0012c511" fo:background-color="transparent" loext:char-shading-value="0" style:font-size-asian="14pt" style:font-size-complex="14pt"/>
    </style:style>
    <style:style style:name="T46" style:family="text">
      <style:text-properties fo:color="#ce181e" style:font-name="Arial" fo:font-size="14pt" officeooo:rsid="0013cefb" fo:background-color="transparent" loext:char-shading-value="0" style:font-size-asian="14pt" style:font-size-complex="14pt"/>
    </style:style>
    <style:style style:name="T47" style:family="text">
      <style:text-properties fo:color="#ce181e" style:font-name="Arial" fo:font-size="14pt" officeooo:rsid="001583e0" fo:background-color="transparent" loext:char-shading-value="0" style:font-size-asian="14pt" style:font-size-complex="14pt"/>
    </style:style>
    <style:style style:name="Sect1" style:family="section">
      <style:section-properties fo:margin-left="0.635cm" fo:margin-right="1.86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28"><text:span text:style-name="CharStyle4"><text:span text:style-name="T24">Neprebudený.</text:span></text:span></text:p>
        <text:p text:style-name="P3"><text:span text:style-name="CharStyle6"><text:span text:style-name="T24">(1886.)</text:span></text:span></text:p>
        <text:p text:style-name="P6"><text:span text:style-name="CharStyle8"><text:span text:style-name="T24"/></text:span></text:p>
        <text:p text:style-name="P9"><text:span text:style-name="CharStyle8"><text:span text:style-name="T24">I.</text:span></text:span></text:p>
        <text:p text:style-name="P11"><text:span text:style-name="CharStyle10"><text:span text:style-name="T24">Na zemi leží Ondráš Machuľa, husár lenovecký. Nie že by bol zabitý, alebo ranený — vyvaľuje sa po pašienku, lebo nemá roboty. Telo jeho mrtvá hmota, znaku života neprezradzujú len nohy, postavené v krosná — svojím občasným lúpa</text:span></text:span><text:span text:style-name="CharStyle10"><text:span text:style-name="T15">n</text:span></text:span><text:span text:style-name="CharStyle10"><text:span text:style-name="T24">ím sa. Nedbá ani na muchy, ktoré naň bezočivo dotierajú a po tvári sa pasú. Tak dobre mu je odpočinúť si v dusnom úpeku: nevstal by ani za pol Lenovca, aby pretrhol svoje pohodlie. Užíva ho nie nepovedome, ale s lakotou, dychtivosťou. Pred zažmúrenými očami utvorí sa najprv malý, čierny bod, ktorý rastie, nabýva farieb, rozširuje sa na všetky strany. No jeden pohyb oka stačí, aby rozohnal prelud, ktorý hneď začne znovu a ztratí sa — Ondráš sníva. Kto by mu nezávidel? Nestará sa o ženu, o deti, o statok, o dom, o gazdovstvo — o nič. Tak mu je, ako v raji.</text:span></text:span></text:p>
        <text:p text:style-name="P11"><text:span text:style-name="CharStyle10"><text:span text:style-name="T24">Je husárom; no nevidno koňa, že by sa pri ňom pásol, ani uniformy, že by zatušovala nedostatky, ktoré od matky-prírody pochodia. Miesto toho vidno po celom boku rozlezené jeho</text:span></text:span><text:span text:style-name="CharStyle16"><text:span text:style-name="T24"> </text:span></text:span><text:span text:style-name="CharStyle10"><text:span text:style-name="T24">husi, vo väčších-menších kŕdľoch. Husacia respublika nechce husára uznať za svojho svrchovaného pána — len keď musí. No a on veru ani nepomyslí na to, aby im chcel bez poriadku vôľu lomiť: stálo by ho to mnoho práce, a výsledku by nebolo nijakého. Zavrátené husi o krátky otčenáš rozliezly by sa zas po celom boku a husár mohol by zas zavracať.</text:span></text:span></text:p>
        <text:p text:style-name="P11"><text:span text:style-name="CharStyle10"><text:span text:style-name="T24">Nuž dobre má, keď sa vyvaľuje, to je i tak len jediná prednosť jeho stavu. Dosť sa natlčie po domoch sem a ta — keď je v poli, aspoň vtedy nech si pohovie. V dedine ho i tak strcajú z kúta do kúta — všetkým zavadzia. Tu v poli nezavadzia nikomu, iba ak by tráve, na ktorej leží, že by jej odnímal svetlo. No do jasene — Bože môj — ešte i tá ztrata vynahradí sa jej.</text:span></text:span></text:p>
        <text:p text:style-name="P11"><text:span text:style-name="CharStyle10"><text:span text:style-name="T24">Ondráš Machuľa je veru biedny tvor boží. Kto len pozre naň, musí ho poľutovať. Ako by Stvoriteľ chcel vzbudiť v ľuďoch obdiv, zasypúc ho všetkými nedostatky. Hlava veľká, krytá ostrými vlasmi, ktoré svojou nepoddajnosťou ponášajú sa na zvieraciu srsť. Čelo nízke, oči neobyčajne malé, lícne kosti vypuklé, nos rozplaštený na kabáč a ústa široké. Postava malá, nevyvinutá, shrbená. Keď kráča, ruky mu vopred celembajú, ako cepy — celý človek málo ponáša sa na človeka. Ľudia s útrpnosťou hľadia naň a s </text:span></text:span><text:span text:style-name="CharStyle10"><text:span text:style-name="T15">i</text:span></text:span><text:span text:style-name="CharStyle10"><text:span text:style-name="T24">stou šetrnosťou chovajú sa k nemu, ako k malému </text:span></text:span><text:soft-page-break/><text:span text:style-name="CharStyle10"><text:span text:style-name="T24">slabému dieťaťu. Len on sám nepokladá sa za mrzáka, spokojný je sám so</text:span></text:span><text:span text:style-name="CharStyle15"><text:span text:style-name="T24"> </text:span></text:span><text:span text:style-name="CharStyle10"><text:span text:style-name="T24">sebou, nikdy nezareptal proti svojmu osudu a biede. Ba zdá sa, že sám seba drží za pekného, lebo často zastane na brehu močidla a márnivo prizerá sa do nečistej hladiny jeho. Vkus má, zná rozoznať pekné od mrzkého — no o svojej osobe predpojato súdi. Nuž, je človek.</text:span></text:span></text:p>
        <text:p text:style-name="P11"><text:span text:style-name="CharStyle10"><text:span text:style-name="T24">Rodičia jeho boli veľmi hodní lenoveckí hospodári. Každý ich rád videl, ako hodných, snášanlivých ľudí. Nikto ani zlého slova o nich nevedel. I veľmi ich ľutoval každý, keď narodil sa im tento syn, Ondráš. V dedine začalo sa pošuškávať, že im ho striga vymenila za pekné, podarené dieťa. Iní zas vytýkali šestinedieľke, že načo sa na tom jarmaku na tú opicu zadívala...</text:span></text:span></text:p>
        <text:p text:style-name="P11"><text:span text:style-name="CharStyle10"><text:span text:style-name="T24">Machuľa zúfal, jeho žena mala životom zaplatiť pohľad na vlastné dieťa. No, chudinka, oddala sa pokorne do vôle božej a tým väčšou láskou privinula k srdcu dieťa svoje. Väčšmi ho milovala takto, ako keby </text:span></text:span><text:span text:style-name="CharStyle10"><text:span text:style-name="T15">b</text:span></text:span><text:span text:style-name="CharStyle10"><text:span text:style-name="T24">olo bývalo také, aké si ho predstavovala.</text:span></text:span></text:p>
        <text:p text:style-name="P11"><text:span text:style-name="CharStyle10"><text:span text:style-name="T24">Tým väčšmi odpadlo otcovi od srdca. Ten nemohol naň ani pozreť. Zakaždým zamrelo v ňom srdce, trápil ho žieravý bôľ. Často sedel zadumeno za stolom, oprúc hlavu o dlaň, tvár zakalená zlými myšlienkami, zúfalstvom. Žena neopovážila sa ho pýtať, čo mu je; dobre vedela, čo ho trápi. Raz osmelila sa mu povedať: „Jano, neželej si nič. To bola vôľa božia.“</text:span></text:span></text:p>
        <text:p text:style-name="P13"><text:span text:style-name="CharStyle10"><text:span text:style-name="T24">On pozrel na ňu tupo a do jeho hlasu</text:span></text:span><text:span text:style-name="CharStyle15"><text:span text:style-name="T24"> </text:span></text:span><text:span text:style-name="CharStyle10"><text:span text:style-name="T24">zamiešal sa i tón hnevu, ktorého žena ešte nikdy nepocítila od neho. S tajeným bôľom vykríkol: „Ako by si neželel, keď mám nie dieťa, ale — — Ach, čo“ — a máchnul rukou — „to nie dieťa. Všetci ľudia smejú sa na mne — na očiach im vidno, ako sa radujú z môjho nešťastia. Dobre sa mi srdce nepukne. Radujú sa mi za chrbtom — myslia, že ja nevidím ďalej od nosa.“</text:span></text:span></text:p>
        <text:p text:style-name="P11"><text:span text:style-name="CharStyle10"><text:span text:style-name="T24">„Nik sa ti nesmeje — nie! Veď sú azda nie pohani, aby sa z tvojho nešťastia smiali.“</text:span></text:span></text:p>
        <text:p text:style-name="P11"><text:span text:style-name="CharStyle10"><text:span text:style-name="T24">Jano vypukol v zúfalý smiech. „Ha-ha-ha! Vraj nesmeje! Tebe dobre povedať, nesmeje, keď sa ani neukážeš medzi svetom — nesmeje! Šla by si len do poľa, ako ja, alebo ku kováčovi: veru videla by si, ako sa nesmeje! A čo by sa nesmial rodič, čo má pekné dieťa, na rodičovi, čo má nepodarené! Bože, keby ja mal dieťa, ako som si žiadal! Ach...“ Bolestný ston jeho otriasol celou dušou ženy. No vzmužila sa, podišla k nemu: znala ho ako dobrú, mäkkú dušu, prístupnú múdremu, láskavému slovu.</text:span></text:span></text:p>
        <text:p text:style-name="P11"><text:soft-page-break/><text:span text:style-name="CharStyle10"><text:span text:style-name="T24">„Vidíš, ja ho i takto rada vidím: veď predsa je len tvor boží. </text:span></text:span><text:span text:style-name="CharStyle10"><text:span text:style-name="T15">I</text:span></text:span><text:span text:style-name="CharStyle10"><text:span text:style-name="T24"> ty privykneš k nemu, najtiaž ho vziať na ruky. Jano, probuj... veď si mu otec...“</text:span></text:span></text:p>
        <text:p text:style-name="P11"><text:span text:style-name="CharStyle10"><text:span text:style-name="T24">„Nie, Zuza, nie! Choď — nemôžem. Vidí Boh i svet — nemôžem. Len pomyslím naň, a už dobre mi srdce nepukne. Ako by ho vzal na ruky? Bolo by azda lepšie, keby ho ani nebolo.“</text:span></text:span></text:p>
        <text:p text:style-name="P11"><text:span text:style-name="CharStyle10"><text:span text:style-name="T24">Zuza strnula, jej srdce zmietalo sa bôľom. Náruživým, mocným hlasom napomínala ho: „Nerúhaj sa Bohu, Jano! Dosiaľ sme len dobré veci prijímali od neho — a pre jednu zlú mali by sme sa mu už rúhať? Nie — čo na nás dopustil, budeme trpelivo niesť.“</text:span></text:span></text:p>
        <text:p text:style-name="P11"><text:span text:style-name="CharStyle10"><text:span text:style-name="T24">„Ale všetky tie dobré veci sto ráz by opustil, keby sa toto nebolo stalo — sto ráz! Čo mi je zo všetkého, že mám všetkého dosť: keď to nemám komu nechať?“</text:span></text:span></text:p>
        <text:p text:style-name="P11"><text:span text:style-name="CharStyle10"><text:span text:style-name="T24">„No, nám ľu</text:span></text:span><text:span text:style-name="CharStyle10"><text:span text:style-name="T15">ďo</text:span></text:span><text:span text:style-name="CharStyle10"><text:span text:style-name="T24">m nikdy sa nevyhovie. Keby sa ti teraz naplnila žiadosť a za to keby ti Boh odňal dom, pole, lúky, statok, živnosť, zdravie: povedz, či by si sa mu zas nerúhal: že ti je z pekného syna nič, keď mu nemáš čo nechať? Ja viem, že by si si zas žiadal, aby ti všetko prinavrátil, i syn aby bol taký, ako dnes. Ľudia pozerajú vždy len za tým, čoho nemajú. To, čo majú, neváža si ani mak.“</text:span></text:span></text:p>
        <text:p text:style-name="P11"><text:span text:style-name="CharStyle10"><text:span text:style-name="T24">Jano bol premožený, nemohol odpovedať ani slova. Cítil, že žena má svätú pravdu a uhádla navlas, čo sa deje v ňom. No práve to dopálilo ho. Nemohol zniesť v tomto bode poučenia od ženy; k bôľu pridružila sa i urazená ňou pýcha jeho. Oko blúdilo nepokojne po izbe, prijalo výraz tvrdosti. Búšil dvermi a rozč</text:span></text:span><text:span text:style-name="CharStyle10"><text:span text:style-name="T15">u</text:span></text:span><text:span text:style-name="CharStyle10"><text:span text:style-name="T24">lený, rozhnevaný odišiel.</text:span></text:span></text:p>
        <text:p text:style-name="P11"><text:span text:style-name="CharStyle10"><text:span text:style-name="T24">V krčme hľadal úlevu — po prvý raz.</text:span></text:span></text:p>
        <text:p text:style-name="P11"><text:span text:style-name="CharStyle10"><text:span text:style-name="T24">Už bola tvrdá noc, keď dotackal sa domov. Žena vlastným očiam neverila, že by to bolo</text:span></text:span><text:span text:style-name="CharStyle16"><text:span text:style-name="T24"> </text:span></text:span><text:span text:style-name="CharStyle10"><text:span text:style-name="T24">možné — veď to nie on, jej Jano. S utajeným dychom sledovala každý jeho krok. No on netrápil sa ani o ženu, ani o nikoho. Ustatý hodil sa za stôl na lavicu a šomral čosi nesrozumiteľného pomedzi zuby. Ševelil sa na svojom mieste, ale žiadaný spánok nechodil. Dieťa v plachte pohlo sa a začalo plakať. Matka hneď skočila k nemu a hľadela ho učičíkať.</text:span></text:span></text:p>
        <text:p text:style-name="P11"><text:span text:style-name="CharStyle10"><text:span text:style-name="T24">„No — čože nespíš? Ľahni a spi! Nech sa ziape, ak chce, i do rána...“</text:span></text:span></text:p>
        <text:p text:style-name="P11"><text:span text:style-name="CharStyle10"><text:span text:style-name="T24">„Ľahni si i ty, Jano. Už je noc.“</text:span></text:span></text:p>
        <text:p text:style-name="P11"><text:span text:style-name="CharStyle10"><text:span text:style-name="T24">„Ja? Oj, nie... nemám sna — tu mi je dobre... daj mi pokoj — oj, pokoj...“</text:span></text:span></text:p>
        <text:p text:style-name="P11"><text:span text:style-name="CharStyle10"><text:span text:style-name="T24">Ostatné slová povedal už z polosna. Jednou nohou stál ešte v skutočnosti, druhá kráčala tajinami ríše, vybájenej živou fantáziou. Ako by sa mu vysmievať chcela, </text:span></text:span><text:soft-page-break/><text:span text:style-name="CharStyle10"><text:span text:style-name="T24">pobúrená rodinným nešťastím a užitým nápojom, vykuzľovala mu sladké preludy, v ktorých povedomie vždy viac a viac tratilo sa. Z krásnych snov vytrhol ho výkrik dieťaťa, ktoré práve dnes nespokojne spalo. Jano skočil na nohy a poberal sa k žene. Čosi hrozného jej zašeptal. Ona s úžasom vykríkla:</text:span></text:span></text:p>
        <text:p text:style-name="P11"><text:span text:style-name="CharStyle10"><text:span text:style-name="T24">„Pre Boha — Jano! Choď — choď! Nevzťahuj ruky na pacholiatko!...“</text:span></text:span></text:p>
        <text:p text:style-name="P11"><text:span text:style-name="CharStyle10"><text:span text:style-name="T24">Jano podvihol dieťa z plachty a držal ho v náručí. No nedíval sa naň s láskou. Jeho tvár vyrážala skôr surovosť, jed — bôľ. Matka, tušiac nebezpečie, skočila k nemu a vychytila mu ho</text:span></text:span><text:span text:style-name="CharStyle16"><text:span text:style-name="T24"> </text:span></text:span><text:span text:style-name="CharStyle10"><text:span text:style-name="T24">z rúk. On sa potočil až k stolu, zadivený hľadiac za ňou: ona jako bola, prostovlasá, bosá, utiekla s dieťaťom k staršej sestre.</text:span></text:span></text:p>
        <text:p text:style-name="P11"><text:span text:style-name="CharStyle10"><text:span text:style-name="T24">Jano vyvalil sa na lavicu a spal až do bieleho rána. Keď sa zobudil, hlava bola mu ako prázdna — nepamätal sa na nič čisto, ale neprítomnosť ženina a prázdna plachta, zavesená pod povalou, upravily jeho myšlienky do pravej koľaje. Ženy i dieťaťa bolo mu ľúto; zaplakal nad svojím skutkom; ľutoval ho, no nešiel po ňu, zavolať ju nazad do domu. Sám nevedel, čo, — ale čosi mu bránilo. Zostal sám. Nemá mu kto ani navariť, ani poriadiť — ako smutno mu doma! Prichlopil dvere a šiel sa zas potešiť, kde bol včera.</text:span></text:span></text:p>
        <text:p text:style-name="P11"><text:span text:style-name="CharStyle10"><text:span text:style-name="T24">Tak trvalo rok — dva. Jano privyknul tomuto životu; viac býval v krčme, než doma. Prišiel o to málo neveľa, čo mu otec nechal; i nemusel sa trudiť, komu to zas po svojej smrti oddá. V dedine nemal kde hlavy skloniť — pred zimou utiahol sa do pálenice. Tam dostane toho občerstvenia, koľko sa len uráči duši jeho. V jar ztratil sa i z pálenice — nezostalo po ňom ani slychu, ani vidu. Bude akiste v Pešti, a tam niekde potuluje sa, ak mu pálenka ešte nepostlala.</text:span></text:span></text:p>
        <text:p text:style-name="P11"><text:span text:style-name="CharStyle10"><text:span text:style-name="T24">Zuza bývala u sestry. Keď odučila dieťa, chodila na zárobky. Ale celý život jej už bol zhorčený; jej, potupenej žene i matke. Vyhýbala ľuďom, ako len mohla; urážku i tam videla, kde jej nebolo. Konečne smrť sprostila ju všetkých útrap života. Chlapec zostal pod opaterou totky.</text:span></text:span></text:p>
        <text:p text:style-name="P11"><text:span text:style-name="CharStyle10"><text:span text:style-name="T24">A nemalo biedy. Matersky ho riadila, i do školy vyprávala. A chlapec dobre sa učil; bolo znať na ňom, že predsa i v tom nekrásnom tele sídli duša, duša ako i u ostatných. A toto bolo bohatou potechou starostlivej totke — i odplatou.</text:span></text:span></text:p>
        <text:h text:style-name="P29" text:outline-level="1"><text:span text:style-name="CharStyle18"><text:span text:style-name="T24"/></text:span></text:h>
        <text:h text:style-name="P30" text:outline-level="1"><text:bookmark-start text:name="bookmark0"/><text:span text:style-name="CharStyle18"><text:span text:style-name="T24">II.</text:span></text:span><text:bookmark-end text:name="bookmark0"/></text:h>
        <text:p text:style-name="P11"><text:span text:style-name="CharStyle10"><text:span text:style-name="T24"/></text:span></text:p>
        <text:p text:style-name="P14"><text:span text:style-name="CharStyle10"><text:span text:style-name="T24">Ondráš má už dvadsať rokov, ba vyše; totkina nádeja, ktorú hneď od útleho veku </text:span></text:span><text:soft-page-break/><text:span text:style-name="CharStyle10"><text:span text:style-name="T24">jeho prechovávala, že ďalší vývin napraví prírodnú chybu, nesplnila sa. Vady nielen že sa neumenšovaly, ale s roka na rok väčšmi sa tisly na povrch. Jeho telo bolo veľmi slabé, inej práce, okrem pasenia husí, neschopné. Rozsudok ďaleko pokuľhával za vekom — len pamäť a zvlášte fantázia rozvíjajú sa, a to na úkor prirodzeného rozsudku a rozumu. Ak rieši niečo, to je vždy detinské. Čo robí, to má i teraz náter chlapeckosti na sebe. Totka i ľudia nakladajú s ním dosiaľ ako s nedospelcom. Žije osamotele, bez človeka, bez srdca, ktoré by mu rozumelo. Vrstovníci od malička stránia sa ho — medzi deťmi má ešte najviac známych priateľov. S tými skoro najlepšie výnde, lebo tie mu cele rozumejú. Často prekvapia ho v kŕdli na poli a on zabáva sa s nimi pri jarčeku. Vodu narazí</text:span></text:span><text:span text:style-name="CharStyle15"><text:span text:style-name="T24"> </text:span></text:span><text:span text:style-name="CharStyle10"><text:span text:style-name="T24">na žľaby, urobené zo zoschnutej kôry, pod ne dá vŕbový prútik, cez ktorý krížom pretiahnuté sú neširoké doštičky — a mlynček už mele. Ak sa dielo zdarí, tlieska s deťmi rukama a výska spolu s nimi. Vie i rozprávočky pekné — deti počúvajú ho so zatajeným dychom. A to púta ho k nim: rád je, že i on má ríšu, v ktorej vládne, s tým väčšou záľubou im rozpráva a deti tým väčšmi ľnú k nemu.</text:span></text:span></text:p>
        <text:p text:style-name="P11"><text:span text:style-name="CharStyle10"><text:span text:style-name="T24">No dnes dáva mlynčeku pokoj. Je sám — a samotného zábavka neteší. Dobre mu i ležať, a to na zelenej pažiti. Myseľ jeho lieta boh vie kade. Vidí seba v rytierskych šatách kráčať k zámku na stračej nôžke. Prestoj</text:span></text:span><text:span text:style-name="CharStyle10"><text:span text:style-name="T17">í</text:span></text:span><text:span text:style-name="CharStyle10"><text:span text:style-name="T24"> boj s drakom, a mačka, jediná obyvateľka zámku, premení sa v kňažnú. Hľa, padá mu vôkol hrdla a prisahá večnú — večnú lásku. Ako by sa neusmieval? Či len on má vyvrhnúť túžby po blahu zo svojej hrudi? Usmieva sa, no to nie úsmev, ale úškľabok, zošklivujúci ešte väčšmi jeho tvár.</text:span></text:span></text:p>
        <text:p text:style-name="P11"><text:span text:style-name="CharStyle10"><text:span text:style-name="T24">Na čelo mu sadla mucha; ačpráve cíti, ako mu po ňom orie, neodháňa jej. Myslí, že dostačí svraštenie a vystretie čela. Mucha podletí, no o chvíľu sa vráti a opakuje svoje dielo. Ondráš necíti ničoho — sníva ďalej.</text:span></text:span></text:p>
        <text:p text:style-name="P11"><text:span text:style-name="CharStyle10"><text:span text:style-name="T24">Mucha sadla mu na líce — i cítiť, ako prevŕha sa po riedkom strnisku jeho brady. To ho dopálilo. Vystre ruku a celou dlaňou prikryje líce. Muchy nedolapil — spasila sa zavčasu. A Ondráš sníva a sníva ďalej a ďalej.</text:span></text:span></text:p>
        <text:p text:style-name="P11"><text:span text:style-name="CharStyle19"><text:span text:style-name="T24">Či dlho ležal a sníval, nezná. Iba vytrhly ho ľahké krôčky — ani tráva neohla sa pod nimi. Ondráš obzrel by sa: kto to; no ťažko zdvihnúť hlavu. Akiste nejaký chlapec ide — o mlynček. Dnes mohol veru len doma ostať. Ondráš nebude robiť mlynčeka, čo by to bol hneď chlapec rychtárov. Veď tá kňažná tak pekne usmieva sa mu! Čo je desať mlynov — nie mlynčekov, ale mlynov oproti tomu úsmevu!</text:span></text:span></text:p>
        <text:p text:style-name="P11"><text:soft-page-break/><text:span text:style-name="CharStyle19"><text:span text:style-name="T24">Kroky zavznievaly smerom k nemu. Ondráš zažmúril oči; tváril sa, že spí. Cez v</text:span></text:span><text:span text:style-name="CharStyle19"><text:span text:style-name="T17">í</text:span></text:span><text:span text:style-name="CharStyle19"><text:span text:style-name="T24">čka na vlas pootvorené v neurčitých kontúrach videl postavu — no nie detskú. To je väčšie čosi. Hľa, shýba sa nad neho, i počuť mäkký, tichý hlas:</text:span></text:span></text:p>
        <text:p text:style-name="P11"><text:span text:style-name="CharStyle19"><text:span text:style-name="T24">„Ondráš — Ondráš!“</text:span></text:span></text:p>
        <text:p text:style-name="P11"><text:span text:style-name="CharStyle19"><text:span text:style-name="T24">Otvoril oči — ba vytreštil ich. Ten hlas — oj, ten hlas! Ani princeznin!</text:span></text:span></text:p>
        <text:p text:style-name="P11"><text:span text:style-name="CharStyle19"><text:span text:style-name="T24">„A si to ty, Zuzka?“</text:span></text:span></text:p>
        <text:p text:style-name="P11"><text:span text:style-name="CharStyle19"><text:span text:style-name="T24">Strojná hlavička prikývla mu — hlava Zuzky Bežanovie. Ondráš prižmúril oči — žiara toľkej krásy oslňovala ho. A nie div. Jej tvár jasná, červená jako ruža, keď slnce jej lístky ohreje. Dvoje modrých očú — ako by ta kus oblohy vložil — zádumčivo hľadely na Ondráša. Červené pery odokrývaly dva rady bielych perál. Ondrášovi zas zišla na um princezn</text:span></text:span><text:span text:style-name="CharStyle19"><text:span text:style-name="T17">y</text:span></text:span><text:span text:style-name="CharStyle19"><text:span text:style-name="T24">. Ani tá nebola krajšia, iba že šaty mala s hviezdičkami. Ale ani Zuzkine nie sú špatnejšie. Tá červená šatka na hrdle s tými strapci dodáva jej pôvabnosti spolu s bielymi nadurenými rukávy jej</text:span></text:span><text:span text:style-name="CharStyle15"><text:span text:style-name="T24"> </text:span></text:span><text:span text:style-name="CharStyle19"><text:span text:style-name="T24">oplecka. A to okrúhle rameno, ako by vyrástlo bolo z bielych záhybov rukáva. Ondráš s vytreštenými očami hľadel na milý zjav: myslel, že je ešte pred stračacím zámkom.</text:span></text:span></text:p>
        <text:p text:style-name="P11"><text:span text:style-name="CharStyle19"><text:span text:style-name="T24">Zuzka, nebadajúc, čo sa s ním deje, rezko ponúkla ho: „No, vstaň chytro a jedz!“</text:span></text:span></text:p>
        <text:p text:style-name="P11"><text:span text:style-name="CharStyle19"><text:span text:style-name="T24">„Aha — aha!“ Len teraz dovtípil sa, že to nie kňažná, ale Zuzka. Ona neprišla, aby ho vôkol hrdla objala a do stračieho zámku voviedla, ale doniesla mu jesť. Mal vyjednané od mladých husí po groši a od starýg po dva — pritom, kým paša trvá, chovu z dom’ do domu. Dnes chová sa u Bežanov: Zuzka mu priniesla obed.</text:span></text:span></text:p>
        <text:p text:style-name="P11"><text:span text:style-name="CharStyle19"><text:span text:style-name="T24">Keď jesť, nuž — jesť. Tvár prestala mu žiariť, zatiahla sa, ako keď popred mesiac ľahký oblak prejde. Chytil dvojačky, hodiac na ich obsah skúmavý pohľad. Nepotešilo ho. Prečo neprišla Zuzka s prázdnou rukou a takým srdcom k nemu, ako oná princezn</text:span></text:span><text:span text:style-name="CharStyle19"><text:span text:style-name="T17">a</text:span></text:span><text:span text:style-name="CharStyle19"><text:span text:style-name="T24">? Prečo?</text:span></text:span></text:p>
        <text:p text:style-name="P11"><text:span text:style-name="CharStyle19"><text:span text:style-name="T24">„A čo ti je tak náhlo?“ spýtal sa chladným hlasom, bez nadšenia pozrúc na ňu.</text:span></text:span></text:p>
        <text:p text:style-name="P11"><text:span text:style-name="CharStyle19"><text:span text:style-name="T24">„Vidíš, čo je teraz!“ A pozdvihla v ruke pokovaný kosák, ukážuc ním protiležiaci bok, posiaty žencami.</text:span></text:span></text:p>
        <text:p text:style-name="P11"><text:span text:style-name="CharStyle19"><text:span text:style-name="T24">„Aha... i ty ideš... mhm, mhm!“ A chytro ukladal lyžku za lyžkou, že z dvojačiek úvalom ubývalo. Celý sa oddal dielu — na Zuzku ani nepozrel. Bolo znať na ňom, že neje len mechanicky, z obyčaje, ale celou dušou mešká pri</text:span></text:span><text:span text:style-name="CharStyle22"><text:span text:style-name="T24"> </text:span></text:span><text:span text:style-name="CharStyle10"><text:span text:style-name="T24">diele. Vyprázdnené dvojačky zaviazal do šatky a podal ich Zuzke.</text:span></text:span></text:p>
        <text:p text:style-name="P11"><text:span text:style-name="CharStyle10"><text:span text:style-name="T24">„Na! Už sú prázdne — a choď!“</text:span></text:span></text:p>
        <text:p text:style-name="P11"><text:span text:style-name="CharStyle10"><text:span text:style-name="T24">A utrel si rukávom ústa.</text:span></text:span></text:p>
        <text:p text:style-name="P11"><text:soft-page-break/><text:span text:style-name="CharStyle10"><text:span text:style-name="T24">Zuzka zbadala na ňom premenu, no nemohla si ju vysvetliť. Teraz tak chladno hľadí, a pred chvíľkou mala sa roztopiť pod žiarou jeho oka. Záhadu nechcela nerozriešenou nechať. Začala s okľukou: „Azda sa hneváš? Akiste obed nebol dobrý. Vieš, teraz pri robotách — musíš niečo i prepáčiť.“</text:span></text:span></text:p>
        <text:p text:style-name="P11"><text:span text:style-name="CharStyle10"><text:span text:style-name="T24">„No, veru — obed! Najedol som sa po-tiaľto!“ A preložil palec krížom cez hrdlo. Vidno, že nekládol váhu na to, aké je jedlo, ale či ho je dosť.</text:span></text:span></text:p>
        <text:p text:style-name="P11"><text:span text:style-name="CharStyle10"><text:span text:style-name="T24">„A predsa sa čosi hneváš.“</text:span></text:span></text:p>
        <text:p text:style-name="P11"><text:span text:style-name="CharStyle10"><text:span text:style-name="T24">„Ja? Ach, ja sa veru — nehnevám.“ Bolo poznať, že váhal tak určite upierať.</text:span></text:span></text:p>
        <text:p text:style-name="P11"><text:span text:style-name="CharStyle10"><text:span text:style-name="T24">Zuzku čosi hnalo vopred, nebola spokojná s výsledkom; nevedela, prečo zmenil svoje držanie. Mrzelo ju trochu i to, že tento bedár nekorí sa jej; ale vymyká sa z kruhu, v ktorom ona pôsobila prvej naň.</text:span></text:span></text:p>
        <text:p text:style-name="P11"><text:span text:style-name="CharStyle10"><text:span text:style-name="T24">„Nuž dobre, keď sa nehneváš — už ťa rada. Nafúkaných ľudí nerada vidím; lebo hneď chodia ako sud, keď im niečo na nos sadne.“</text:span></text:span></text:p>
        <text:p text:style-name="P11"><text:span text:style-name="CharStyle10"><text:span text:style-name="T24">Ondráša nahnevalo, že mu takto vraví. Ani je nie kňažnou, ani nič — i odseknul jej: „A veru nehľad... nepustím preto ani jednej slzy. Ako chceš!“</text:span></text:span></text:p>
        <text:p text:style-name="P11"><text:span text:style-name="CharStyle10"><text:span text:style-name="T24">„Veď ja viem — veď ja viem...“ a Zuzka falošne povzdychla. „Pyšný si veľmi — ani neozreš sa o mňa. Neviem, prečo — ale ani do dvora sa nám neobzreš, keď ženieš husi. Neviem...“ a, sklopiac svodné oči, malou nôžkou hrebla prsť.</text:span></text:span></text:p>
        <text:p text:style-name="P11"><text:span text:style-name="CharStyle10"><text:span text:style-name="T24">Ondráša to pohlo. „Princezna je — princezn</text:span></text:span><text:span text:style-name="CharStyle10"><text:span text:style-name="T17">a</text:span></text:span><text:span text:style-name="CharStyle10"><text:span text:style-name="T24">! Veru, princezna.“ Zajasal v duchu a podišiel k nej.</text:span></text:span></text:p>
        <text:p text:style-name="P11"><text:span text:style-name="CharStyle10"><text:span text:style-name="T24">„Nuž mrzí ťa to, mrzí? Azda väčšmi by ťa mrzelo, keby Jano Dúbravovie neozrel sa o teba.“</text:span></text:span></text:p>
        <text:p text:style-name="P11"><text:span text:style-name="CharStyle10"><text:span text:style-name="T24">Z jej očú šľahol plameň nenávisti na husára. Jej hlas zostril sa a pohnutím sa triasol: „Ten? Pre mňa môže — budem mať preto ľahkú hlavu.“</text:span></text:span></text:p>
        <text:p text:style-name="P11"><text:span text:style-name="CharStyle10"><text:span text:style-name="T24">„Azda ste sa pohnevali?“ Husár pootvoril ústa, čakajúc odpoveď. Zuzka namáhala sa tvrdým hlasom odpovedať, nadarmo. Ticho, skoro žiaľno prisvedčila.</text:span></text:span></text:p>
        <text:p text:style-name="P11"><text:span text:style-name="CharStyle10"><text:span text:style-name="T24">„Rozišli sme sa — nadobre.“ Utajený vzdych vydral sa jej z úst. Ondráš to pobadal. Bol rozochvený slasťou, že srdce dievčaťa otvára sa mu pomaly, záhyb za záhybom. Dôverne, úprimne pohliadol jej v tvár.</text:span></text:span></text:p>
        <text:p text:style-name="P11"><text:span text:style-name="CharStyle10"><text:span text:style-name="T24">„Neželej si, že ťa nevezme. Nebol by ťa ani hoden. Takej veru nikdy nedostane, a čo nohy po kolená zoderie.“</text:span></text:span></text:p>
        <text:p text:style-name="P11"><text:span text:style-name="CharStyle10"><text:span text:style-name="T24">Zuzke milé bolo počuť o sebe chválu, čo hneď z úst husárových. Nech tečie voda akými chce rúrami: len nech je čistá. Nech chváli kto</text:span></text:span><text:span text:style-name="CharStyle16"><text:span text:style-name="T24"> </text:span></text:span><text:span text:style-name="CharStyle19"><text:span text:style-name="T24">chce, len nech chváli. </text:span></text:span><text:soft-page-break/><text:span text:style-name="CharStyle19"><text:span text:style-name="T24">Polichotilo jej to — chcela ešte viac počuť.</text:span></text:span></text:p>
        <text:p text:style-name="P11"><text:span text:style-name="CharStyle19"><text:span text:style-name="T24">„Predo mnou hovoríš — ale potom! On tiež tak hovorieval...“ a mimovoľne vzdychla. Upadla v predošlý bolestný tón. Ondráš videl, že jej srdce puká — zamrzelo ho to.</text:span></text:span></text:p>
        <text:p text:style-name="P11"><text:span text:style-name="CharStyle19"><text:span text:style-name="T24">„A ty si želieš za ním. Neželej ty nič!“ Zuzke zaťal do živého, rana zakrvácala.</text:span></text:span></text:p>
        <text:p text:style-name="P12"><text:span text:style-name="CharStyle19"><text:span text:style-name="T24">„Ako by neželela: mňa opustil — má druhú.“</text:span></text:span></text:p>
        <text:p text:style-name="P15"><text:span text:style-name="CharStyle19"><text:span text:style-name="T24">Husárove líca zahorely. Už bol v jej moci. S nadšením vykríkol: „Neboj sa — ja ťa neopustím! Vieš, koľko ráz pošepol som ti v škole, keď si nevedela? Len tebe som pošepol; ty si bola zo všetkých najlepšia a rád som ťa videl. Raz ma i ubili pre to.“</text:span></text:span></text:p>
        <text:p text:style-name="P11"><text:span text:style-name="CharStyle19"><text:span text:style-name="T24">Už od dávna nepocítil, že by mu bola krv tak bystro prúdila, ako teraz. Hej — bol veru na väčšom úpeku, než kým ležal na slnci. Dievča usmialo sa mu a on už bol unesený tým úsmevom. Vo vrchnej gambe pocítil trhanie.</text:span></text:span></text:p>
        <text:p text:style-name="P11"><text:span text:style-name="CharStyle19"><text:span text:style-name="T24">„Šak pamätáš? A ty si tiež potom bočila — ani čo by sme sa neboli nikdy videli. A keď si sa sňala s tým Dúbravovie — to ma tak mrzelo! N</text:span></text:span><text:span text:style-name="CharStyle19"><text:span text:style-name="T17">o</text:span></text:span><text:span text:style-name="CharStyle19"><text:span text:style-name="T24"> ale je už aspoň dobre.“</text:span></text:span></text:p>
        <text:p text:style-name="P11"><text:span text:style-name="CharStyle19"><text:span text:style-name="T24">Zuzka dosiahla svojho cieľa: husár bol podmanený. Ale ona chcela sa pokochať v svojom víťazstve. Čosi hnalo ju ďalej — len ďalej.</text:span></text:span></text:p>
        <text:p text:style-name="P11"><text:span text:style-name="CharStyle19"><text:span text:style-name="T24">„Nuž a čo teraz?“</text:span></text:span></text:p>
        <text:p text:style-name="P11"><text:span text:style-name="CharStyle19"><text:span text:style-name="T24">Ondráša otázka zarazila. Nechápal, ako sa nemôže dovtípiť.</text:span></text:span></text:p>
        <text:p text:style-name="P11"><text:span text:style-name="CharStyle10"><text:span text:style-name="T24">„Teraz? Dopasiem a — soberieme sa. Pôjdeme pekne do fary, ohlášky sa napíšu. O katechismus na neboj — ja zodpoviem i za teba. A bude nám celý svet závideť.“</text:span></text:span></text:p>
        <text:p text:style-name="P11"><text:span text:style-name="CharStyle10"><text:span text:style-name="T24">Zuzka bola zas veselá — dobrá vôľa vrátila sa jej. Ondráš to vysvetľoval tým, že sa jej zapáčily jeho reči. No ona chcela si ešte zahrať s ním.</text:span></text:span></text:p>
        <text:p text:style-name="P11"><text:span text:style-name="CharStyle10"><text:span text:style-name="T24">„A jesť — čo budeme jesť?“</text:span></text:span></text:p>
        <text:p text:style-name="P11"><text:span text:style-name="CharStyle10"><text:span text:style-name="T24">„Jesť? Niečo len vypasiem — to nám bude dosť.“</text:span></text:span></text:p>
        <text:p text:style-name="P11"><text:span text:style-name="CharStyle10"><text:span text:style-name="T24">„Ale si moc prepásol. Koľko ti chybí husí?“</text:span></text:span></text:p>
        <text:p text:style-name="P11"><text:span text:style-name="CharStyle10"><text:span text:style-name="T24">„Ani jedna. Uver: ani jedna.“ A položil si na prse dlaň.</text:span></text:span></text:p>
        <text:p text:style-name="P11"><text:span text:style-name="CharStyle10"><text:span text:style-name="T24">„A Fialovie hus — kde sa dela? Tebe dávajú vinu, aj Rúbalovci žalujú sa na teba.“</text:span></text:span></text:p>
        <text:p text:style-name="P11"><text:span text:style-name="CharStyle10"><text:span text:style-name="T24">Husár počúval bez slova — potom sa dobrácky usmial.</text:span></text:span></text:p>
        <text:p text:style-name="P11"><text:span text:style-name="CharStyle10"><text:span text:style-name="T24">„Fialovie hus! keď zašla do hory. Bolo jej ta nechodiť — mohla už mať rozum! A Rúbalovie prišla domov — to viem zjavne. Videl som ju, ako cestou zametala. Ale musela im zo dvora ujsť — nebolo jej nikdy dosť. Zašla niekde do zadu — otrovili ju. A teraz na mňa zvaľujú.“</text:span></text:span></text:p>
        <text:p text:style-name="P11"><text:soft-page-break/><text:span text:style-name="CharStyle10"><text:span text:style-name="T24">„Nuž jesť by už len bolo čo: ale kde bývať?“</text:span></text:span></text:p>
        <text:p text:style-name="P11"><text:span text:style-name="CharStyle10"><text:span text:style-name="T24">„No veru! U totky, tam je hodná komora. Bude nám dobre.“</text:span></text:span></text:p>
        <text:p text:style-name="P11"><text:span text:style-name="CharStyle10"><text:span text:style-name="T24">„Ja — ale ja nechcem sa po cudzích domoch potulovať. Ja sa chcem len svojho držať.“</text:span></text:span></text:p>
        <text:p text:style-name="P11"><text:span text:style-name="CharStyle10"><text:span text:style-name="T24">„Dobre — vystavím... malý domček.“</text:span></text:span></text:p>
        <text:p text:style-name="P11"><text:span text:style-name="CharStyle10"><text:span text:style-name="T24">„A v čom pôjdeš na sobáš?“</text:span></text:span></text:p>
        <text:p text:style-name="P11"><text:span text:style-name="CharStyle10"><text:span text:style-name="T24">„V čom? Mám v čom.“ A husár obzeral svoje šaty, ktoré ani zanova nezodpovedaly lenoveckému kroju: boly cele také, ako čo chlapcom v desiatom roku šijú — lenže zafarbené. </text:span></text:span><text:span text:style-name="CharStyle10"><text:span text:style-name="T17">I</text:span></text:span><text:span text:style-name="CharStyle10"><text:span text:style-name="T24"> to na kolene bola veľká trhlina.</text:span></text:span></text:p>
        <text:p text:style-name="P11"><text:span text:style-name="CharStyle10"><text:span text:style-name="T24">„Musíš mať háby, ako iní mládenci.“</text:span></text:span></text:p>
        <text:p text:style-name="P11"><text:span text:style-name="CharStyle10"><text:span text:style-name="T24">„Dá mi ušiť totka — keď dopasiem. Povedala, že mi kúpi aj kožuštek.“</text:span></text:span></text:p>
        <text:p text:style-name="P11"><text:span text:style-name="CharStyle10"><text:span text:style-name="T24">„Ale peniaze musíš mať na živnosť. Ha-ha-ha!“ Zuzka zasmiala sa na jeho rozpakoch, že ho vohnala tak do úzkeho, i pobrala sa preč.</text:span></text:span></text:p>
        <text:p text:style-name="P11"><text:span text:style-name="CharStyle10"><text:span text:style-name="T24">„Ty — neutekaj! Pozajtre je sobota: prídem si po pero.“</text:span></text:span></text:p>
        <text:p text:style-name="P11"><text:span text:style-name="CharStyle10"><text:span text:style-name="T24">„Nie — pozajtre nie. Veď ti ja poviem, keď budeš mať prísť. Ešte nechtík nekvitne. Vieš?“</text:span></text:span></text:p>
        <text:p text:style-name="P11"><text:span text:style-name="CharStyle10"><text:span text:style-name="T24">Ondráš sa uspokojil.</text:span></text:span></text:p>
        <text:p text:style-name="P11"><text:span text:style-name="CharStyle10"><text:span text:style-name="T24">„Dobre — dobre!“</text:span></text:span></text:p>
        <text:p text:style-name="P11"><text:span text:style-name="CharStyle10"><text:span text:style-name="T24">Zuzka strmým krokom odišla. Ondráš dlho pozeral za ňou — páčila sa mu. „Hm... bude z nej žena! Dobrá robotnica. Chôdzu má ani granatier — nám dvom bude svedčať. A Dúbravovie — ale čo, ten jej je nie hoden! A ona sa mi prizná... hm, hm...“</text:span></text:span></text:p>
        <text:p text:style-name="P11"><text:span text:style-name="CharStyle10"><text:span text:style-name="T24">A husár do večera nerozmýšľal o inom, len o princezn</text:span></text:span><text:span text:style-name="CharStyle10"><text:span text:style-name="T17">e</text:span></text:span><text:span text:style-name="CharStyle10"><text:span text:style-name="T24">, ktorú už našiel — ale v skutočnosti. Zámok na stračej</text:span></text:span><text:span text:style-name="CharStyle23"><text:span text:style-name="T24"> </text:span></text:span><text:span text:style-name="CharStyle10"><text:span text:style-name="T24">nôžke nekrúti sa už, zastal. Nebolo mu treba ani dupnúť naň.</text:span></text:span></text:p>
        <text:p text:style-name="P7"><text:span text:style-name="CharStyle15"><text:span text:style-name="T24"/></text:span></text:p>
        <text:p text:style-name="P10"><text:span text:style-name="CharStyle15"><text:span text:style-name="T17">III.</text:span></text:span></text:p>
        <text:p text:style-name="P10"><text:span text:style-name="CharStyle15"><text:span text:style-name="T17"/></text:span></text:p>
        <text:p text:style-name="P11"><text:span text:style-name="CharStyle10"><text:span text:style-name="T24">Husárova totka bývala v poriadnom domčeku v prostred dediny. Je už vdova — a to pobožná vdova. Nezameškala by jednej nedele, a čo by mala kolenačky ísť. A to jej dodáva v obci veľkej vážnosti, lebo ona i robí tak, ako i hovorí. Neopustí núdzneho, a čo by sama sebe mala utrhnúť. Ale za to prezre svojím skúmavým okom každého žobráka a ak vidí, že je ešte schopný práce, nedá mu nič, len obleje </text:span></text:span><text:soft-page-break/><text:span text:style-name="CharStyle10"><text:span text:style-name="T24">ho ešte takou vriacou polievkou jazykovou, že žobrák ani nevie, na ktorú nohu stupiť, idúc z jej dvora. A to vo všetkom je takáto akurátna, vysoko stojí nad všetkými ženami v Lenovci. Ľudia uznávajú jej nadvládu a chránia sa jej jazyka. Z úcty volajú ju v celej dedine totkou.</text:span></text:span></text:p>
        <text:p text:style-name="P11"><text:span text:style-name="CharStyle10"><text:span text:style-name="T24">Len v svojom vlastom dome nemôže nič vykonať. Inde na čo sa podoberie, to i vykoná — no doma nemožno. Predmetom jej ostrého jazyka býva Ondráš. Čo sa mu naduplikuje — a to všetko darmo, ani čo by hrach na stenu sypal. On nezohne šije svojej pred ňou, jeho netečnosti nedotkne sa ani pekné, ani špatné slovo — nič. Iný na jej mieste bol by prestal perly do blata hádzať a vodu do koša liať — no jej energičná povaha nemôže strpeť nijakého odporu, robí nové a nové pokusy.</text:span></text:span></text:p>
        <text:p text:style-name="P11"><text:span text:style-name="CharStyle10"><text:span text:style-name="T24">No márna práca mechúr do </text:span></text:span><text:span text:style-name="CharStyle10"><text:span text:style-name="T17">v</text:span></text:span><text:span text:style-name="CharStyle10"><text:span text:style-name="T24">ody tisnúť a</text:span></text:span><text:span text:style-name="CharStyle15"><text:span text:style-name="T24"> </text:span></text:span><text:span text:style-name="CharStyle10"><text:span text:style-name="T24">ešte márnejšia Ondráša chcieť preinačiť. Machuľa bude Machuľou — kým len jedna vrana kvákať bude.</text:span></text:span></text:p>
        <text:p text:style-name="P11"><text:span text:style-name="CharStyle10"><text:span text:style-name="T24">Totka práve prišla zo žatvy a ustatá odpočíva si na podstene. Tu kde sa vezme, tu sa vezme — milý Ondráš vojde do dvora. Jeho tvár nakrívená úsmevom. Vidno, že príroda určila ho k biede, strádaniu — tento úsmev mu tak nesvedčí! Totka zvedavo pozerá naň, cítiac, že nesie akúsi dobrú novinu.</text:span></text:span></text:p>
        <text:p text:style-name="P11"><text:span text:style-name="CharStyle10"><text:span text:style-name="T24">„Totka — keby ste vedeli!“</text:span></text:span></text:p>
        <text:p text:style-name="P11"><text:span text:style-name="CharStyle10"><text:span text:style-name="T24">„Keby som vedela — nemusel by si mi povedať.“</text:span></text:span></text:p>
        <text:p text:style-name="P11"><text:span text:style-name="CharStyle10"><text:span text:style-name="T24">„Nuž poviem vám čosi.“</text:span></text:span></text:p>
        <text:p text:style-name="P11"><text:span text:style-name="CharStyle10"><text:span text:style-name="T24">„No!“ posmeľovala ho ona. Ondráš oblapil jej hrdlo a detinsky pritúlil sa k nej. Jej srdce pohlo sa nad ním — oteplelo, zahorelo k nemu láskou, materskou láskou. Keď takto túleval sa k nej, zišla jej vše na um nebohá sestra, ako na smrteľnej posteli odporúčala jej svoje jediné, nešťastné dieťa... Oči jej zvlhly — pohladila parobka po jeho drsných vlasoch. I posmelila ho ešte raz: „No — veď už len povedz, ak je niečo dobrého.“</text:span></text:span></text:p>
        <text:p text:style-name="P11"><text:span text:style-name="CharStyle10"><text:span text:style-name="T24">„Čidali že dobré! Idem sa ženiť.“</text:span></text:span></text:p>
        <text:p text:style-name="P11"><text:span text:style-name="CharStyle10"><text:span text:style-name="T24">„Čo ti zas máta v hlave? Že-e-niť?“</text:span></text:span></text:p>
        <text:p text:style-name="P11"><text:span text:style-name="CharStyle10"><text:span text:style-name="T24">„Hej, ženiť“ — prisvedčil s dôrazom Ondráš.</text:span></text:span></text:p>
        <text:p text:style-name="P11"><text:span text:style-name="CharStyle10"><text:span text:style-name="T24">„A koho berieš — či metlu?“</text:span></text:span></text:p>
        <text:p text:style-name="P11"><text:span text:style-name="CharStyle10"><text:span text:style-name="T24">„Zuzku Bežanovie.“</text:span></text:span></text:p>
        <text:p text:style-name="P11"><text:span text:style-name="CharStyle10"><text:span text:style-name="T24">„Nože ma, prosím ťa, nejeduj. Zuzku Bežanovie! To len tak — Zuzku Bežanovie. Za teba, synku, ani cigánka nepôjde — nie to Zuzka Bežanovie. Čo si to len zas nabral na tej paši do hlavy! Povedala som ti, aby si tam nemilobohu nevylihoval, ale </text:span></text:span><text:soft-page-break/><text:span text:style-name="CharStyle10"><text:span text:style-name="T24">aby si si radšej z Nového Zákona niečo prečítal. Zuzku Bežanovie!“ A totka bola už tam. Z jej hlasu všetka mäkkosť zmizla. Ondráš len ešte prisviedčal.</text:span></text:span></text:p>
        <text:p text:style-name="P5"><text:span text:style-name="CharStyle10"><text:span text:style-name="T24">„Hej! Zuzka... pôjde za mňa — povedala.“</text:span></text:span></text:p>
        <text:p text:style-name="P8"><text:span text:style-name="CharStyle10"><text:span text:style-name="T24">„lba ak jej rozum za sáru padol!“</text:span></text:span></text:p>
        <text:p text:style-name="P11"><text:span text:style-name="CharStyle10"><text:span text:style-name="T24">„Ona povedala. Len čo dopasiem, bude sobáš.“</text:span></text:span></text:p>
        <text:p text:style-name="P11"><text:span text:style-name="CharStyle10"><text:span text:style-name="T24">„Veď ťa on starý osobáši! Ale papekom! Že mi to v dedine nikomu nepovieš, lebo stihne niečo dopočuť — tylom ti jazyk vytiahne.“</text:span></text:span></text:p>
        <text:p text:style-name="P11"><text:span text:style-name="CharStyle10"><text:span text:style-name="T24">„Ale keď Zuzka chce...“</text:span></text:span></text:p>
        <text:p text:style-name="P12"><text:span text:style-name="CharStyle10"><text:span text:style-name="T24">„Povedám, že sa mu rozum čistí. Len si rozváž: ako by chcela teba Zuzka? Gazdovské dievča žobráka, najkrajšie dievča — strašidlo! Pozri len, aký si! Ani žobrák takto nechodí.“</text:span></text:span></text:p>
        <text:p text:style-name="P15"><text:span text:style-name="CharStyle10"><text:span text:style-name="T24">„Ale už nebudem — odo dneška!“</text:span></text:span></text:p>
        <text:p text:style-name="P11"><text:span text:style-name="CharStyle10"><text:span text:style-name="T24">„A ty — vieš ty, kto si tú vezme? Už je v sľuboch s Janom Dúbravovie. Na jar pomáhal u Bežanov orať — i teraz tam kosí. Nuž tá by azda Dúbravovie nechala a teba chcela!“</text:span></text:span></text:p>
        <text:p text:style-name="P11"><text:span text:style-name="CharStyle10"><text:span text:style-name="T24">„Už sa rozišli. Že ho nechce.“</text:span></text:span></text:p>
        <text:p text:style-name="P11"><text:span text:style-name="CharStyle10"><text:span text:style-name="T24">„Kto ti to len natrúbil? Povedz ty mne, ale spravedlivú pravdu.“</text:span></text:span></text:p>
        <text:p text:style-name="P11"><text:span text:style-name="CharStyle10"><text:span text:style-name="T24">„Ona mi povedala, keď mi doniesla jesť na pašu.“</text:span></text:span></text:p>
        <text:p text:style-name="P11"><text:span text:style-name="CharStyle10"><text:span text:style-name="T24">„No? Ale radšej ti mohla povedať, aby si si tuto koleno poplátal — mládenče! Fuj, keď sa len nehanbíš taký chodiť. Ako lipa! Pozri na seba: aký si. Keby si sa aspoň len nosil, ako ľudia.“</text:span></text:span></text:p>
        <text:p text:style-name="P11"><text:span text:style-name="CharStyle10"><text:span text:style-name="T24">„Hej — kúpim si nohavice i halenu. Na Všechsvätých kúpite mi i klobúk a jančiarky, a potom...“</text:span></text:span></text:p>
        <text:p text:style-name="P11"><text:span text:style-name="CharStyle10"><text:span text:style-name="T24">„Choď do hory a naodlupuj z kôry drevených grošov. Ak ti za ne ušijú nohavice i halenu — dobre.“</text:span></text:span></text:p>
        <text:p text:style-name="P11"><text:span text:style-name="CharStyle10"><text:span text:style-name="T24">„Za to mi neušijú, ale čo vypasiem.“</text:span></text:span></text:p>
        <text:p text:style-name="P11"><text:span text:style-name="CharStyle10"><text:span text:style-name="T24">„Ty? Nikdy nič, ani krajciara. Všetko si prepásol. A ja hriešna stvora staraj sa, ako ho zaodieť a zaobuť na zimu.“</text:span></text:span></text:p>
        <text:p text:style-name="P11"><text:span text:style-name="CharStyle10"><text:span text:style-name="T24">„Ja budem mať háby — ušijú mi. Ja som neodpásol ani jednej husi — zvaľujú na mňa.“</text:span></text:span></text:p>
        <text:p text:style-name="P11"><text:span text:style-name="CharStyle10"><text:span text:style-name="T24">„No dobre. Ale kde budete bývať? Nazdávaš sa, že ťa na prístupky vezmú a budú ťa tam obchodiť?“</text:span></text:span></text:p>
        <text:p text:style-name="P11"><text:span text:style-name="CharStyle10"><text:span text:style-name="T24">„Starý nám dá sádok — v ňom vystavím dom.“</text:span></text:span></text:p>
        <text:p text:style-name="P11"><text:soft-page-break/><text:span text:style-name="CharStyle10"><text:span text:style-name="T24">„Iba ak ho ulepíš z blata, alebo hliny...“</text:span></text:span></text:p>
        <text:p text:style-name="P11"><text:span text:style-name="CharStyle10"><text:span text:style-name="T24">„Z dreva bude — z dreva.“</text:span></text:span></text:p>
        <text:p text:style-name="P11"><text:span text:style-name="CharStyle10"><text:span text:style-name="T24">„Ale to sa na veľmi moc podoberáš. </text:span></text:span><text:span text:style-name="CharStyle10"><text:span text:style-name="T17">I</text:span></text:span><text:span text:style-name="CharStyle10"><text:span text:style-name="T24"> pásť, i háby si dať ušiť, i oženiť sa, i dom vystaviť. Vedel bys’ i rukami tak robiť, ako jazykom... to by bolo!“</text:span></text:span></text:p>
        <text:p text:style-name="P11"><text:span text:style-name="CharStyle10"><text:span text:style-name="T24">„Len kúpte vlny — na háby. Upradieme ešte do jasene, kým niečo bude...“</text:span></text:span></text:p>
        <text:p text:style-name="P11"><text:span text:style-name="CharStyle10"><text:span text:style-name="T24">„Synku — kým niečo bude, do tých čias i desiata vlna narastie na ovciach. O to sa ty neboj! Len nepopečkuj s takými vecmi, ako je ženba. Ak to starý počuje, ten ťa na mieste zabije. No a mladý Dúbravovie — ten ti väzy vykrúti.“</text:span></text:span></text:p>
        <text:p text:style-name="P11"><text:span text:style-name="CharStyle10"><text:span text:style-name="T24">„Ja nepopečkujem — ani nebudem. Mne povedala — a budem sa ženiť.“</text:span></text:span></text:p>
        <text:p text:style-name="P11"><text:span text:style-name="CharStyle10"><text:span text:style-name="T24">„Mlč mi ho — bezbožné dieťa! Nerob sám zo seba posmech — dosť, že ho druhí robia. Modli sa Bohu, aby ti dal dar Ducha Svätého a rozumu dobrého.“</text:span></text:span></text:p>
        <text:p text:style-name="P11"><text:span text:style-name="CharStyle10"><text:span text:style-name="T24">Ondráš utiahol sa pred rozhnevanou totkou, ktorá hupkom odišla do Bežanov, že vyzvie, čo je vo veci.</text:span></text:span></text:p>
        <text:p text:style-name="P11"><text:span text:style-name="CharStyle10"><text:span text:style-name="T24">Bežanovie gazdiná len vytreštila oči, čo hľadá u nich stará totka.</text:span></text:span></text:p>
        <text:p text:style-name="P11"><text:span text:style-name="CharStyle10"><text:span text:style-name="T24">„Joj — veď ste už dávno u nás neboli. Mali by sme vám dať vajce. Len čo vás sem donieslo?“</text:span></text:span></text:p>
        <text:p text:style-name="P11"><text:span text:style-name="CharStyle10"><text:span text:style-name="T24">„Ale, pomysli si len: ten chlapec čo si vzal zas do hlavy — chce sa ženiť.“</text:span></text:span></text:p>
        <text:p text:style-name="P11"><text:span text:style-name="CharStyle10"><text:span text:style-name="T24">Bežanka od divu pľasla si dlaňou o zásteru: „Ach, už len nepovedajte.“</text:span></text:span></text:p>
        <text:p text:style-name="P11"><text:span text:style-name="CharStyle10"><text:span text:style-name="T24">„A, stvorička“ — pokračovala totka — „že si tvoju dievku vezme.“</text:span></text:span></text:p>
        <text:p text:style-name="P11"><text:span text:style-name="CharStyle10"><text:span text:style-name="T24">Bežanka, majúc ruky v lone preložené, zdvihla pravú a posotila ňou totku, znakom zarazenia.</text:span></text:span></text:p>
        <text:p text:style-name="P11"><text:span text:style-name="CharStyle10"><text:span text:style-name="T24">„Ach, choďteže — choďte!“</text:span></text:span></text:p>
        <text:p text:style-name="P11"><text:span text:style-name="CharStyle19"><text:span text:style-name="T24">„Veru tak! Mne tiež len sa niečo nestalo od jedu. Ženby ešte nikdy nespomenul — len dnes sa s ňou pochválil.“</text:span></text:span></text:p>
        <text:p text:style-name="P11"><text:span text:style-name="CharStyle19"><text:span text:style-name="T24">„lba ak by sa mu zas niečo robilo. Ono tá jeho hlava je nie celkom na mieste. Je ako dieťa.“</text:span></text:span></text:p>
        <text:p text:style-name="P11"><text:span text:style-name="CharStyle19"><text:span text:style-name="T24">„Pravdaže — bez rozvahy. Ale jeho ktosi musel navdať. On povedá, že tvoja dievka.“</text:span></text:span></text:p>
        <text:p text:style-name="P11"><text:span text:style-name="CharStyle19"><text:span text:style-name="T24">„Nuž?“</text:span></text:span></text:p>
        <text:p text:style-name="P11"><text:span text:style-name="CharStyle19"><text:span text:style-name="T24">„Nuž, že mu sľúbila, keď mu doniesla jesť. Do jasene má byť i veselie.“</text:span></text:span></text:p>
        <text:p text:style-name="P11"><text:span text:style-name="CharStyle19"><text:span text:style-name="T24">Bežanka rozosmiala sa chutno. „A veru možno! Zas jej nejaký parom posvietil — možno!“</text:span></text:span></text:p>
        <text:p text:style-name="P11"><text:span text:style-name="CharStyle19"><text:span text:style-name="T24">„Nože jej povedz, nech mu dá pokoj. Potom by iba ja mala s ním trápenie.“</text:span></text:span></text:p>
        <text:p text:style-name="P11"><text:soft-page-break/><text:span text:style-name="CharStyle19"><text:span text:style-name="T24">„Pravda... pravda. Viete, to je mladé stvorenie. Tára vám a pletie bez všetkého poriadku. Moja dievka veru rada si zažartuje. Od malička bolo také milé a všetečné — čo nedaj Pane Bože — div vám na oheň nepuklo. Ale jej poviem, nech mu nemätie hlavu — neborákovi.“</text:span></text:span></text:p>
        <text:p text:style-name="P11"><text:span text:style-name="CharStyle19"><text:span text:style-name="T24">„Hej, prosím ťa — povedz jej. Nech sa radšej ani neschodí s ním. Veď mu ono to výnde z hlavy.“</text:span></text:span></text:p>
        <text:p text:style-name="P11"><text:span text:style-name="CharStyle19"><text:span text:style-name="T24">„Nuž a akože? Pravdaže výnde!“</text:span></text:span></text:p>
        <text:p text:style-name="P11"><text:span text:style-name="CharStyle19"><text:span text:style-name="T24">A rozišly sa v najlepšej shode. Každá z nich pochvaľovala druhú, aká je hodná, múdra osoba. A obe boly veru hodné, múdre osoby</text:span></text:span></text:p>
        <text:p text:style-name="P7"><text:span text:style-name="CharStyle15"><text:span text:style-name="T24"/></text:span></text:p>
        <text:h text:style-name="P29" text:outline-level="1"><text:bookmark-start text:name="bookmark2"/><text:span text:style-name="CharStyle28"><text:span text:style-name="T24">IV.</text:span></text:span><text:bookmark-end text:name="bookmark2"/></text:h>
        <text:p text:style-name="P11"><text:span text:style-name="CharStyle19"><text:span text:style-name="T24"/></text:span></text:p>
        <text:p text:style-name="P14"><text:span text:style-name="CharStyle19"><text:span text:style-name="T24">Ondráš Machuľa robil vážne kroky k svadbe. Hneď v ten večer poplátal si na kolene nohavice, aby zajtra nemala mu čo vyhodiť na oči. Chcel včas zajímať i včas zaš</text:span></text:span><text:span text:style-name="CharStyle19"><text:span text:style-name="T17">i</text:span></text:span><text:span text:style-name="CharStyle19"><text:span text:style-name="T24">el za chovou. Choval sa u súsedov niže Bežanov. I podivili sa gazdovia, keď tak včas vpálil im do domu. Indy prichádzal o pol poludní, keď jedlo už zastydlo — dnes bolo ešte na panve.</text:span></text:span></text:p>
        <text:p text:style-name="P11"><text:span text:style-name="CharStyle19"><text:span text:style-name="T24">„No, synku — dnes si akosi včas vstal. Musel si sa akosi nenavečerať, ako svedčí. Akiste si sa hanbil moc jesť — Zuzky.“</text:span></text:span></text:p>
        <text:p text:style-name="P11"><text:span text:style-name="CharStyle19"><text:span text:style-name="T24">Ondráš významne usmial sa na gazdinú, ktorá tak prezrela jeho srdce i žalúdok. Ešte väčšmi ho potešilo, keď mu doložila: „Ondráš — ozaj — treba by sa bolo o niečo obzrieť... roky prichodia... kým si mladý, zaopatri sa. Na starosť už neskoro.“</text:span></text:span></text:p>
        <text:p text:style-name="P11"><text:span text:style-name="CharStyle19"><text:span text:style-name="T24">„Veď — veď“, horlivo jej prisviedčal. „Už som sa postaral.“</text:span></text:span></text:p>
        <text:p text:style-name="P11"><text:span text:style-name="CharStyle19"><text:span text:style-name="T24">„Ba kú jazernú strelu! Aha — aký ti to! Potmehúdol! Ale na veselie ma len zavoláš! Chcela by niečo užiť.“</text:span></text:span></text:p>
        <text:p text:style-name="P11"><text:span text:style-name="CharStyle19"><text:span text:style-name="T24">Ondráš jej nesľuboval nič. Mal by ich mať na veselí, keby zavolal každú, ktorá sa mu len ponúkne! Nazrel do kuchyne, zamračil sa. Na panve zazrel zemiaky, ktoré ešte ani nevrely, len začínaly sa peniť.</text:span></text:span></text:p>
        <text:p text:style-name="P11"><text:span text:style-name="CharStyle19"><text:span text:style-name="T24">„Nemáte niečo zjesť? Šiel by som už.“</text:span></text:span></text:p>
        <text:p text:style-name="P12"><text:span text:style-name="CharStyle10"><text:span text:style-name="T24">„A čo ti je tak náhlo? </text:span></text:span><text:span text:style-name="CharStyle10"><text:span text:style-name="T17">I</text:span></text:span><text:span text:style-name="CharStyle10"><text:span text:style-name="T24"> o dve hodiny máš dosť času. Už vidno peny — dočkaj, kým zovre.“</text:span></text:span></text:p>
        <text:p text:style-name="P15"><text:span text:style-name="CharStyle10"><text:span text:style-name="T24">„A od večera vám niečo nezostalo? </text:span></text:span><text:span text:style-name="CharStyle10"><text:span text:style-name="T17">I</text:span></text:span><text:span text:style-name="CharStyle10"><text:span text:style-name="T24"> studené zjem.“</text:span></text:span></text:p>
        <text:p text:style-name="P11"><text:span text:style-name="CharStyle10"><text:span text:style-name="T24">„Veru to! Abys’ ma ohováral, že ťa studeným chovám! Ja len neviem, čo sa ti </text:span></text:span><text:soft-page-break/><text:span text:style-name="CharStyle10"><text:span text:style-name="T24">dnes stalo, že sa toľme náhliš.“</text:span></text:span></text:p>
        <text:p text:style-name="P11"><text:span text:style-name="CharStyle10"><text:span text:style-name="T24">„Zajímať chcem — zajímať.“</text:span></text:span></text:p>
        <text:p text:style-name="P11"><text:span text:style-name="CharStyle10"><text:span text:style-name="T24">„A načo? Ešte ani teliec nehnali... Či chceš pred teliarom?“</text:span></text:span></text:p>
        <text:p text:style-name="P11"><text:span text:style-name="CharStyle10"><text:span text:style-name="T24">Ondráš sadol, čakal ako na klincoch. O chvíľu — jemu zdalo sa, že o rok — predložili mu švábky s mliekom. Jedlo, ktorému bol nadšeným ctiteľom. Teraz netešil sa mu tak veľmi. Hodil do úst raz-dva, nabral plné hrsti švábky a odišiel zajímať — cestou dojedajúc.</text:span></text:span></text:p>
        <text:p text:style-name="P12"><text:span text:style-name="CharStyle10"><text:span text:style-name="T24">Husi zajímať — to nie žart! K tomu treba aspoň toľko, ak nie viac zbehlosti, ako k vedeniu vojska. Ukrýva sa to pred pastierom — hľadí sa mu s očú ztratiť. No Ondráš zná všetky spády svojho povolania — prenikne všetky fortiele husacieho umu. Na dlhé paradlo vztýči svoj klobúk — a tie bojazlivo zaberajú pred ním. Len veľké šťastie, že to takouto pletkou dá sa nastrašiť — ináč by mu nik nedal rady. Lebo pri všetkom strachu pred Ondrášovým klobúkom hútorí jedna s druhou bez prestania. Tu staryga gagoce, svolávajúc svoje mladé, ztrativšie sa od nej v tej trme-vrme; tu zas mladá kvíli, ocítiac sa medzi neznámymi osirotenou. Tu zas jedna staryga ďubne druhú, že sa jej kŕdliku príliš sblížila. A to ide celou dedinou tak. Husací gagot rozlieha sa od jedného konca k druhému. Tu ide zbožný voz, i musí zastať — husi nevystúpia, ženú sa ako slepé i pod kolesá. Tu i Ondráš pričiní sa, aby nebolo ticho. Mácha za nimi klobúkom na palici, i kričí: „Hinda — — jáj — — jáj! U-ú-ú-ú! Haf — — haf</text:span></text:span><text:span text:style-name="CharStyle23"><text:span text:style-name="T24"> </text:span></text:span><text:span text:style-name="CharStyle10"><text:span text:style-name="T24">— — haf!“ </text:span></text:span><text:span text:style-name="CharStyle10"><text:span text:style-name="T17">I</text:span></text:span><text:span text:style-name="CharStyle10"><text:span text:style-name="T24"> napodobňuje hlasom všetky zvieratá. Zas zahvizdne za nimi, zas zarafá palicou na haluzovom plote </text:span></text:span><text:span text:style-name="CharStyle23"><text:span text:style-name="T24">— </text:span></text:span><text:span text:style-name="CharStyle10"><text:span text:style-name="T24">a husi uháňajú.</text:span></text:span></text:p>
        <text:p text:style-name="P11"><text:span text:style-name="CharStyle10"><text:span text:style-name="T24">Ale takýto strach pôsobí len na malú dištanciu </text:span></text:span><text:span text:style-name="CharStyle23"><text:span text:style-name="T24">— </text:span></text:span><text:span text:style-name="CharStyle10"><text:span text:style-name="T24">ktoré sú pred husárom, utekajú, ktoré sú len trochu v bok, už zastanú. Tu pobehne k nim — no predošlé mu zastanú, necíťac ho za sebou a pokračujú vo vade. Tak povstáva hneď na pravom, hneď na ľavom boku zvláštne prúdenie, bez konca a kraja.</text:span></text:span></text:p>
        <text:p text:style-name="P11"><text:span text:style-name="CharStyle10"><text:span text:style-name="T24">Tá miešanina husích a ľudských pokrikov rozčuľuje nervy. Človek, keď popri ňom taký kŕdeľ prejde, ako osprostený zastane, a dlho, dlho cíti, že mu v ušiach piští.</text:span></text:span></text:p>
        <text:p text:style-name="P11"><text:span text:style-name="CharStyle10"><text:span text:style-name="T24">Len Ondráša netkne sa toto. Všetky práce on koná a pritom i ohliada sa do sadov a medzierok. Lebo husi, pocíťac, že ten rákoš sa už blíži: utiahnu sa do závetria, aby ušly očiam svojej gazdinej. Ani nečuchnú, zaprú svoju prírodu štebotavú za ten krátky čas: no keď raz kŕdeľ prešiel a zavládla tichosť — vykradnú sa opatrne z úkrytu a zajdú niekam do zakázaného. Vidno, že nesladí sa im pod feruľou Ondrášovou.</text:span></text:span></text:p>
        <text:p text:style-name="P11"><text:soft-page-break/><text:span text:style-name="CharStyle10"><text:span text:style-name="T24">Kŕdeľ došiel pred dom Bežanovie. Ondráš ohliadal sa, kto vyženie husi. Nevidno nikoho — ani husí. Skočí do dvora a zkúseným okom prezre naraz celý dvor. Husí nikde — len gazdiná chodí, prezerajúc všetky úkryty.</text:span></text:span></text:p>
        <text:p text:style-name="P11"><text:span text:style-name="CharStyle10"><text:span text:style-name="T24">„Prekliaty hyd! Ani čo by sa boly prepadly!“</text:span></text:span></text:p>
        <text:p text:style-name="P11"><text:span text:style-name="CharStyle10"><text:span text:style-name="T24">„Kdesi budú schované!“ A Ondráš pomáhal jej hľadať. Odchýlil stajňu — nič. Vošiel do nej a obrátil sa do kúta k malému cáročku — </text:span></text:span><text:span text:style-name="CharStyle23"><text:span text:style-name="T24"><text:s/></text:span></text:span><text:span text:style-name="CharStyle10"><text:span text:style-name="T24">a hľa, v ňom sú utúlené.</text:span></text:span></text:p>
        <text:p text:style-name="P11"><text:span text:style-name="CharStyle10"><text:span text:style-name="T24">„Hinda — hinda! Jáj — jáj!“</text:span></text:span></text:p>
        <text:p text:style-name="P11"><text:span text:style-name="CharStyle10"><text:span text:style-name="T24">A husi vyhrnuly sa z cárka a s veľkým šumotom bežaly stajňou. Za pokutu každá, skočiac s vysokého prahu stajne, udrela sa o hrvoľ, nestačiac zaveslovať v povetrí labou.</text:span></text:span></text:p>
        <text:p text:style-name="P11"><text:span text:style-name="CharStyle10"><text:span text:style-name="T24">Ondráš mal na ceste roboty, kým sohnal sem a tam rozlezenú čriedu.</text:span></text:span></text:p>
        <text:p text:style-name="P11"><text:span text:style-name="CharStyle10"><text:span text:style-name="T24">Na paši nepolihoval, nekradol Pánu Bohu deň. Keď husi napásly sa na pažiti, zašiel do neďalekej hory. Obzeral ju, či sú v nej nejaké sucháre. Bola tam h</text:span></text:span><text:span text:style-name="CharStyle10"><text:span text:style-name="T19">u</text:span></text:span><text:span text:style-name="CharStyle10"><text:span text:style-name="T24">ština i mnoho uschlých, zakrpatených jedlíc. Vytiahol z kabáta nožík, čo mal na galúne o gombíkovú dierku uviazaný, a pretiahol niekoľko ráz palcom po jeho ostrí. Tvár uškľabila sa; vidno, že mu jeho ostroba </text:span></text:span><text:span text:style-name="CharStyle10"><text:span text:style-name="T19">lah</text:span></text:span><text:span text:style-name="CharStyle10"><text:span text:style-name="T24">odí. Horko-ťažko vyškriabal sa na suchár a </text:span></text:span><text:span text:style-name="CharStyle10"><text:span text:style-name="T19">odrezal </text:span></text:span><text:span text:style-name="CharStyle10"><text:span text:style-name="T24">vrchovec s neho. O chvíľu ich mal celú </text:span></text:span><text:span text:style-name="CharStyle10"><text:span text:style-name="T19">hromadu </text:span></text:span><text:span text:style-name="CharStyle10"><text:span text:style-name="T24">pred sebou. Kôra s nich opršala a</text:span></text:span><text:span text:style-name="CharStyle15"><text:span text:style-name="T24"> </text:span></text:span><text:span text:style-name="CharStyle10"><text:span text:style-name="T24">haluznatý vrchovec pod chvíľou bol pretvorený v úhľadnú habarku.</text:span></text:span></text:p>
        <text:p text:style-name="P11"><text:span text:style-name="CharStyle10"><text:span text:style-name="T24">Tak míňal sa mu čas. Na čele sperlil sa mu pot, v hrubých, bohatých kvapkách, i odtekal dolu lícami do strniska jeho riedkej brady. No on nedbal. Pracoval usilovne, aby vykonal, čo si v noci na posteli </text:span></text:span><text:span text:style-name="CharStyle10"><text:span text:style-name="T19">u</text:span></text:span><text:span text:style-name="CharStyle10"><text:span text:style-name="T24">mienil. Ani sa nenazdal, len keď za ním stála gazdiná s obedom.</text:span></text:span></text:p>
        <text:p text:style-name="P11"><text:span text:style-name="CharStyle10"><text:span text:style-name="T24">„Ani ma nevidíš — od veľkej roboty. Čože to stružlikuješ?“</text:span></text:span></text:p>
        <text:p text:style-name="P11"><text:span text:style-name="CharStyle10"><text:span text:style-name="T24">„Len...“ Nevyjavil svojho tajomstva.</text:span></text:span></text:p>
        <text:p text:style-name="P11"><text:span text:style-name="CharStyle10"><text:span text:style-name="T24">„Ľaľa — koľko habariek! Kde ich len nabral toľkú silu? Akurát i mne treba — mohol bys’ mi jednu veru dať.“</text:span></text:span></text:p>
        <text:p text:style-name="P11"><text:span text:style-name="CharStyle10"><text:span text:style-name="T24">„No — túto!“</text:span></text:span></text:p>
        <text:p text:style-name="P11"><text:span text:style-name="CharStyle10"><text:span text:style-name="T24">„A veru bude. Pozrite ho len — ako ju poriadne spravil. No!“ A gazdiná chytila ju medzi dlane a vrtela ňou, ako by zátrepku robila.</text:span></text:span></text:p>
        <text:p text:style-name="P11"><text:span text:style-name="CharStyle10"><text:span text:style-name="T24">„Čo ti len dám za ňu? Múky ti netreba, keď sa po domoch chováš...“</text:span></text:span></text:p>
        <text:p text:style-name="P11"><text:span text:style-name="CharStyle10"><text:span text:style-name="T24">„Dáte mi chlp vlny — ale hodný. Je skoro najväčšia.“</text:span></text:span></text:p>
        <text:p text:style-name="P11"><text:span text:style-name="CharStyle10"><text:span text:style-name="T24">„A načo ti bude tá vlna?“</text:span></text:span></text:p>
        <text:p text:style-name="P11"><text:span text:style-name="CharStyle10"><text:span text:style-name="T24">„Hm — načože by bola? Na nohavice.“</text:span></text:span></text:p>
        <text:p text:style-name="P11"><text:soft-page-break/><text:span text:style-name="CharStyle10"><text:span text:style-name="T24">„Mhm — chceš sa vystrojiť. Dobre máš! Na večer si príď — dostaneš.“</text:span></text:span></text:p>
        <text:p text:style-name="P11"><text:span text:style-name="CharStyle10"><text:span text:style-name="T24">Večer, kým do pol dediny došiel, habarky mal už rozchytané. Pod pazuchou niesol miesto nich hodný uzol bielej vlny. Gazdiné mu naprihadzovaly: tešilo ich, že sa už má k niečom</text:span></text:span><text:span text:style-name="CharStyle10"><text:span text:style-name="T19">u</text:span></text:span><text:span text:style-name="CharStyle10"><text:span text:style-name="T24">. Len jednej habarky nechcel už nikomu prepustiť. Pýtaly ju už mnohé, no on nie a nie. Sľúbil, že zajtra ich zas donesie hodnú viazanicu. Ženy sa uspokojily.</text:span></text:span></text:p>
        <text:p text:style-name="P11"><text:span text:style-name="CharStyle10"><text:span text:style-name="T24">To bola zo všetkých najväčšia i najkrajšia. Ondráš, čo len vedel, najkrajšie cirády navyrezával na ňu. Keď prišiel pred Bežanov, zaniesol ju dnu.</text:span></text:span></text:p>
        <text:p text:style-name="P11"><text:span text:style-name="CharStyle10"><text:span text:style-name="T24">„Čože si nám doniesol, čo?“ usmiala sa mu gazdiná — budúca testiná.</text:span></text:span></text:p>
        <text:p text:style-name="P17"><text:span text:style-name="CharStyle10"><text:span text:style-name="T24">„Habarku. Videl som, že nemáte — nuž...“</text:span></text:span></text:p>
        <text:p text:style-name="P21"><text:span text:style-name="CharStyle10"><text:span text:style-name="T24">„Tisíc tisícov! Veru sa mi zíde. No! A čože pýtaš za ňu?“</text:span></text:span></text:p>
        <text:p text:style-name="P11"><text:span text:style-name="CharStyle10"><text:span text:style-name="T24">„Nič.“</text:span></text:span></text:p>
        <text:p text:style-name="P11"><text:span text:style-name="CharStyle10"><text:span text:style-name="T24">„Ej, ba! Akože by to bolo? Darmo sa ani Pánu Bohu nemodlíme.“</text:span></text:span></text:p>
        <text:p text:style-name="P11"><text:span text:style-name="CharStyle10"><text:span text:style-name="T24">Vybehla na pôjd a odvalila hodný rezeň slaniny. Kým sišla s pôjda — Ondráša už v izbe nebolo. Habarka ležala na stole.</text:span></text:span></text:p>
        <text:p text:style-name="P11"><text:span text:style-name="CharStyle10"><text:span text:style-name="T24">Gazdiná zastokla ju do rámika, ktorý slúžil i za lyžičník. Usmievala sa.</text:span></text:span></text:p>
        <text:p text:style-name="P11"><text:span text:style-name="CharStyle10"><text:span text:style-name="T24">Po chvíli vrátili sa všetci Bežanovci domov. Popredku gazda, za ním čeľaď. Gazdiná zavolala dcéru do kuchyne.</text:span></text:span></text:p>
        <text:p text:style-name="P11"><text:span text:style-name="CharStyle10"><text:span text:style-name="T24">„Ty, dievča — ja neviem, čo je to... ale ten husár sa nám akosi veľmi obšmieta.“</text:span></text:span></text:p>
        <text:p text:style-name="P11"><text:span text:style-name="CharStyle10"><text:span text:style-name="T24">Dievka pobledla a zažmurkala. Poznať, že sa zľakla. Ale zvedavosť ju tiež trápila; opýtala sa: „Nuž?“</text:span></text:span></text:p>
        <text:p text:style-name="P11"><text:span text:style-name="CharStyle10"><text:span text:style-name="T24">„Nuž ráno mi on sám husi vyhnal — toho</text:span></text:span><text:span text:style-name="CharStyle15"><text:span text:style-name="T24"> </text:span></text:span><text:span text:style-name="CharStyle10"><text:span text:style-name="T24">ešte nikomu neurobil; teraz nám zas habarku doniesol... nič nechcel za ňu. A včera večer bola tu jeho totka sa žalovať, že je celý zbláznený... len ženiť a ženiť. Že voľáko na teba myslí.“</text:span></text:span></text:p>
        <text:p text:style-name="P11"><text:span text:style-name="CharStyle10"><text:span text:style-name="T24">„Blázon sprostý!“ a dievka vyšla z kuchyne.</text:span></text:span></text:p>
        <text:p text:style-name="P11"><text:span text:style-name="CharStyle10"><text:span text:style-name="T24">Mať podkladala pod panvu i povrávala si: „Hodné dievča — všetko sa mu podkladá. Mladých zaťov na každý prst desať! Len sa tak pretekajú o ňu. Nuž chvala Pánu Bohu!...“</text:span></text:span></text:p>
        <text:p text:style-name="P4"><text:span text:style-name="CharStyle10"><text:span text:style-name="T24"/></text:span></text:p>
        <text:p text:style-name="P24"><text:span text:style-name="CharStyle10"><text:span text:style-name="T24">V.</text:span></text:span></text:p>
        <text:p text:style-name="P11"><text:span text:style-name="CharStyle10"><text:span text:style-name="T24"/></text:span></text:p>
        <text:p text:style-name="P14"><text:span text:style-name="CharStyle10"><text:span text:style-name="T24">Čas míňa sa, tečie, ani s husi voda. Tečie chytro; ani sa nenazdáš, len keď stojíš tam, kde žiada sa ti, alebo pred čím sa trasieš. Machuľa zas nemôže to povedať. </text:span></text:span><text:soft-page-break/><text:span text:style-name="CharStyle10"><text:span text:style-name="T24">Nie že by mu tiekol, ale vlečie sa mu, ako slimák. Ledva prečká vše ten boží deň. I robotou skracuje si ho, i všetko — a predsa každá hodina vidí sa mu rokom. A jako by nie? Očakáva ho toľko šťastia: a to všetko v jeden deň má mu padnúť do lona. Najprv rozsadz, potom nové šaty a konečne — sobáš.</text:span></text:span></text:p>
        <text:p text:style-name="P11"><text:span text:style-name="CharStyle10"><text:span text:style-name="T24">Rozsadz čaká túžobne, ako chorý to božie svetlo po dlhej noci. Ale i môže ho čakať. Veď nechybia mu len tie dve husi. Čo sa sňal so Zuzkou, neutratil ani jednej — a to je moc.</text:span></text:span></text:p>
        <text:p text:style-name="P11"><text:span text:style-name="CharStyle10"><text:span text:style-name="T24">Šaty budú dnes-zajtra ušité. Aspoň pradza je už v klbkách; čo chvíľa pôjde na krosná — a ostatok sa chytro spraví. Keď si pomyslí, ako</text:span></text:span><text:span text:style-name="CharStyle15"><text:span text:style-name="T24"> </text:span></text:span><text:span text:style-name="CharStyle10"><text:span text:style-name="T24">ľahko ide prísť k novým hábam: musí sa zaradovať. Spravil pár habariek, a do týždňa mal už dosť vlny i čiernej i bielej. Od ušitia tiež bude mať. Má už tri opálky, z borovkových koreňov upletené. Za také pohodia mu vďačne i nejaký groš — lebo taká opálka pretrvá i dvoch gazdov.</text:span></text:span></text:p>
        <text:p text:style-name="P11"><text:span text:style-name="CharStyle10"><text:span text:style-name="T24">Najtiaž mať nové šaty, potom ku svadbe je len vrabčí skok.</text:span></text:span></text:p>
        <text:p text:style-name="P11"><text:span text:style-name="CharStyle10"><text:span text:style-name="T24">„Hm... prišiel som k žene — ku všetkému. U Bežanov ma radi vidia — ale akoby aj nie! Husi som im vynašiel — i habarku doniesol. A teraz“ — Ondráš sa uškľabol, radosť odňala mu hlas, stiahnuc mu hrdlo — „teraz im dám netakší podarúnok. Do večera ho azda len upletiem. Eh, tomu Dúbravovie som ja utrel hubu! Bude ten pamätať!“ Ale zišlo mu na um i čosi vážneho, akási obava. „Hm... čo jako, ale my by sme sa len mali niekedy sísť. Nebol som od tých čias s ňou na slove. To pero... ona, pravda, síce sľúbila... hm, ale pero— to bude. Najtiaž mať háby. Za tento klobúk mi ho len nepripraví! Musím totku kroz nového poslať. No — a opálka je hneď, mám sa aspoň na čo zriecť, keď chcem ta ísť. Keby len ju našiel doma — ale málo býva doma. Musím jej stužku kúpiť, alebo šatku... No!“</text:span></text:span></text:p>
        <text:p text:style-name="P11"><text:span text:style-name="CharStyle10"><text:span text:style-name="T24">Pred večerom s hotovou opálkou zašiel do Bežanov. Obzrel sa po dome — kr</text:span></text:span><text:span text:style-name="CharStyle10"><text:span text:style-name="T19">e</text:span></text:span><text:span text:style-name="CharStyle10"><text:span text:style-name="T24">m starej nevidel tam nikoho.</text:span></text:span></text:p>
        <text:p text:style-name="P11"><text:span text:style-name="CharStyle10"><text:span text:style-name="T24">„Azda nám zas niečo nesieš?“</text:span></text:span></text:p>
        <text:p text:style-name="P11"><text:span text:style-name="CharStyle10"><text:span text:style-name="T24">„Mhm...“ prisvedčil jej Ondráš.</text:span></text:span></text:p>
        <text:p text:style-name="P11"><text:span text:style-name="CharStyle10"><text:span text:style-name="T24">„Ty, opálka sa nám veľmi zíde pri kopačke. Bude na veľkú švábku. Ešte keby si jednu uplietol na drobnú. Všetky sa nám potrhaly na posmech!“</text:span></text:span></text:p>
        <text:p text:style-name="P11"><text:span text:style-name="CharStyle10"><text:span text:style-name="T24">Začala v kútiku postele hľadať niečo. Po chvíli vytiahla z nej uzlík. Ondráš cítil, čo bude v ňom. Vzal klobúk a poberal sa preč, ako vtedy, keď habarku bol doniesol. No stará zastúpila mu cestu.</text:span></text:span></text:p>
        <text:p text:style-name="P11"><text:soft-page-break/><text:span text:style-name="CharStyle10"><text:span text:style-name="T24">„Nie — nie! To by sa hanbila prijať. Koľko si sa natrápil, kým si naťahal toľko koreňov — ako by ja to vzala darmo?“ </text:span></text:span><text:span text:style-name="CharStyle10"><text:span text:style-name="T19">I</text:span></text:span><text:span text:style-name="CharStyle10"><text:span text:style-name="T24"> podávala mu čosi bieleho — šestáky.</text:span></text:span></text:p>
        <text:p text:style-name="P11"><text:span text:style-name="CharStyle10"><text:span text:style-name="T24">On vložil ruky do vrecka, aby sa nejako nepomýlil prijať, a </text:span></text:span><text:span text:style-name="CharStyle10"><text:span text:style-name="T19">v</text:span></text:span><text:span text:style-name="CharStyle10"><text:span text:style-name="T24">zdorovite zavrtel celým telom, že nechce.</text:span></text:span></text:p>
        <text:p text:style-name="P11"><text:span text:style-name="CharStyle10"><text:span text:style-name="T24">„No, len na, keď ti dávam. Nejedujže ma!“ A tisla mu šestáky. No Ondráš sa bránil, aby mu nemohla nijak pristúpiť.</text:span></text:span></text:p>
        <text:p text:style-name="P11"><text:span text:style-name="CharStyle10"><text:span text:style-name="T24">„Ale čo sa mu to robí? Ono sem donesie každý deň niečo — a vziať nechce nič. Na, vezmi si a — choď.“</text:span></text:span></text:p>
        <text:p text:style-name="P11"><text:span text:style-name="CharStyle10"><text:span text:style-name="T24">Ondráš pozrel do tvári gazdinej — jasno, úprimne. Ten pohľad vyzradil jej všetko a potvrdil totkine reči. Ondráš veril — veril! Gazdiná hľadela zpod jeho vlivu sa vymôcť, i pokračovala:</text:span></text:span></text:p>
        <text:p text:style-name="P11"><text:span text:style-name="CharStyle10"><text:span text:style-name="T24">„A prečo nechceš?“</text:span></text:span></text:p>
        <text:p text:style-name="P11"><text:span text:style-name="CharStyle10"><text:span text:style-name="T24">On hľadel jej do tvári a horúcim hlasom zvolal: „To by ma nectilo!“</text:span></text:span></text:p>
        <text:p text:style-name="P11"><text:span text:style-name="CharStyle10"><text:span text:style-name="T24">„A mňa by azda ctilo! Mňa by ctilo! Keď nechceš peňazí — ako chceš; ale ani ja nechcem tvojej opálky. Ktože by vzal od žobráka palicu?“</text:span></text:span></text:p>
        <text:p text:style-name="P11"><text:span text:style-name="CharStyle10"><text:span text:style-name="T24">Ondráš predošlým teplým hlasom odpovedal: „Ja som nie žobrák. Ešte ich mám päť — tie predám. Od vás neprijmem ani krajciara.“</text:span></text:span></text:p>
        <text:p text:style-name="P11"><text:span text:style-name="CharStyle10"><text:span text:style-name="T24">„Nuž a prečo?“</text:span></text:span></text:p>
        <text:p text:style-name="P11"><text:span text:style-name="CharStyle10"><text:span text:style-name="T24">„Preto!“ A významne pozrel na gazdinú. Tej sa v napnutí dych krátil; bála sa pokračovať, aby neodstránila všetky prekážky jeho dôvere, ktorá dnes sedela mu na tvári. Len z obyčaje opýtala sa ho: „No, už bys’ len mohol povedať!“</text:span></text:span></text:p>
        <text:p text:style-name="P11"><text:span text:style-name="CharStyle10"><text:span text:style-name="T24">„Nuž mal som vám pri robotách pomáhať... ale nemohol som — nemal som kedy... nuž...“</text:span></text:span></text:p>
        <text:p text:style-name="P11"><text:span text:style-name="CharStyle10"><text:span text:style-name="T24">„Pomáhať? Hm — hm...“</text:span></text:span></text:p>
        <text:p text:style-name="P11"><text:span text:style-name="CharStyle10"><text:span text:style-name="T24">„Hej, mladí </text:span></text:span><text:span text:style-name="CharStyle10"><text:span text:style-name="T19">z</text:span></text:span><text:span text:style-name="CharStyle10"><text:span text:style-name="T24">atia pomáhavajú... mne by sa tiež bolo patrilo, ale, ako povedám...“</text:span></text:span></text:p>
        <text:p text:style-name="P11"><text:span text:style-name="CharStyle10"><text:span text:style-name="T24">Gazdiná usmiala sa naň posmešne. „Milý môj zať! Len kto ťa vypriadol!“</text:span></text:span></text:p>
        <text:p text:style-name="P11"><text:span text:style-name="CharStyle10"><text:span text:style-name="T24">On nepochopil úsmeška, dôverne jej hľadel do očú. Celá tvár jeho bola ako vymenená. Spotvorené črty obliate boly rumencom. Nával citu, lásky, radosti poškubával jeho vrchnou, massívnou gambou. Starej uľútilo sa ho. Veď on nie vina, že takýto prišiel na svet. Dosť, čo ho osud bije — i ona má proti nemu povstať?</text:span></text:span></text:p>
        <text:p text:style-name="P11"><text:span text:style-name="CharStyle10"><text:span text:style-name="T24">Pohliadla naň mäkko, i položila dlaň na jeho tvrdé vlasy.</text:span></text:span></text:p>
        <text:p text:style-name="P11"><text:span text:style-name="CharStyle10"><text:span text:style-name="T24">„A kto ti to povedal, môj syn, že budeš naším zaťom?“</text:span></text:span></text:p>
        <text:p text:style-name="P11"><text:span text:style-name="CharStyle10"><text:span text:style-name="T24">„Kto?“ Ústa mrzavcove uťahovaly sa. Blaho radosť zatláčaly mu hlas. Konečne s </text:span></text:span><text:soft-page-break/><text:span text:style-name="CharStyle10"><text:span text:style-name="T24">veľkou námahou vyslovil: „Zuzka.“</text:span></text:span></text:p>
        <text:p text:style-name="P11"><text:span text:style-name="CharStyle10"><text:span text:style-name="T24">Stará prikývla hlavou, ako by to odobrovala. Chcela mu povedať čo to, ale nemohla. „Nie, tejto radosti mu nepokazím — nebožiatko, zblaznie. Ale tej musím povedať. Čudo — takejto zámäty narobiť!“</text:span></text:span></text:p>
        <text:p text:style-name="P11"><text:span text:style-name="CharStyle10"><text:span text:style-name="T24">No hneď i rozsudok vrátil sa jej. Na čomsi istom ustálila sa. Pokojným hlasom mu povedala:</text:span></text:span></text:p>
        <text:p text:style-name="P11"><text:span text:style-name="CharStyle10"><text:span text:style-name="T24">„Choď, syn môj, domov. A aby si sa nepochválil nikomu, že ti povedala...“</text:span></text:span></text:p>
        <text:p text:style-name="P11"><text:span text:style-name="CharStyle10"><text:span text:style-name="T24">„Nie, ani živej duši. Totka už, pravda, vie; ale tá nikomu nepovie.“</text:span></text:span></text:p>
        <text:p text:style-name="P11"><text:span text:style-name="CharStyle10"><text:span text:style-name="T24">A rozradovaný husár odišiel domov.</text:span></text:span></text:p>
        <text:p text:style-name="P11"><text:span text:style-name="CharStyle10"><text:span text:style-name="T24">Bežanku táto vec náramne trápi. Je stiesnená, ako by jej bolo niečo na prsia zaľahlo. Ten mrzák, jeho tvár vzrušená horúcim citom prenasleduje ju všade. Keď začal statok dochádzať, sama sa raduje: aspoň v tej práci pozabudne na neresť.</text:span></text:span></text:p>
        <text:p text:style-name="P11"><text:span text:style-name="CharStyle10"><text:span text:style-name="T24">Večer, keď si už čeliadka políhala, stará chytila Zuzku na otázku:</text:span></text:span></text:p>
        <text:p text:style-name="P11"><text:span text:style-name="CharStyle10"><text:span text:style-name="T24">„No, už si ty vykázala! Ja len neviem, čo budeš robiť!“</text:span></text:span></text:p>
        <text:p text:style-name="P11"><text:span text:style-name="CharStyle10"><text:span text:style-name="T24">Zuzka pobledla, ako by ju boli na niečom dochytili. Ledva stačila vypovedať: „A čo?“</text:span></text:span></text:p>
        <text:p text:style-name="P11"><text:span text:style-name="CharStyle10"><text:span text:style-name="T24">„Nuž s tým husárom.“</text:span></text:span></text:p>
        <text:p text:style-name="P11"><text:span text:style-name="CharStyle10"><text:span text:style-name="T24">„Ejha! No veru!“ A Zuzka zvrtla sa na päte a pohla plecom. Mať nadskočila na ňu:</text:span></text:span></text:p>
        <text:p text:style-name="P11"><text:span text:style-name="CharStyle10"><text:span text:style-name="T24">„Myslíš si, že to žart? Ej, ba ja veru neviem, ako sa ho strasieš. Celý je zbláznený. Len povedz, čo to bolo medzi vami — už muselo čosi byť.“</text:span></text:span></text:p>
        <text:p text:style-name="P11"><text:span text:style-name="CharStyle10"><text:span text:style-name="T24">Dievča pohliadlo do ohňa, pozabudlo v ňom oči — zamyslelo sa. Po chvíli sa strhlo a rovno matke povedalo: „Nič — nebolo nič.“</text:span></text:span></text:p>
        <text:p text:style-name="P11"><text:span text:style-name="CharStyle10"><text:span text:style-name="T24">„A to ja neverím. Ej, to už nie! Ten by sa voslep neblaznel. Veď je celý premenený. Ba veru tak mi ho je ľúto, čo nikdy.“ Stará neklamala. Vidno bolo na nej, že hovorí pravdu. Slza jej stiekla dolu lícom. Zuzku to zarazilo, až teraz poňala dosah svojho skutku.</text:span></text:span></text:p>
        <text:p text:style-name="P11"><text:span text:style-name="CharStyle10"><text:span text:style-name="T24">„Ale verte mi, mamo, nebolo to nič. Ja som mu doniesla jesť a ztratila som s ním dve-tri slová. Blázon — mohol veru vedieť, že to nebolo naozaj.“</text:span></text:span></text:p>
        <text:p text:style-name="P11"><text:span text:style-name="CharStyle10"><text:span text:style-name="T24">„Nešťastné dieťa, čos’ to urobila! Prídeš do rečí, nič po nič. Budú hľadeť na teba, ako na nejakú bludárku. Ale nám to bolo treba?“ A stará začala zalamovať rukami. Na Zuzku to veľmi účinkovalo. Jej samouverenie bolo otrasené — predtucha akéhosi neistého nešťastia doľahla na ňu. Už od dávna želela ten ľahkomyseľný krok — vidiac matku zúfať, tým väčšmi</text:span></text:span><text:span text:style-name="CharStyle16"><text:span text:style-name="T24"> </text:span></text:span><text:span text:style-name="CharStyle10"><text:span text:style-name="T24">sa zľakla. Začala zalamovať rukami i ona — </text:span></text:span><text:soft-page-break/><text:span text:style-name="CharStyle10"><text:span text:style-name="T24">a narážaly si s matkou, ale len po šepky. Bály sa starého — ten vie veľmi chytro riešiť takéto poryvy.</text:span></text:span></text:p>
        <text:p text:style-name="P11"><text:span text:style-name="CharStyle10"><text:span text:style-name="T24">„Veď som mu ja len povedala, že... že...“</text:span></text:span></text:p>
        <text:p text:style-name="P11"><text:span text:style-name="CharStyle10"><text:span text:style-name="T24">„No, aké ,že‘? Azda že ho rada?“</text:span></text:span></text:p>
        <text:p text:style-name="P11"><text:span text:style-name="CharStyle10"><text:span text:style-name="T24">Zuzka pokrútila hlavou, tajac.</text:span></text:span></text:p>
        <text:p text:style-name="P11"><text:span text:style-name="CharStyle10"><text:span text:style-name="T24">„Že pôjdeš zaň?“</text:span></text:span></text:p>
        <text:p text:style-name="P11"><text:span text:style-name="CharStyle10"><text:span text:style-name="T24">„Ani to — len som sa mu požalovala.“</text:span></text:span></text:p>
        <text:p text:style-name="P11"><text:span text:style-name="CharStyle10"><text:span text:style-name="T24">„Požalovala? A čo si sa mu ty mala žalovať? To ti je otec, či brat? A na koho si sa mu žalovala?“</text:span></text:span></text:p>
        <text:p text:style-name="P11"><text:span text:style-name="CharStyle10"><text:span text:style-name="T24">„Na Jana — že ma nechal.“</text:span></text:span></text:p>
        <text:p text:style-name="P11"><text:span text:style-name="CharStyle10"><text:span text:style-name="T24">„A to bola pravda? Naozaj ťa nechal?“</text:span></text:span></text:p>
        <text:p text:style-name="P11"><text:span text:style-name="CharStyle10"><text:span text:style-name="T24">„Večer sme sa boli pohnevali — ale potom pomerili sme sa.“</text:span></text:span></text:p>
        <text:p text:style-name="P11"><text:span text:style-name="CharStyle10"><text:span text:style-name="T24">„Ó-vy, ó-vy! Len načo sa mu žalovať! Načo — načo!“</text:span></text:span></text:p>
        <text:p text:style-name="P11"><text:span text:style-name="CharStyle10"><text:span text:style-name="T24">„Veď načo! </text:span></text:span><text:span text:style-name="CharStyle10"><text:span text:style-name="T19">I</text:span></text:span><text:span text:style-name="CharStyle10"><text:span text:style-name="T24"> ja želiem. Radšej keby bola onemela! Ale on, keď som mu doniesla jesť, tak čudno hľadel na mňa. Neprihovoril sa mi, ako by sme ani neboli z jednej dediny. To ma mrzelo — chcela som mu niečo len povedať... nuž požalovala som sa mu na Jana. Nuž tak!“</text:span></text:span></text:p>
        <text:p text:style-name="P11"><text:span text:style-name="CharStyle10"><text:span text:style-name="T24">„No už sa stalo. Čo sa stalo, zle sa stalo. Len aby si nejako do reči neprišla — ja sa len toho bojím. Pováž si len, ak by otec...“</text:span></text:span></text:p>
        <text:p text:style-name="P11"><text:span text:style-name="CharStyle10"><text:span text:style-name="T24">Stará nedopovedala. Ani nebolo treba: dcéra už pri nadhodení otca zbledla. Predstavila si ho prísneho, ako ju skúma a, zbadajúc tieň hriechu,</text:span></text:span><text:span text:style-name="CharStyle15"><text:span text:style-name="T24"> </text:span></text:span><text:span text:style-name="CharStyle10"><text:span text:style-name="T24">ako tresce. Hej, keď on povie len slovo, trasie sa pred ním celý dom — od gazdinej až po varešku.</text:span></text:span></text:p>
        <text:p text:style-name="P11"><text:span text:style-name="CharStyle10"><text:span text:style-name="T24">„Veď on to nepočuje. Kto by mu povedal?“</text:span></text:span></text:p>
        <text:p text:style-name="P11"><text:span text:style-name="CharStyle10"><text:span text:style-name="T24">„Ej, veru, dievka moja, čert nespí. Nadhodí sa ľahko holomok a — ja by sa potom radšej neviem kde dela. A Jano — ten by zamlčal? S otcom sú ako jeden palec: ten by tiež nezamlčal.“</text:span></text:span></text:p>
        <text:p text:style-name="P11"><text:span text:style-name="CharStyle10"><text:span text:style-name="T24">Dcéra v nemom úžase zalomila rukami. Mysleť nebola schopná — rady nevidno nikde. Husár jej už bol nielen bedárom, ale strašidlom zo všetkých kútov škľabiacim sa jej. Jej utrápený pohľad uprel sa na matku, vyrážajúc otázku: „Čo robiť?“</text:span></text:span></text:p>
        <text:p text:style-name="P11"><text:span text:style-name="CharStyle10"><text:span text:style-name="T24">Matka mu porozumela.</text:span></text:span></text:p>
        <text:p text:style-name="P11"><text:span text:style-name="CharStyle10"><text:span text:style-name="T24">„Veď čo — veď čo! Ktože ti tu dá rady? Najlepšie by azda bolo, keby sa sobáš odbavil čím skôr.“</text:span></text:span></text:p>
        <text:p text:style-name="P11"><text:span text:style-name="CharStyle10"><text:span text:style-name="T24">Dcéra chytila sa tej myšlienky: „Keby — naozaj: keby!“</text:span></text:span></text:p>
        <text:p text:style-name="P11"><text:soft-page-break/><text:span text:style-name="CharStyle10"><text:span text:style-name="T24">„Ale tu zas nemáš ešte kúpené ani na periny, ani na šaty. Jakubský jarmak sme si pekne-rúče prepásli — môžme si teraz dočkať do Gála. A kým sa to ešte pošije — poriadi: Bože môj...“</text:span></text:span></text:p>
        <text:p text:style-name="P11"><text:span text:style-name="CharStyle10"><text:span text:style-name="T24">„Ako chce — sobášnych šiat nemusím mať, nech sa odbaví všetko len v sviatočných. Veď sú i to pekné a mám ich toľko, že sa nik nenazdá, že by to boly len sviatočné. A obliečky</text:span></text:span><text:span text:style-name="CharStyle15"><text:span text:style-name="T24"> </text:span></text:span><text:span text:style-name="CharStyle10"><text:span text:style-name="T24">na periny — no, to sa i po sobáši došije. Len nech budú jedny — tie druhé sa došijú. To na jedno výnde: či im v truhle I</text:span></text:span><text:span text:style-name="CharStyle10"><text:span text:style-name="T19">e</text:span></text:span><text:span text:style-name="CharStyle10"><text:span text:style-name="T24">žať a či u farbiara.“</text:span></text:span></text:p>
        <text:p text:style-name="P11"><text:span text:style-name="CharStyle10"><text:span text:style-name="T24">„Veď už hej — ale ani čepcov nemáš, koľko by patrilo. Starohorky čakám so dňa na deň, a jakosi nechodia. Ale najhoršie bude ešte s otcom.“</text:span></text:span></text:p>
        <text:p text:style-name="P11"><text:span text:style-name="CharStyle10"><text:span text:style-name="T24">„Nuž?“</text:span></text:span></text:p>
        <text:p text:style-name="P11"><text:span text:style-name="CharStyle10"><text:span text:style-name="T24">„Hm... tak sme zostali na slove, že sobáš bude týždeň pred Všechsvätými. A teraz keď ho my budeme duriť — myslíš si, neopýta sa nás, čo toho príčina? Ten si nedá veru tak ľahko povedať.“</text:span></text:span></text:p>
        <text:p text:style-name="P11"><text:span text:style-name="CharStyle10"><text:span text:style-name="T24">„Dá — prečo nie?“</text:span></text:span></text:p>
        <text:p text:style-name="P11"><text:span text:style-name="CharStyle10"><text:span text:style-name="T24">„Čo ten raz povie — to je už ani pod pečaťou.“</text:span></text:span></text:p>
        <text:p text:style-name="P11"><text:span text:style-name="CharStyle10"><text:span text:style-name="T24">„Veď mu my nepovieme, ale — Jano.“</text:span></text:span></text:p>
        <text:p text:style-name="P11"><text:span text:style-name="CharStyle10"><text:span text:style-name="T24">„Ba pravda je, dievča! Ten mu rozpovie všetko: požaluje sa mu, že nemôžu sa už cez kopačku zaobísť bez nevesty. Že cez žatvu tiež ledva vybiedili bez nej. A tomu uverí najskôr. Len ty povedz Janovi, nech podurí otca — azda ešte všetko bude dobre.“</text:span></text:span></text:p>
        <text:h text:style-name="P29" text:outline-level="1"><text:span text:style-name="CharStyle18"><text:span text:style-name="T24"/></text:span></text:h>
        <text:h text:style-name="P31" text:outline-level="1"><text:bookmark-start text:name="bookmark4"/><text:span text:style-name="CharStyle18"><text:span text:style-name="T24">VI.</text:span></text:span><text:bookmark-end text:name="bookmark4"/></text:h>
        <text:p text:style-name="P11"><text:span text:style-name="CharStyle10"><text:span text:style-name="T24"/></text:span></text:p>
        <text:p text:style-name="P14"><text:span text:style-name="CharStyle10"><text:span text:style-name="T24">V nedeľu po službách božích nehovorilo sa v Lenovci o inom, len o ohláškach Jana Dúbravovie so Zuzkou Bežanovie. Sotva ktorá ohláška prekvapila poctivú obec tak, ako táto. Veď akoby</text:span></text:span><text:span text:style-name="CharStyle15"><text:span text:style-name="T24"> </text:span></text:span><text:span text:style-name="CharStyle10"><text:span text:style-name="T24">i nie! Už i vrabce čvirikaly na streche, že veselie bude len o Všechsvätých, po robotách — a tu zrazu ohláška o pollete, ako by z neba spadla! By sa paroma nehovorilo — keď Dúbravovci sami nechceli sa tak náhliť, odkladali so svadbou, ako mohli; starý Bežan tiež už povedal, že všetko bude len o Všechsvätých, a tu už ohláška! Ozaj, kto to všetko tak prevrátil? Mladý zať — nik iný. Hovorí, že kop</text:span></text:span><text:span text:style-name="CharStyle10"><text:span text:style-name="T19">á</text:span></text:span><text:span text:style-name="CharStyle10"><text:span text:style-name="T24">čka im treba. Len nech mu verí, kto chce: v žatve zaobišli sa bez nej — a v kop</text:span></text:span><text:span text:style-name="CharStyle10"><text:span text:style-name="T19">a</text:span></text:span><text:span text:style-name="CharStyle10"><text:span text:style-name="T24">čku by sa už nemohli! No — kto mu uverí?</text:span></text:span></text:p>
        <text:p text:style-name="P11"><text:span text:style-name="CharStyle10"><text:span text:style-name="T24">A ženy ako toto mrzelo! To </text:span></text:span><text:span text:style-name="CharStyle10"><text:span text:style-name="T19">n</text:span></text:span><text:span text:style-name="CharStyle10"><text:span text:style-name="T24">áhlenie síce nie, ale táto záhada — tá záhada. Ony </text:span></text:span><text:soft-page-break/><text:span text:style-name="CharStyle10"><text:span text:style-name="T24">chcú mať pred sebou jasno — nuž známa ich pilnosť v hľadaní svetla pri záhadách. Nedarmo majú najviac s pradzou práce — ony všetky záhady chcú rozmotať tak, ako pradzu. Keď sa im nadhodí uzol — usilujú sa ho rozmotať. Ak sa nedá, prestrihnú ho a idú ďalej. Pravda, často protivným koncom začnú rozmotávať a prídu na nový uzol. No im to nerobí nič. Len nech majú niečo medzi rukami.</text:span></text:span></text:p>
        <text:p text:style-name="P11"><text:span text:style-name="CharStyle10"><text:span text:style-name="T24">Tak i tu prišly k výsledku — no mlčaly. Nepochválily sa s tým nikomu — verejne. Len po kútoch medzi štyrmi, i šiestimi očami pošuškávalo sa čosi. Bežanovci čosi — čosi cítili. Nemohly zvlášte Zuzke ujsť skúmavé pohľady, ktoré ju všade prenasledovaly. Zapýrila sa sama pred sebou. Stará tiež porozumela všetkému.</text:span></text:span><text:span text:style-name="CharStyle15"><text:span text:style-name="T24"> </text:span></text:span><text:span text:style-name="CharStyle10"><text:span text:style-name="T24">Za každým krokom stretla ženičku, ktorá dobrodušne pozrela na ňu, ako by sa chcela pýtať: „Vo venci pôjde na sobáš a či ako?“</text:span></text:span></text:p>
        <text:p text:style-name="P11"><text:span text:style-name="CharStyle10"><text:span text:style-name="T24">Starému veľmi mnohé nešlo do hlavy: zvlášte tie smutné, zarazené tváre žien. I tá ohláška ho mrzela. Keď Dúbravovci vedeli od fašiangov čakať — mohli sa veru i tých pár týždňov už zaobísť. No on nerád sa zabýval takými otázkami. On má na hlave len zaopatriť, čo treba dievke do vena — ostatné nech si obstarajú ženy samy. Ak si narobia zle, nech sa vykýchajú z toho. On — na jeho dušu — bude mať preto ľahkú hlavu.</text:span></text:span></text:p>
        <text:p text:style-name="P11"><text:span text:style-name="CharStyle10"><text:span text:style-name="T24">Husár Ondráš nevedel o ohláške ničoho. Nemal kto s ním o tom hovoriť. Keď mu doniesly jesť, ani jedna ho neprekvapila tou novinkou. Veď by to bol zázrak, ak by mu to už súseda včera nebola vyrozprávala: načo toľko jazyk drať? A ani nepúšťaly sa s ním do reči, najviac objednaly uňho opálku, alebo čo iné. Do Bežanov nešiel, nemal po čo. </text:span></text:span><text:span text:style-name="CharStyle10"><text:span text:style-name="T19">Í</text:span></text:span><text:span text:style-name="CharStyle10"><text:span text:style-name="T24">sť nič po nič nemohol, a zavďačiť nemal sa už čím. So Zuzkou sa nestretol, lebo tá najviac doma sedela, nerada chodila po dedine — totka ani nečuchla. Rada bola, že chlapec pomaly zabýva.</text:span></text:span></text:p>
        <text:p text:style-name="P11"><text:span text:style-name="CharStyle10"><text:span text:style-name="T24">No Machuľa nemal pokoja. Čosi ustavične trápilo ho. Žiadalo sa mu zas poshovárať sa s ňou, čo len chvíľku. Ale má ísť do Bežanov, a to len na prázdno? Čo odpovie, keď opýtajú sa ho: „Čos’ nám doniesol?“</text:span></text:span></text:p>
        <text:p text:style-name="P11"><text:span text:style-name="CharStyle10"><text:span text:style-name="T24">„Habarku už majú, i opálku. Mám ešte jednu opálku doniesť — ale tej nemám. Ako len pôjdem: ešte sa nazdajú, že som prišiel za tú habarku pýtať. A mal by veru ísť, Zuzke povedať, že súkno už tohto týždňa výnde z klady a pôjde ku krajčírovi; aby sa i ona mala k niečomu. Ale ako ísť... ako?“</text:span></text:span></text:p>
        <text:p text:style-name="P11"><text:span text:style-name="CharStyle10"><text:span text:style-name="T24">Ako sa blížil večer, tak rástla i jeho nespokojnosť. Nikdy ešte neťahalo ho do Bežanov tak, ako dnes. Pol kŕdľa by dal za to, keby mu niekto poradil, na čo sa </text:span></text:span><text:soft-page-break/><text:span text:style-name="CharStyle10"><text:span text:style-name="T24">zriecť. No rady nikde. Nespokojný chodil sem i ta. Myslel hneď na Zuzku, hneď na šaty, hneď na rozsadz. V hlave jeho preháňaly sa myšlienky, ako oblaky v čas letnej búrky.</text:span></text:span></text:p>
        <text:p text:style-name="P11"><text:span text:style-name="CharStyle10"><text:span text:style-name="T24">Pred západom slnka dospel konečne k riešeniu. Zasmial sa veselo a máchal v povetrí rukami. Kto by ho videl, myslel by, že zblaznel. Husi, počujúc jeho divné pohyby, zľakly a shŕkly sa do hŕby, ako by bol orol zakružil nad nimi. Ondráša to ešte väčšmi tešilo. Jeho oči bystro sliedily, ako by niečo hľadaly. Hľa, v prostred čriedy malý kŕdlik. Zameril k nemu rovno — črieda nechala mu ulicu. Majúc pod pazuchou schúlený kabát, vystrel a hodil ho na malý kŕdlik. Črieda sa rozbehla, len tri starygy vrátily sa ku kabátu a, vystrúc krýdla, jedovato sipely naň. No hneď utiekly aj ony: kabát začal sa hádzať s boka na bok. Zpod neho, dierou na chrbte, vykukla hlávka — oči pochopily, čo</text:span></text:span><text:span text:style-name="CharStyle15"><text:span text:style-name="T24"> </text:span></text:span><text:span text:style-name="CharStyle10"><text:span text:style-name="T24">sa robí, vidiac pastierovu ruku siahať na kabát. No pohnúť sa nebolo možno. Kabát je už pod husárovou pazuchou.</text:span></text:span></text:p>
        <text:p text:style-name="P11"><text:span text:style-name="CharStyle10"><text:span text:style-name="T24">„Ale som ťa chytil! No neboj sa — nezabijem ťa.“ Pohladil ju po chrbte — no staryga uštipla ho v ruku svojím ostrým zobákom. „No, no — len sa neboj... neublížim ti.“</text:span></text:span></text:p>
        <text:p text:style-name="P11"><text:span text:style-name="CharStyle10"><text:span text:style-name="T24">Sadol na zem, hus položil si na lono a obňal ju ľavou rukou. V kabáte mal motúz — rozsúkal ho: jeden konec uviazal husi na nohu.</text:span></text:span></text:p>
        <text:p text:style-name="P11"><text:span text:style-name="CharStyle10"><text:span text:style-name="T24">„No, tak — neboj sa. Veď ťa tu nič nezje. O malú chvíľu aj tak prídem po teba.“</text:span></text:span></text:p>
        <text:p text:style-name="P11"><text:span text:style-name="CharStyle10"><text:span text:style-name="T24">Hus zaniesol do vrbiny a priviazal ju o jeden koreň. Kabát prehodil cez plece a — hybaj za kŕdľom. Prestrašené husi, cítiac, že večer už tu, samy od seba tiahly domov. Viedla staryga, čo napadúvala na nohu.</text:span></text:span></text:p>
        <text:p text:style-name="P11"><text:span text:style-name="CharStyle10"><text:span text:style-name="T24">Kŕdeľ dostal sa šťastliv</text:span></text:span><text:span text:style-name="CharStyle10"><text:span text:style-name="T19">e</text:span></text:span><text:span text:style-name="CharStyle10"><text:span text:style-name="T24"> do dediny. Zastavil sa v potoku, vypláknul hrdlo, rozdelil sa na malé skupiny, z ktorých každá obrátila sa k inému dvoru.</text:span></text:span></text:p>
        <text:p text:style-name="P11"><text:span text:style-name="CharStyle10"><text:span text:style-name="T24">Do Bežanov hodil sa tiež malý kŕdlik, šesť ich bolo v ňom. No nešiel tak veselo, ako ostatné, len nesmelo zakrádal sa do dvora. Nemal mu kto cestou hútoriť: „Tata-ta...“ Bez materi s utrápeným gandžaním vošly mladé do dvora. Tu, cíťac sa už po domácky, pustily sa do hlasitého gagotu, ako by chybujúcu starú privolať chcely. No tá nezjavila sa im nikde. Miesto nej vyšla gazdiná so žrádlom, hodiac i</text:span></text:span><text:span text:style-name="CharStyle10"><text:span text:style-name="T19">m </text:span></text:span><text:span text:style-name="CharStyle10"><text:span text:style-name="T24">ho na prostred dvora. Húsky, hodiac sa naň, zabudly hneď na svoj žiaľ. No gazdiná na prvý pohľad videla, že starygy niet. Vybehne na cestu a volá: „Šura-šura! Šur-šur — šura, na!“ Ale odnikiaľ neprichodil dobre povedomý gagot starygy. Bežanka pobrala sa hore dedinou.</text:span></text:span></text:p>
        <text:p text:style-name="P11"><text:soft-page-break/><text:span text:style-name="CharStyle10"><text:span text:style-name="T24">„Šura-šura! Šurička moja — šura-šura!“</text:span></text:span></text:p>
        <text:p text:style-name="P11"><text:span text:style-name="CharStyle10"><text:span text:style-name="T24">Nehlásila sa jej.</text:span></text:span></text:p>
        <text:p text:style-name="P11"><text:span text:style-name="CharStyle10"><text:span text:style-name="T24">„Ach, Bože — nemalo sa to už kedy indy stať! Človek nevie, kde mu hlava stojí, a musí sa ešte za husami sháňať. Len či ju niekde neodpásol! Rok po rok vyviedla po dvanástoro... nikdy takej husi nebude! Joj, Bože — i tie syrníky mi prihoria — radostník tiež treba medom potreť... a toto musíš takto nemilobohu sa motať. Ale predsa ohlásim sa u toho naničhodníka naničhodného.“</text:span></text:span></text:p>
        <text:p text:style-name="P11"><text:span text:style-name="CharStyle10"><text:span text:style-name="T24">„Kdeže je moja hus?“ zavolala oblokom do izby.</text:span></text:span></text:p>
        <text:p text:style-name="P11"><text:span text:style-name="CharStyle10"><text:span text:style-name="T24">Jej krotká tvár horela hnevom.</text:span></text:span></text:p>
        <text:p text:style-name="P11"><text:span text:style-name="CharStyle10"><text:span text:style-name="T24">Ondráš sa jej zľakol. Už chcel povedať všetko — všetko. Tak bridilo sa mu klamať túto ženu, ktorú ctil, miloval. Pohliadol na ňu svojím krotkým, ohlupelým okom. „Ale vám neprišla?“</text:span></text:span></text:p>
        <text:p text:style-name="P11"><text:span text:style-name="CharStyle10"><text:span text:style-name="T24">„Nuž ale by ju azda vystíhala, keby bola prišla? Pravdaže neprišla!“</text:span></text:span></text:p>
        <text:p text:style-name="P11"><text:span text:style-name="CharStyle10"><text:span text:style-name="T24">Už chcel jej vyznať, no bál sa jej hnevu. „Nezatárala sa niekde v dedine — za hrtanom?“</text:span></text:span></text:p>
        <text:p text:style-name="P11"><text:span text:style-name="CharStyle10"><text:span text:style-name="T24">Tu Bežanka zostala v hneve bez seba. Bezohľadne kričala naňho: „A čo by sa mala moja hus za hrtanom tárať? Azda ju nenakŕmim každé ráno, každý večer!“</text:span></text:span></text:p>
        <text:p text:style-name="P11"><text:span text:style-name="CharStyle10"><text:span text:style-name="T24">„Čože si to zas vyviedol — ozembuch!“ ohlásila sa i totka, vyjdúc z kuchyne. „Už si si veru hodne ušil halienu i nohavice! Hneď by mu krk odkrútila. Kokoš! Čo len sháňa na tej paši! Teraz už bude rozsadz: tri husi odpásť — nemilobohu. Už vidím, nedostane ani krajciara.“</text:span></text:span></text:p>
        <text:p text:style-name="P11"><text:span text:style-name="CharStyle10"><text:span text:style-name="T24">„Ale moja hus — moja. Nedala by jej, a čo by mi ju zlatom odvážil. Veď tá každý rok vyvedie po dvanástoro: i toho roku — ale sa somlely dolu žľabmi.“</text:span></text:span></text:p>
        <text:p text:style-name="P11"><text:span text:style-name="CharStyle10"><text:span text:style-name="T24">„Musela na paši zostať“, nadhodil husár, ale nesmelo.</text:span></text:span></text:p>
        <text:p text:style-name="P11"><text:span text:style-name="CharStyle10"><text:span text:style-name="T24">„Ach, joj — iďže ho v čerty!“ zasmiala sa jedovat</text:span></text:span><text:span text:style-name="CharStyle10"><text:span text:style-name="T19">e</text:span></text:span><text:span text:style-name="CharStyle10"><text:span text:style-name="T24"> Bežanka. „Tá by ti šla na paši zostať... tá má viac rozumu, že desať takých, ako si ty. Tá by zostala! Joj — ale musím už ísť... radostník mi prihorí. Dobre sa majte!“ A už bolo počuť dvercia privreť. Bežanka odišla. Husár sa ešte štuchal po izbe, bez všetkého poriadku.</text:span></text:span></text:p>
        <text:p text:style-name="P11"><text:span text:style-name="CharStyle10"><text:span text:style-name="T24">„Ale sa ho poberáš!“ kričala naň totka. „Abys’ ju doviedol. Ani mi nepríď bez nej.“</text:span></text:span></text:p>
        <text:p text:style-name="P11"><text:span text:style-name="CharStyle10"><text:span text:style-name="T24">Husár odišiel z domu, za husou. „Nedovediem... just nedovediem... na protiveň — ale donesiem... aby vedely, donesiem! A jako sa hnevá... tá Bežanovie — pre jednu hus! No veď sa nebudeš dlho hnevať.“ A usmial sa falošne — hlas triasol sa mu vnútorným rozochvením a radosťou; ústa uťahovaly sa mu kŕčovite s boka na bok.</text:span></text:span></text:p>
        <text:p text:style-name="P11"><text:soft-page-break/><text:span text:style-name="CharStyle10"><text:span text:style-name="T24">Totka chodila jako v trapiech po dome. Z kuchyne do izby — z izby do kuchyne, zabudnúc zakaždým cieľ svojej cesty. V ruke nosila varechu od vody, i zanorila ju do horúcej kaše, miesto do vody. Mlieko zas precedila do pareníka, kde prirábala na kabáče. Pod sieňu vyšla po triesky a doniesla — paradlo. Tak šlo až do mraku, až do tvrdej noci.</text:span></text:span></text:p>
        <text:p text:style-name="P11"><text:span text:style-name="CharStyle10"><text:span text:style-name="T24">„Pane Bože... čo sa mi to dnes robí? Ach, všetko preň — všetko! Hriešna stvora — čo sa natrápiš — joj! Čo som sa zaň namodlila, a ono darmo — darmo. Otrhaný chodí, ako lipa, a prepása všetko — všetko.“</text:span></text:span></text:p>
        <text:p text:style-name="P11"><text:span text:style-name="CharStyle10"><text:span text:style-name="T24">Indy o takomto čase ľahla, dnes sedela ešte u obloka a hľadela do tmavej noci. Konečne buchly dverce i ozvaly sa kroky pod oblokom. Z hustej tmy vnorila sa v svetlo vetchá postava Ondrášova. Totku zarazil výraz jeho vyjasnenej tvári. Každá žilka vibrovala rozčúlením, radosťou, blahom. Rozopäl otrhaný kabát a vytiahol zpod neho pol syrníka a trasúcou sa rukou položil ho pred totku.</text:span></text:span></text:p>
        <text:p text:style-name="P17"><text:span text:style-name="CharStyle10"><text:span text:style-name="T24">„Nate — to Bežanovie poslali... výsluhu.“</text:span></text:span></text:p>
        <text:p text:style-name="P21"><text:span text:style-name="CharStyle10"><text:span text:style-name="T24">„A hus?“</text:span></text:span></text:p>
        <text:p text:style-name="P17"><text:span text:style-name="CharStyle10"><text:span text:style-name="T24">„Ejha, hus je tu! Doniesol som ju s paše.“</text:span></text:span></text:p>
        <text:p text:style-name="P21"><text:span text:style-name="CharStyle10"><text:span text:style-name="T24">Totka zasmiala sa srdečne.</text:span></text:span></text:p>
        <text:p text:style-name="P11"><text:span text:style-name="CharStyle10"><text:span text:style-name="T24">„Ale naozaj? Doniesols’ ju? A jakos’ ju našiel?“</text:span></text:span></text:p>
        <text:p text:style-name="P11"><text:span text:style-name="CharStyle10"><text:span text:style-name="T24">„Na vrbine zachytila sa jej o korienok laba. Nemohla si spomôcť.“</text:span></text:span></text:p>
        <text:p text:style-name="P11"><text:span text:style-name="CharStyle10"><text:span text:style-name="T24">„Chvala Pánu Bohu! Keď je len tu!“</text:span></text:span></text:p>
        <text:p text:style-name="P11"><text:span text:style-name="CharStyle10"><text:span text:style-name="T24">Nevdojak pohliadla na syrník. Ondráš ponúkol ju ešte raz: „Nate... doniesol som vám...“</text:span></text:span></text:p>
        <text:p text:style-name="P11"><text:span text:style-name="CharStyle10"><text:span text:style-name="T24">„Nie, nie. Nebudem. Tebe sa zíde... len zjedz sám.“</text:span></text:span></text:p>
        <text:p text:style-name="P11"><text:span text:style-name="CharStyle10"><text:span text:style-name="T24">„Ja? Ja som už zjedol... to je vám.“</text:span></text:span></text:p>
        <text:p text:style-name="P11"><text:span text:style-name="CharStyle10"><text:span text:style-name="T24">Pohliadla na chovanca. Jej oko zažiarilo zas oným materskej lásky výrazom, ktorý sa tajne vkráda v srdce Ondrášovo a otvára ho do korán. Totka pomyslela: „Má srdce... oj, srdce má. Dal by i košeľu so seba. Nebožiatko, ono je ako dieťa. Neublíži ani muche; nezavadí do nikoho... ani čo by ho na svete nebolo. A nemá nikoho — len mňa; nik ho nenapraví na dobrú cestu, len ja. Hej, neopustím ho — neopustím.“ </text:span></text:span><text:span text:style-name="CharStyle10"><text:span text:style-name="T19">I</text:span></text:span><text:span text:style-name="CharStyle10"><text:span text:style-name="T24"> utrela slzu z navlhlého oka.</text:span></text:span></text:p>
        <text:p text:style-name="P11"><text:span text:style-name="CharStyle10"><text:span text:style-name="T24">„Sadni si sem — ko mne, na lavicu. Takl“ A totka pohladila ho po nepoddajných, drsných vlasoch. Pocítil, že totka je zas mäkká, prístupná, že jej srdce opäť silnejšie bije zaňho. Nadhodil nesmelo:</text:span></text:span></text:p>
        <text:p text:style-name="P11"><text:soft-page-break/><text:span text:style-name="CharStyle10"><text:span text:style-name="T24">„Totka — ušije tie nohavice aj tú halenu?“ „A jakože!“ totka veľmi horliv</text:span></text:span><text:span text:style-name="CharStyle10"><text:span text:style-name="T19">e</text:span></text:span><text:span text:style-name="CharStyle10"><text:span text:style-name="T24"> dokladala. „Pravdaže, musí! Po rozsadzi v tú nedeľu už budú na tebe. Pôjdeš v nich do kostola; pôjdeme spolu, ako si s nebohou matkou chodieval — Pán Boh ju osláv!“</text:span></text:span></text:p>
        <text:p text:style-name="P11"><text:span text:style-name="CharStyle10"><text:span text:style-name="T24">„A nemohol by ich prvej ušiť? Povedzte mu — do nedele.“</text:span></text:span></text:p>
        <text:p text:style-name="P11"><text:span text:style-name="CharStyle10"><text:span text:style-name="T24">Totkou zas trhlo — nepokoj zavládol v jej duši. No kľudným hlasom hľadela sa ho pýtať: „A načo by ti boly — na nedeľu? Do kostola nechodíš — ani nič.“</text:span></text:span></text:p>
        <text:p text:style-name="P11"><text:span text:style-name="CharStyle10"><text:span text:style-name="T24">„Nedbal by ísť...“</text:span></text:span></text:p>
        <text:p text:style-name="P11"><text:span text:style-name="CharStyle10"><text:span text:style-name="T24">„A husi?“</text:span></text:span></text:p>
        <text:p text:style-name="P11"><text:span text:style-name="CharStyle10"><text:span text:style-name="T24">„Zapasiete vy. Rád by počuť ohlášky — už bude druhá.“</text:span></text:span></text:p>
        <text:p text:style-name="P11"><text:span text:style-name="CharStyle10"><text:span text:style-name="T24">Totka zbledla. V ušiach jej zahučalo, ako by popri nej ryčal vodopád. Celá vzrušená vyskočila: „A kto ti to povedal? kto ti rozprával o ohláškach?“</text:span></text:span></text:p>
        <text:p text:style-name="P11"><text:span text:style-name="CharStyle10"><text:span text:style-name="T24">„Kto iný?... Ona. Pekne — pekne...“ a s výčitkou pozrel na ňu. „Vy mi nežičíte tejto radosti — zamlčíte predo mnou všetko, čo je dobré. Len keď ma treba harušiť — nezamlčíte nič. Keby nie ona, nebol by ani vedel, že už máme ohlášku. A na prvej som si ani nebol. Ani stužky som jej nekúpil.“</text:span></text:span></text:p>
        <text:p text:style-name="P11"><text:span text:style-name="CharStyle10"><text:span text:style-name="T24">„Komu?“</text:span></text:span></text:p>
        <text:p text:style-name="P11"><text:span text:style-name="CharStyle10"><text:span text:style-name="T24">„Jej — jej! Mladý zať sa len má preukázať — a ja...“</text:span></text:span></text:p>
        <text:p text:style-name="P11"><text:span text:style-name="CharStyle10"><text:span text:style-name="T24">„Nie, moje dieťa — nekupuj jej ty nič. Daj jej pokoj... ani nepozri v tú stranu!“</text:span></text:span></text:p>
        <text:p text:style-name="P11"><text:span text:style-name="CharStyle10"><text:span text:style-name="T24">„Ale pred oddávaním — pred sobášom? Čo by svet riekol na to? Pomyslite!“</text:span></text:span></text:p>
        <text:p text:style-name="P11"><text:span text:style-name="CharStyle10"><text:span text:style-name="T24">Starej div srdce nepuklo nad ním. „Nebožiatko! Čo má s ním... ešte teraz— pred samým veselím! Robila by to, keby mala Boha pri sebe? Boh jej to odplať!“</text:span></text:span></text:p>
        <text:p text:style-name="P11"><text:span text:style-name="CharStyle10"><text:span text:style-name="T24">„Choď, moje dieťa — ľahni a odpočiň si. Zajtra musíš včas vstať.“</text:span></text:span></text:p>
        <text:p text:style-name="P11"><text:span text:style-name="CharStyle10"><text:span text:style-name="T24">Ondráš odišiel, ľahol si — no nezažmúril oka: snil i s otvorenými očami. Stará krútila sa ešte hodnú chvíľku po izbe — sama nevediac, načo. Syrník, čo jej poslali, pomrvila do pomýj...</text:span></text:span></text:p>
        <text:p text:style-name="P4"><text:span text:style-name="CharStyle10"><text:span text:style-name="T24"/></text:span></text:p>
        <text:p text:style-name="P24"><text:span text:style-name="CharStyle10"><text:span text:style-name="T24">V</text:span></text:span><text:span text:style-name="CharStyle10"><text:span text:style-name="T19">I</text:span></text:span><text:span text:style-name="CharStyle10"><text:span text:style-name="T24">l.</text:span></text:span></text:p>
        <text:p text:style-name="P11"><text:span text:style-name="CharStyle10"><text:span text:style-name="T24"/></text:span></text:p>
        <text:p text:style-name="P14"><text:span text:style-name="CharStyle10"><text:span text:style-name="T24">Od tohto večera hrubý krajčír dedinský nevedel sa obhrnúť pred svetom. Mal roboty plné ruky, a čo by ich mal štvoro, ani tak by si nedal rady. A jakoby aj nie? Svadbu tak nešetrne preložili, že čo malo byť hotové za desať týždňov, to musí byť teraz za dva! Mladému zaťovi nový oblek, a to cifrovaný — koľko sa len cifier zmestí! Družbom tiež treba čo-to: tu nohavice, tu haleny. A práve teraz nadhodí sa i husár. </text:span></text:span><text:soft-page-break/><text:span text:style-name="CharStyle10"><text:span text:style-name="T24">Dvaadvadsať rokov vedel sa zaobísť bez súkenných nohavíc a haleny — a teraz, aby ho jedoval, každý od Boha deň ráno i večer príde upomínať. Chudák krajčír nikdy v takomto nebol. Radšej by neslýchal o ničom, oželel by i ten zárobček — i tak je to len ako psovi mucha — len aby sa mu zlevilo tej roboty. No na šťastie totka husárova zas každý deň na poludnie prichádza a zakazuje mu tie háby dohotoviť. Nuž nikdy nedodržal rozkaz zákazčíka</text:span></text:span><text:span text:style-name="CharStyle16"><text:span text:style-name="T24"> </text:span></text:span><text:span text:style-name="CharStyle10"><text:span text:style-name="T24">toľme, ako práve teraz. Nebol by sa od neho uhnul ani o vlas.</text:span></text:span></text:p>
        <text:p text:style-name="P11"><text:span text:style-name="CharStyle10"><text:span text:style-name="T24">No tu posvietil ten s rožkami — ženu, krajčírovu ženu. Tá vo veľkej súre priložila ruky k práci a sošívala jedno za druhým chytro, pekne. Krajčír rástol od radosti — takú ženu mať! Ale tá v omyle vzala do roboty husárovu halenu. Krajčír zbadal chybu až vtedy, keď mal prišívať šnúry na ňu. Poškrabal sa mrzut</text:span></text:span><text:span text:style-name="CharStyle10"><text:span text:style-name="T19">e</text:span></text:span><text:span text:style-name="CharStyle10"><text:span text:style-name="T24">, no konečne riešil:</text:span></text:span></text:p>
        <text:p text:style-name="P11"><text:span text:style-name="CharStyle10"><text:span text:style-name="T24">„Nuž keď je tak — nechže bude tak! Sbodni mu i tie nohavice, nech si ich tam má. Mne sú jeho peniaze také, ako i Dúbravove, alebo hocikoho iného: sú okrúhle i klzké — utekajú zpod rúk. A takýto ešte skôr zaplatí, že tí magnáši, čo remeselníka len za nič majú.“</text:span></text:span></text:p>
        <text:p text:style-name="P11"><text:span text:style-name="CharStyle10"><text:span text:style-name="T24">A krajčír, dľa žiadosti Ondrášovej, dohotovil háby. Totka vyhrešila krajčíra, no konečne vyplatila od nich, sviazala do batôžka a zavrela ich do truhly.</text:span></text:span></text:p>
        <text:p text:style-name="P11"><text:span text:style-name="CharStyle10"><text:span text:style-name="T24">Husár jasal nad svojimi šatami. „No, už nebudem otrhaný chodiť — nemusíte sa hanbiť za mňa. Teraz už môžem ísť i do kostola — len klobúka ešte nemám. Zajtra pôjdem si ho kúpiť, aj stužky naň.“</text:span></text:span></text:p>
        <text:p text:style-name="P11"><text:span text:style-name="CharStyle10"><text:span text:style-name="T24">„Ale čo sa máš náhliť. Do rozsadzu — Bože môj...“</text:span></text:span></text:p>
        <text:p text:style-name="P11"><text:span text:style-name="CharStyle10"><text:span text:style-name="T24">„Ja — mne klobúk treba... keď je všetko nové. Hm — ako by šiel do kostola... Ozaj — vy hotujete niečo?“</text:span></text:span></text:p>
        <text:p text:style-name="P17"><text:span text:style-name="CharStyle10"><text:span text:style-name="T24">„A čo mám hotoviť? Nemám čo hotoviť.“</text:span></text:span></text:p>
        <text:p text:style-name="P21"><text:span text:style-name="CharStyle10"><text:span text:style-name="T24">„No, veď sa to u Bežanov všetko odbaví... už pečú! Dnes už i jalovicu zabili.“</text:span></text:span></text:p>
        <text:p text:style-name="P11"><text:span text:style-name="CharStyle10"><text:span text:style-name="T24">„Už? To už na veselie!“</text:span></text:span></text:p>
        <text:p text:style-name="P11"><text:span text:style-name="CharStyle10"><text:span text:style-name="T24">„Bol som tam, keď ju zabíjali... na holohumnici. Zuzka utiekla z domu: nemohla sa na to dívať — a ja som neutiekol.“</text:span></text:span></text:p>
        <text:p text:style-name="P11"><text:span text:style-name="CharStyle10"><text:span text:style-name="T24">„Povedala som ti, aby si sa ta nevláčil — čo neslúchneš?“</text:span></text:span></text:p>
        <text:p text:style-name="P11"><text:span text:style-name="CharStyle10"><text:span text:style-name="T24">„Musím pomáhať — čo by povedali?“</text:span></text:span></text:p>
        <text:p text:style-name="P11"><text:span text:style-name="CharStyle10"><text:span text:style-name="T24">„Bez teba zaobišli by sa tam dobre.“</text:span></text:span></text:p>
        <text:p text:style-name="P11"><text:span text:style-name="CharStyle10"><text:span text:style-name="T24">No nemohla sa už hnevať naň: veď on ničomu nie vina, ale tie. Už dávno vrelo v </text:span></text:span><text:soft-page-break/><text:span text:style-name="CharStyle10"><text:span text:style-name="T24">nej — dnes prekypovalo. Bola by šla do Bežanov rovno a vyzrubila im pravdu, ale nechcelo sa jej. Do svadobného domu stranní ľudia neradi chodia. Ale stará Bežanka má prísť dnes s radostníkom, i ostrila si jazyk na ňu. Mienila jej dôkladne rozložiť, ako hriešne si zahráva s ľahkoverným, nedospelým husárom.</text:span></text:span></text:p>
        <text:p text:style-name="P11"><text:span text:style-name="CharStyle10"><text:span text:style-name="T24">Čakaný okamih prišiel. Pred večerom dohrnula sa Bežanka s ohromným košom na chrbte. V ňom poskladané koláče, ktoré tým viac miznú, čím viac domov opáli gazdiná.</text:span></text:span></text:p>
        <text:p text:style-name="P11"><text:span text:style-name="CharStyle10"><text:span text:style-name="T24">Totka bez všetkých okolkov začala: „Veru by sa nebola nazdala, že nám takútu zhubu robiť budete — ty i tvoja dievka. Chlapec nebožiatko bol pri pokoji, nikdy mu nič nezišlo na um — kým mi ho nezbaláchala. Ja, že to len zo všetečnosti sa jej pridalo — a ono zas</text:span></text:span><text:span text:style-name="CharStyle15"><text:span text:style-name="T24"> </text:span></text:span><text:span text:style-name="CharStyle10"><text:span text:style-name="T24">druhý raz. A ešte jej i ty pomáhaš! Ja neviem, </text:span></text:span><text:span text:style-name="CharStyle10"><text:span text:style-name="T19">č</text:span></text:span><text:span text:style-name="CharStyle10"><text:span text:style-name="T24">o sme ti kedy urobili! Každému dám pokoj, a predsa každý ťa škubne, kde len môže. Len prečo — prečo?“</text:span></text:span></text:p>
        <text:p text:style-name="P11"><text:span text:style-name="CharStyle10"><text:span text:style-name="T24">„A čo si máte želieť: my sme neurobily nič ani vám, ani vášmu chlapcovi.“</text:span></text:span></text:p>
        <text:p text:style-name="P11"><text:span text:style-name="CharStyle10"><text:span text:style-name="T24">„Neurobily! Veď ja viem, že vám je to nič, keď pripravíte nás o poctivosť. Vám je to nič, keď i s chlapcom výndem na posmech. Ale keď je to nič vám: pôjdem k tvojmu, alebo do Dúbravov — a rozpoviem, ako zavádzate môjho chlapca. Veď tí nepovedia, že je to nič. Uvidím ja, či ešte jest pravda na svete.“</text:span></text:span></text:p>
        <text:p text:style-name="P11"><text:span text:style-name="CharStyle10"><text:span text:style-name="T24">Totka bola jako v plameni. Tvár jej blčala, hlas sa jej triasol. Bežanka stála pred ňou zahanbená, neopovážiac sa ani oka pozdvihnúť. Len keď jej začala hroziť, že ju pred mužom obdá, zachvela sa strachom.</text:span></text:span></text:p>
        <text:p text:style-name="P11"><text:span text:style-name="CharStyle10"><text:span text:style-name="T24">„Prosím vás, nehnevajte sa, totka. Z čistého srdca vám povedám, že nechcela som vám robiť obidu. Ale čo som mala robiť? On ide do poľa, vyhľadá mi hus, donesie mi ju na rukách domov — a ja mala by ho zarmútiť! A taký bol vytešený, keď ju doniesol — dobre sa mu od radosti niečo nestalo. Už som mala na jazyku, že mu poviem, aby Zuzke neveril, že z neho urobila blázna; ale keď som mu pozrela do tej vytešenej tvári, srdce mi nedalo. Nemohla som ho zarmútiť — srdce by mu bolo puklo. Povedzte len: či sme my príčina toho?… Prečo nám ho je tak ľúto — kto t</text:span></text:span><text:span text:style-name="CharStyle10"><text:span text:style-name="T19">o vie. Pol</text:span></text:span><text:span text:style-name="CharStyle10"><text:span text:style-name="T24"> gazdovstva by dala, keby sa to </text:span></text:span><text:span text:style-name="CharStyle10"><text:span text:style-name="T19">mohlo nejako </text:span></text:span><text:span text:style-name="CharStyle10"><text:span text:style-name="T24">preinačiť, napraviť.</text:span></text:span></text:p>
        <text:p text:style-name="P11"><text:span text:style-name="CharStyle10"><text:span text:style-name="T24">„Zle je naprávať, keď je už pozde. Čo vyhodíš, to nelapíš. Môj chlapec nevie klamať — nuž nazdáva sa, že aj druhí len pravdu vravia, a ešte keď mu sľúbi niečo také dievča! Povedzte: či by aj druhý vďačne neuveril? A tak on sa ufá, že pôjde on na sobáš. Na nešťastie i háby mu ušili. Ja len neviem, ako si s ním poradím, keď </text:span></text:span><text:soft-page-break/><text:span text:style-name="CharStyle10"><text:span text:style-name="T24">príde sobáš. Ale poručeno Bohu! Keď ste si to vedeli nasnovať, teraz si odsnúvajte! Len vám bude hanba, keď si k nej kľakne pred oltár. Jemu veru nie!“</text:span></text:span></text:p>
        <text:p text:style-name="P11"><text:span text:style-name="CharStyle10"><text:span text:style-name="T24">„Vy mu povedzte sami, čo je vo veci. Vás najskôr slúchne.“</text:span></text:span></text:p>
        <text:p text:style-name="P11"><text:span text:style-name="CharStyle10"><text:span text:style-name="T24">„A myslíš, že srdce moje je z kameňa? Tebe ho bolo ľúto, a mne ho nemá byť ľúto! Mohli ste mu povedať: vám by uveril — tvojej dievke by bol na jedno slovo uveril. Mne veru nie. Na moje reči nedá nič...“</text:span></text:span></text:p>
        <text:p text:style-name="P11"><text:span text:style-name="CharStyle10"><text:span text:style-name="T24">„Ale majteže trpelivosti ako mak. Veď moja dievka sa tiež nenazdala, že to takto vypadne. Chcela si s ním trochu zažartovať: nezkúsené dievča — niet sa mu čo diviť.“</text:span></text:span></text:p>
        <text:p text:style-name="P11"><text:span text:style-name="CharStyle10"><text:span text:style-name="T24">„Nuž dobre: môj chlapec je ešte mladší a má horší rozum. Nedivte sa mu, ak vám na veselí niečo vykoná... To bude potom vaše.“</text:span></text:span></text:p>
        <text:p text:style-name="P11"><text:span text:style-name="CharStyle10"><text:span text:style-name="T24">„I celkom sa len hneváte? Veď by bolo iné,</text:span></text:span><text:span text:style-name="CharStyle16"><text:span text:style-name="T24"> </text:span></text:span><text:span text:style-name="CharStyle10"><text:span text:style-name="T24">keby sa bolo naschvál urobilo, ale nevedomý hriech, a toľkýto hnev!“</text:span></text:span></text:p>
        <text:p text:style-name="P11"><text:span text:style-name="CharStyle10"><text:span text:style-name="T24">„Keď vy tak, i ja budem tak! Dosiaľ som trpela, ale od týchto čias konec.“</text:span></text:span></text:p>
        <text:p text:style-name="P11"><text:span text:style-name="CharStyle10"><text:span text:style-name="T24">„A viete, že by sa všetko rozišlo? Keby zvedel môj starý, alebo mladý zať — nech Pán Boh chráni! Prišlo by nám potom z tejto dediny utiecť. Prišla by mi dievka ešte do väčších rečí. Počuli ste, čo smysleli na ňu preto, že ponáhľame sa so svadbou?“ A Bežanka čosi starej pošepla. Totkina tvár predĺžila sa úžasom — jej pery zašeptaly:</text:span></text:span></text:p>
        <text:p text:style-name="P11"><text:span text:style-name="CharStyle10"><text:span text:style-name="T24">„Planý svet — planý svet!“</text:span></text:span></text:p>
        <text:p text:style-name="P11"><text:span text:style-name="CharStyle10"><text:span text:style-name="T24">„A viete, prečo sa náhlime? Nič pre inšie, len pre vášho chlapca, aby sa dlho na ňu nedržal. Čím skôr sa odbaví svadba, tým skôr si ju vyhodí z hlavy: lebo kto vie, čo by sa mu mohlo ešte stať, keby dlhšie chodil k nám. Takto ho trochu pomrzí, potrápi, ale pomaly azda len zabudne na ňu. A on ju veľmi rád vidí: Bože môj — samej mi ho je tak ľúto! Keby nemusela, veru by mu ani za svet nerobila toto.“</text:span></text:span></text:p>
        <text:p text:style-name="P11"><text:span text:style-name="CharStyle10"><text:span text:style-name="T24">Totka trochu, o poznanie zmäkla, no i teraz durným hlasom pýtala sa jej:</text:span></text:span></text:p>
        <text:p text:style-name="P11"><text:span text:style-name="CharStyle10"><text:span text:style-name="T24">„Nuž čo urobíme, aby vám na svadbu neprišiel? Ja neviem, čo robiť.“</text:span></text:span></text:p>
        <text:p text:style-name="P11"><text:span text:style-name="CharStyle10"><text:span text:style-name="T24">„Niekde ho poslať“, radila Bežanka.</text:span></text:span></text:p>
        <text:p text:style-name="P11"><text:span text:style-name="CharStyle10"><text:span text:style-name="T24">„A ti pôjde? Čožes’ mu vyložila na dlaň, kedy má byť sobáš? Veď by on nebol vedel o ničom nič. Ja som sa mu s tým tajila a</text:span></text:span><text:span text:style-name="CharStyle15"><text:span text:style-name="T24"> </text:span></text:span><text:span text:style-name="CharStyle10"><text:span text:style-name="T24">modlila sa — hej, veru modlila, aby mu to nik nepovedal. A ty si mu to musela rozložiť: koho by to nenahnevalo?“</text:span></text:span></text:p>
        <text:p text:style-name="P11"><text:span text:style-name="CharStyle10"><text:span text:style-name="T24">„Keby sme sa my boly o tom nazdaly! Ale my sme myslely, že o svadbe už vie.“</text:span></text:span></text:p>
        <text:p text:style-name="P11"><text:span text:style-name="CharStyle10"><text:span text:style-name="T24">„No, už sa stalo. Darmo je!“</text:span></text:span></text:p>
        <text:p text:style-name="P11"><text:soft-page-break/><text:span text:style-name="CharStyle10"><text:span text:style-name="T24">„Veď stalo — veď stalo!“ A Bežanka s ťažkým srdcom odišla.</text:span></text:span></text:p>
        <text:p text:style-name="P18"><text:span text:style-name="CharStyle10"><text:span text:style-name="T24">Totka tiež zostala smutná, nevediac pomoci. Rozmýšľala, ako prekaziť, aby jej chlapec neurobil posmech i sebe i druhým. No rady, pomoci — nikde. Čím väčšmi blížila sa svadba, tým väčšmi bledla nádej na dobrý konec.</text:span></text:span></text:p>
        <text:p text:style-name="P22"><text:span text:style-name="CharStyle10"><text:span text:style-name="T24"/></text:span></text:p>
        <text:p text:style-name="P4"><text:span text:style-name="CharStyle10"><text:span text:style-name="T24">V</text:span></text:span><text:span text:style-name="CharStyle10"><text:span text:style-name="T19">III</text:span></text:span><text:span text:style-name="CharStyle10"><text:span text:style-name="T24">.</text:span></text:span></text:p>
        <text:p text:style-name="P11"><text:span text:style-name="CharStyle10"><text:span text:style-name="T24"/></text:span></text:p>
        <text:p text:style-name="P14"><text:span text:style-name="CharStyle10"><text:span text:style-name="T24">Už je po sobáši. Jano Dúbravovie a Zuzka Bežanovie sú svoji. Nikdy nebolo krajšieho sobáša v Lenovci! Do kostola nahrnulo sa toľko divákov, že ani lavice nestačily. Akoby aj nie! Pred každým obyvateľom lenoveckým ležala záhada, ktorú nevedel rozlúštiť. Všetci trudili sa nad tým, prečo odbavili tak chytro sobáš. Nevestina výprava ešte neúplná, neskončená — iste po sobáši má sa doplniť. Čo primalo Bežan</text:span></text:span><text:span text:style-name="CharStyle10"><text:span text:style-name="T19">a</text:span></text:span><text:span text:style-name="CharStyle10"><text:span text:style-name="T24">, dôkladného, poriadneho gazdu, aby pri svadbe svojej dcéry postupoval proti svojej obyčaji, podľa ktorej vždy a všade konal. Jedni hľadali príčinu toho v tom, iní v inom. No väčšina myslela, že je na tej pravej ceste. Mladucha v posledné dni tak zriedka vychádzala z domu, a i vtedy mala úzkostlivý výraz tvári. Vidno, chcela sa ukryť pred očima zvedavých. Prečo? Nik neopovážil sa domnienku svoju druhým ani pošepnúť — nie to otvorene povedať. Ten starý Bežan je taký prudký — nehodno zavadiť doň. Všetko mlčalo, no oči tým jasnejšie hovorily. Sobáš mal dokázať, či domnienka tá je pravá: preto toľko divákov. Všetky oči uprely sa na hlavu nevestinu — neviem, čo mal</text:span></text:span><text:span text:style-name="CharStyle10"><text:span text:style-name="T19">y</text:span></text:span><text:span text:style-name="CharStyle10"><text:span text:style-name="T24"> obzerať na nej. Iba ak ten venec! Je taký krásny, zelený — posiaty ružami. Akiste ten obdivujú...</text:span></text:span></text:p>
        <text:p text:style-name="P11"><text:span text:style-name="CharStyle10"><text:span text:style-name="T24">Mladucha je nie úzkostlivá. Pred oltárom až prihlasno hovorí. A keď sa obráti k odchodu, jej oči so záľubou a výrazom kľudu slieďa po zástupe. Pozerá dlho-dlho. No nevidí tam toho, koho hľadá: jej krok je tým istejší a tvár tým väčším žiari blahom.</text:span></text:span></text:p>
        <text:p text:style-name="P11"><text:span text:style-name="CharStyle10"><text:span text:style-name="T24">Akoby nie! Po jej boku pyšno si vykračuje Janko. Ako by predvídal, že toto už posledný raz, čo má okúzliť ľudí pružným, ľahkým krokom. Po svadbe už musí složiť mládenecké obyčaje — i krok jeho musí byť vážnejší, ťažší. Strojne kladie nohu k nohe v priliehajúcich jančiarkach. Jeho oblek pekný, ba nádherný. Dedinský krajčír nevedel by už krajšieho ušiť. Všetky výplody svojej fantázie rozosial po nohaviciach a halene jeho. Kde len mohol, hodil nejakú cifru; nevynechal ani takého miestka,</text:span></text:span><text:span text:style-name="CharStyle15"><text:span text:style-name="T24"> </text:span></text:span><text:span text:style-name="CharStyle10"><text:span text:style-name="T24">kde by ihlou bodnúť. Mládenci hľadia na mladého zaťa: nežičia mu ani takých šiat, ani nevesty — teší ich aspoň to, že nebezpečný súper je už v putách; nemôže im už </text:span></text:span><text:soft-page-break/><text:span text:style-name="CharStyle10"><text:span text:style-name="T24">zhubu robiť medzi dievčatmi.</text:span></text:span></text:p>
        <text:p text:style-name="P11"><text:span text:style-name="CharStyle10"><text:span text:style-name="T24">Po sobáši ešte väčšmi boli zahanbení zlomyseľní Lenovčania. Hostina i muzika išla tak, ako sotva na ktorom veselí. Tu už nebadať ani prenáhlenia, ani chvatu. Takúto svadbu môže vystrojiť len ten, kto sa pripravoval k nej dlho a vážne. A to je zásluhou Bežanovou.</text:span></text:span></text:p>
        <text:p text:style-name="P11"><text:span text:style-name="CharStyle10"><text:span text:style-name="T24">Jeho žena radila, aby nebolo pri svadbe muziky. „Nech sa odbaví len tak ticho. Teraz už každý hofier má veselie s muzikou. Nemusíme dlhé parády strojiť: čo pri svadbe zvýšime, dajme mladým do gazdovstva — z toho aspoň poznajú niečo.“</text:span></text:span></text:p>
        <text:p text:style-name="P11"><text:span text:style-name="CharStyle10"><text:span text:style-name="T24">„A čo by nesjednal muziky? Azda mi nedochodí! Nedám si azda dievku len tak potme odviesť, aby to nik nevidel! Ja som sa ženil s muzikou, nech sa ona tiež vydáva s muzikou. Aspoň nebude mať ťažk</text:span></text:span><text:span text:style-name="CharStyle10"><text:span text:style-name="T19">ô</text:span></text:span><text:span text:style-name="CharStyle10"><text:span text:style-name="T24"> srdce na mňa.“</text:span></text:span></text:p>
        <text:p text:style-name="P11"><text:span text:style-name="CharStyle10"><text:span text:style-name="T24">„Veď i ona chce — bez muziky.“</text:span></text:span></text:p>
        <text:p text:style-name="P11"><text:span text:style-name="CharStyle10"><text:span text:style-name="T24">Starý vyvalil na ženu oči. „Nuž a prečo? Azda rozum potratila?“</text:span></text:span></text:p>
        <text:p text:style-name="P11"><text:span text:style-name="CharStyle10"><text:span text:style-name="T24">„Len tak — nechce, aby sa nám v dome shon robil.“</text:span></text:span></text:p>
        <text:p text:style-name="P11"><text:span text:style-name="CharStyle10"><text:span text:style-name="T24">Starý pohrozil palicou žene: „Stará, stará, ty i s tvojou dievkou ste si čosi navarily — v kuchyni. Nemysli si, že ja som váš blázon.</text:span></text:span><text:span text:style-name="CharStyle15"><text:span text:style-name="T24"> </text:span></text:span><text:span text:style-name="CharStyle10"><text:span text:style-name="T24">Ja už od dávna šípim čosi — čosi, čo mi do hlavy nejde. To tiež muselo len od vás výns</text:span></text:span><text:span text:style-name="CharStyle10"><text:span text:style-name="T19">ť</text:span></text:span><text:span text:style-name="CharStyle10"><text:span text:style-name="T24">, že sa takto náhlime.“</text:span></text:span></text:p>
        <text:p text:style-name="P11"><text:span text:style-name="CharStyle10"><text:span text:style-name="T24">„Dúbravovcom treba pomoc...“ nadhodila stará. No on tým väčšmi sa popudil.</text:span></text:span></text:p>
        <text:p text:style-name="P11"><text:span text:style-name="CharStyle10"><text:span text:style-name="T24">„Choď mi s takou výhovorkou — stará kvočka! U Dúbravov azda nemajú desiatky, aby si kopáčku najali! Len pováž: nie je to sprostá výhovorka? A mne to chceť obesiť na nos — vy, ženy s dlhými vlasmi a krátkym rozumom! Mne! Nuž ale mne? Ale som ja papľuh? Hneď mi doveď sem tú svoju maznu. Ja jej prečistím rozum! Ja jej ukážem shony!“</text:span></text:span></text:p>
        <text:p text:style-name="P11"><text:span text:style-name="CharStyle10"><text:span text:style-name="T24">Starý bol už na koni. Nebolo jej radno spierať sa jeho vôli. Pokorne voviedla dcéru pred prísnu, sudcovskú tvár jeho.</text:span></text:span></text:p>
        <text:p text:style-name="P11"><text:span text:style-name="CharStyle10"><text:span text:style-name="T24">„Povedz mi ty — ty... A ľa</text:span></text:span><text:span text:style-name="CharStyle10"><text:span text:style-name="T21">ľ</text:span></text:span><text:span text:style-name="CharStyle10"><text:span text:style-name="T24">a, ani ti nepozre do očú! Azda si deväťdesiatdeväť dedín vypálila! Čože sa ma toľme bojíš? Jasná strela — tys’ čosi vyparatila. Povedz: prečo nechceš muziky — prečo?“</text:span></text:span></text:p>
        <text:p text:style-name="P11"><text:span text:style-name="CharStyle10"><text:span text:style-name="T24">Dievka váhavým, neistým hlasom odvetila: „Len — keď je to iba shon... a to ešte za tri dni.“</text:span></text:span></text:p>
        <text:p text:style-name="P11"><text:span text:style-name="CharStyle10"><text:span text:style-name="T24">„Nuž tak? Jej je to shon! Ona sa nechce ukázať svetu v nádhernom rúchu. Nuž ale moje veselie bolo tiež shon? Tisíc okovaných! Just zato bude muzika! Ešte dlhšie, že inde! Ja uvidím, kto bude mňa učiť! Aby mi o jedno desať rokov povedala </text:span></text:span><text:soft-page-break/><text:span text:style-name="CharStyle10"><text:span text:style-name="T24">s výčitkou: Ty čerte,</text:span></text:span><text:span text:style-name="CharStyle15"><text:span text:style-name="T24"> </text:span></text:span><text:span text:style-name="CharStyle19"><text:span text:style-name="T24">diable, ani len svadby si mi nevystrojil, ako svedčí. Ja uvidím!“</text:span></text:span></text:p>
        <text:p text:style-name="P11"><text:span text:style-name="CharStyle19"><text:span text:style-name="T24">Zuzka, hnevom otcovým celá zúfalá, vykríkla: „Ňaňo — nehnevajte sa... ja som len chcela...“</text:span></text:span></text:p>
        <text:p text:style-name="P11"><text:span text:style-name="CharStyle19"><text:span text:style-name="T24">„Aha, ako sa ti ona zastane! Ona chcela! Počkaj si ty — teraz ja chcem: a muzika bude, bude a bude. Mne nebude nik rozkazovať v mojom dome — aby ste vy vedely!... A teraz poď sem, pozri mi do očú.“</text:span></text:span></text:p>
        <text:p text:style-name="P11"><text:span text:style-name="CharStyle19"><text:span text:style-name="T24">A starý vzal do dlaní tvár dievkinu a prísne, skúmavo pozrel do nej. Dcéra zamdlievala úzkosťou — jeho zraku otvárajú sa všetky záhyby jej rozrušeného srdca. Starý zbadal jej strach. Tvrdým hlasom riekol: „Choď — choď. A ty, stará čertina, tu zostaň.“</text:span></text:span></text:p>
        <text:p text:style-name="P11"><text:span text:style-name="CharStyle19"><text:span text:style-name="T24">Dievka vošla do komôrky a zaplakala. Jej srdce doráňal hnev otcov nemilosrdne. Teraz, pred samou svadbou, takto hovoriť — takto sa vadiť! Toto má byť otcovské požehnanie? Čo jej je z bohatstva i lásky ženíchovej, keď vlastný otec ju odstrčil, vytvoril zo svojho srdca? Jeho hlas i teraz ešte počuť, ako hromuje v izbe na ženu, ktorá len kde-tu opováži sa prehodiť slovo. Zuzka utíchla v plači a mimovoľne naslúcha.</text:span></text:span></text:p>
        <text:p text:style-name="P11"><text:span text:style-name="CharStyle19"><text:span text:style-name="T24">„Krk ti vykrútim... ty si ich svádzala... takúto hanbu — ak je nehodn</text:span></text:span><text:span text:style-name="CharStyle19"><text:span text:style-name="T21">a</text:span></text:span><text:span text:style-name="CharStyle19"><text:span text:style-name="T24"> toho venca nosiť...“ Zuzka viac nepočula. Buchot srdca prehlušil i hlas otcov. Po celom dome vrelo — tresk, plesk ozýval sa na všetky strany.</text:span></text:span></text:p>
        <text:p text:style-name="P11"><text:span text:style-name="CharStyle10"><text:span text:style-name="T24">O chvíľu vošla i mať do komôrky a pomáhala dcére plakať...</text:span></text:span></text:p>
        <text:p text:style-name="P11"><text:span text:style-name="CharStyle10"><text:span text:style-name="T24">Hoci pred svadbou zadymilo sa takto z Bežanovie domu, predsa sobáš nebol hatený ničím. Starý sa udobril a dcéru i so starou prijal na milosť. Mladucha, sprevádzaná láskou a žehnaním rodičov, s uspokojením mohla predstúpiť pred oltár.</text:span></text:span></text:p>
        <text:p text:style-name="P11"><text:span text:style-name="CharStyle10"><text:span text:style-name="T24">A predsa — predsa! Kto sa to stavia medzi ňu a jej budúceho? Akoby biedna, zlomená postava, odetá handrami. Ako by pred oltárom schvátiť chcela okrúhlu, ohorenú ruku nevestinu. Mladucha pevným hlasom, ktorým odriekala ťažké slová sľubu, ako by odpudiť chcela votrelca. No ten tam — vždy ešte tam! Zdá sa jej, že on prisahá a nie Janko.</text:span></text:span></text:p>
        <text:p text:style-name="P11"><text:span text:style-name="CharStyle10"><text:span text:style-name="T24">Konec prísahe, sobášu. Čuvy utíchly, ukolísaly sa v riadny stav — prelud zmiznul. Mladucha vydýchla — ako by jej kameň s hrudi spadol! Ach, sobáš, tá prísaha, tí diváci — to všetko rozčuľuje fantáziu nevesty: nie div, že ukazujú sa jej strašidlá. No keď vážny okamih minie, nastane rovnováha, i chladný rozum príde k svojmu právu.</text:span></text:span></text:p>
        <text:h text:style-name="P29" text:outline-level="1"><text:span text:style-name="CharStyle18"><text:span text:style-name="T24"/></text:span></text:h>
        <text:h text:style-name="P31" text:outline-level="1"><text:bookmark-start text:name="bookmark6"/><text:soft-page-break/><text:span text:style-name="CharStyle18"><text:span text:style-name="T24">IX.</text:span></text:span><text:bookmark-end text:name="bookmark6"/></text:h>
        <text:p text:style-name="P11"><text:span text:style-name="CharStyle10"><text:span text:style-name="T24"/></text:span></text:p>
        <text:p text:style-name="P14"><text:span text:style-name="CharStyle10"><text:span text:style-name="T24">U Bežanov družina je najlepšej vôle. Všetko, všetko sedí za stolom. Bože môj — ale je to stôl! Odo dverí k štítu jeden, a druhý od štítu až po širokú pec, na nich pokladené misy a lyžice;</text:span></text:span><text:span text:style-name="CharStyle15"><text:span text:style-name="T24"> </text:span></text:span><text:span text:style-name="CharStyle10"><text:span text:style-name="T24">z riadu poznať, že hostina pokročila už. No i na družine to badať. Niet človeka, čo by poriadne sedel a jedol, keď má čo. Všetko len čertov sháňa. Tu družba hodí guľku chleba do družice, čo proti nemu sedí. Guľka odrazí sa od jej lesklého, vymasteného čela a padne starejšiemu skoro do úst. Všetko sa smeje, len starejší pokývne vážne hlavou a rečie: „Boží dar! Hej, zjedol bys’ ho ešte kedysi!“ No nik nedbá teraz na jeho vážne reči. Všetko hľadí na druhého družbu, čo si vzal na mušku veselého zváča, zavolaného na svadbu len k obveseleniu svadobníkov. Nalial mu, miesto vína, do pohárika octu a podal.</text:span></text:span></text:p>
        <text:p text:style-name="P11"><text:span text:style-name="CharStyle10"><text:span text:style-name="T24">„No — na zdravie mladým!“ Zváč vzal pohár medzi dva prsty a zazdravkal: „Pán Boh vás živ... všetkých vospolok!“ A ocot už bol tam — nezostalo v kocúriku ani kvapky. No zvraštená tvár zváčova svedčí, že zbadal, čo sa stalo — ale neskoro. Oba stoly i s vážnym starejším daly sa do smiechu.</text:span></text:span></text:p>
        <text:p text:style-name="P11"><text:span text:style-name="CharStyle10"><text:span text:style-name="T24">Bežan obchodil okolo hostí, kde videl prázdne sklenice i krčiažky, zamieňal ich plnými. I bolo všetkým, ako — na hostine.</text:span></text:span></text:p>
        <text:p text:style-name="P11"><text:span text:style-name="CharStyle10"><text:span text:style-name="T24">Prišla i horúca kaša — doniesla ju v obviazanej ruke kuchárka, žalujúc sa, že si ruku obarila. Nikto jej neveril; i tá jej usmievavá, okrúhla tvár svedčila proti nej, ale krajciariky predsa len lietaly do varechy.</text:span></text:span></text:p>
        <text:p text:style-name="P4"><text:span text:style-name="CharStyle10"><text:span text:style-name="T24">Modlitba starejšieho zakončila obed. Čo bolo mladé, všetko chytilo sa do tanca. Starí </text:span></text:span><text:span text:style-name="CharStyle19"><text:span text:style-name="T24">spokojne usmievali sa od stola z kúta na tú motaninu. Všetko skáče, výska, krúti sa — ako blázni; hm, mladosť pochabosť.</text:span></text:span></text:p>
        <text:p text:style-name="P11"><text:span text:style-name="CharStyle19"><text:span text:style-name="T24">No nik nerozmýšľa teraz o pochabosti; tie tóny, vykúzlené bičíkom muzikantov, lahodia každému. Dievčatá hádžu vďačné pohľady muzikantom, stojacim na doske, vysoko pod samou povalou. Mohli by si aj sadnúť, ale po takom obede dobre i postáť si. Primista vôbec nikdy nesedí, keď hrá. On vie len stojačky. Azda preto, aby tým účinlivejšie mohol pôsobiť. Lebo on nepracuje len rukami — veď on nie nájomník! On telom, dušou dlie u práce. Jeho duševnú náladu verne zobrazuje tvár. Tu jeden, tu druhý kútik utiahne sa; tu obočie sa smraští, alebo zdvihne. Tu pery roztiahnu sa v dlhú čiaru, alebo sbehnú sa v malú šošovicu. Keď husle vysokým tónom zvreštia — polovica jeho tvári podvihne sa. A keď umelecký záchvat dostúpi </text:span></text:span><text:soft-page-break/><text:span text:style-name="CharStyle19"><text:span text:style-name="T24">vrchola — tu z</text:span></text:span><text:span text:style-name="CharStyle19"><text:span text:style-name="T23">a</text:span></text:span><text:span text:style-name="CharStyle19"><text:span text:style-name="T24">stene rozkošou. Len noha, pravá noha, tá je v súmernej práci. Je akoby stvorená k tomu, aby dávala takt. Táto dľa tempa dvíha sa a padá. Ostatne toto i jeho podriadení robia: tak že doska, na ktorej stoja, pod súmerným ich dupotom dvíha sa a klesá a s ňou i oni.</text:span></text:span></text:p>
        <text:p text:style-name="P11"><text:span text:style-name="CharStyle19"><text:span text:style-name="T24">Z pitvora do izby otvára sa pekný výhľad. Uprostred izby kolo jedno, obstúpené odpočívajúcimi dievkami. U dverí kolo druhé, menšie, v ktorom menší tanečníci si hovejú; muzika už od mladi im pošteklila žily. A nad touto mäte</text:span></text:span><text:span text:style-name="CharStyle10"><text:span text:style-name="T24">ninou piati hudú — dľ</text:span></text:span><text:span text:style-name="CharStyle10"><text:span text:style-name="T23">a </text:span></text:span><text:span text:style-name="CharStyle10"><text:span text:style-name="T24">taktu dvíhaní pružnou doskou.</text:span></text:span></text:p>
        <text:p text:style-name="P11"><text:span text:style-name="CharStyle10"><text:span text:style-name="T24">Čím väčšmi blíži sa večer, tým väčší stisk v izbe. Sišli sa už i stranní ľudia, aby pozreli, ako budú nevestu vykrúcať. Kolo pred hudcami sa úži — to pri dverách čo je, sa šíri. V tom prvom molestujú sa tanečníci, toto druhé je celkom prázdne. Na jeho obvode stoja šiesti mladí ženáči — zabávajú sa. Tancovať netancujú, veď sa im ani nesvedčí — sú už starci, no vynašli si predsa zábavu. Do ich prázdneho kola neodváži sa nikto; radšej zostane v pitvore a, ztade naťahujúc hrdlo, díva sa ponad hlavy do izby. Lebo kto doň vstúpi, ani nevie, kam sa podel; ocíti len to, že lieta — bez krýde</text:span></text:span><text:span text:style-name="CharStyle10"><text:span text:style-name="T23">l</text:span></text:span><text:span text:style-name="CharStyle10"><text:span text:style-name="T24">. Koho raz títo ženáči dostanú medzi seba, strcajú ho do tých čias, kým sa im len ráči. A ľudia, tí nehľadia viac na tancujúcich, ale na lietajúcu osobu. Nevesty z pitvora hašteria sa so ženáčmi.</text:span></text:span></text:p>
        <text:p text:style-name="P11"><text:span text:style-name="CharStyle10"><text:span text:style-name="T24">„Ach, iďte — nemáte rozumu ani za náprstok!“</text:span></text:span></text:p>
        <text:p text:style-name="P11"><text:span text:style-name="CharStyle10"><text:span text:style-name="T24">„Azda ste sa pošialili všetci.“</text:span></text:span></text:p>
        <text:p text:style-name="P11"><text:span text:style-name="CharStyle10"><text:span text:style-name="T24">Niektorý i zastane toho strcaného. „Dajteže mu už pokoj; už je ani hnilačka, čo ste ho tak usocali.“</text:span></text:span></text:p>
        <text:p text:style-name="P11"><text:span text:style-name="CharStyle10"><text:span text:style-name="T23">I</text:span></text:span><text:span text:style-name="CharStyle10"><text:span text:style-name="T24"> stará Bežanka výnde z kuchyne pozreť, čo to za shon v pitvore. Nenahnevá sa na rušiteľoch zábavy, len im prstom pohrozí a zasmeje sa:</text:span></text:span></text:p>
        <text:p text:style-name="P11"><text:span text:style-name="CharStyle10"><text:span text:style-name="T24">„Ale ste obludy! Veď im len taký čert zíde na um!“ A vráti sa do svojej ríše, do komory, že im pošle nejakú výsluhu.</text:span></text:span></text:p>
        <text:p text:style-name="P11"><text:span text:style-name="CharStyle10"><text:span text:style-name="T24">Mladucha je vo svojom živle, veselá, rozjarená, ako obyčajne na tancoch bývala. Ide z ruky do ruky; kým tancuje, i traja strežú na ňu. Nestačí výnsť z kola, už ich kŕdeľ zápolí o ňu. A nielen mládenci, ale i — Bože odpusť hriechy — starejší! Jeho žena pod pecou zatína päste.</text:span></text:span></text:p>
        <text:p text:style-name="P11"><text:span text:style-name="CharStyle10"><text:span text:style-name="T24">„Veď ti ja dám, starý pes! Zajtra bude stenať, že sú mu nohy ako centy. Veď aj akoby nie — od toľkého tanca! A jako ju vykrúca — na moj’ hriešnu... hm, ani mládenec. No, počkaj!“</text:span></text:span></text:p>
        <text:p text:style-name="P11"><text:soft-page-break/><text:span text:style-name="CharStyle10"><text:span text:style-name="T24">Starejší porozumel vyhrážajúcemu oku svojej ženy a, pustiac mladuchu, pobral sa k nej. Žilky ihraly v ňom, ani za oných čias. Darmo sa mu bránila, odhrýzala — už bola tam, v kole. Jej oko zažiarilo blahom. Keď jej doňho pozrel, zvestovalo mu odpustenie, milosť.</text:span></text:span></text:p>
        <text:p text:style-name="P11"><text:span text:style-name="CharStyle10"><text:span text:style-name="T24">Slnce zapadalo, keď do Bežanovie dvora vošiel Ondráš, husár. Nevidel tam nikoho, len ku humnu bral sa zváč, ktorý už úplne dobral. Bojoval údatne, ale darmo je — dobojoval. Boja neschopný ide si akiste vydýchnuť, niekam do sena — na slamu. V ústach jeho ohorok cigary — hm, musí žiť po pansky, keď je na veselí.</text:span></text:span></text:p>
        <text:p text:style-name="P11"><text:span text:style-name="CharStyle10"><text:span text:style-name="T24">Husár s chvatom kráča do pitvora, rozháňajúc rukami a nachýliac hlavu ešte nižšie, než obyčajne. Neobzerá sa ani v pravo, ani v ľavo, len pitvorom kliesni si cestu do izby — rovno do izby. No nenie to taká ľahká vec. Zavadil do žien, ktoré ho ihneď zastavily.</text:span></text:span></text:p>
        <text:p text:style-name="P11"><text:span text:style-name="CharStyle10"><text:span text:style-name="T24">„Aha — aký pyšný! Ani sa ti len neprihovorí.“</text:span></text:span></text:p>
        <text:p text:style-name="P11"><text:span text:style-name="CharStyle10"><text:span text:style-name="T24">„Hja, nevidíš, že má novú halenu. Hí — aj klobúk nový. Ondráš — azda sa ideš do paroma — ženiť?“</text:span></text:span></text:p>
        <text:p text:style-name="P11"><text:span text:style-name="CharStyle10"><text:span text:style-name="T24">„Ba pozrite len, ženy moje, aké má nohavice; len tak kvitnú na ňom!“</text:span></text:span></text:p>
        <text:p text:style-name="P11"><text:span text:style-name="CharStyle10"><text:span text:style-name="T24">Konečne dobil sa do dverí — k prázdnemu kolu. Veselo skočil doň — no už lietal. Klobúk mu odletel niekam za pec, medzi divákov; jeho vlasy hýbaly sa vetrom.</text:span></text:span></text:p>
        <text:p text:style-name="P11"><text:span text:style-name="CharStyle10"><text:span text:style-name="T24">„Nechajte ho! Dajte neborákovi pokoj...“ primlúvala sa zaň jedna nevesta z pitvora.</text:span></text:span></text:p>
        <text:p text:style-name="P11"><text:span text:style-name="CharStyle10"><text:span text:style-name="T24">„Ale, hej“ — dosvedčila druhá — „ledva chodí, a oni ho začnú ešte socať. Nechajte ho, ešte mu nejako ublížite.“</text:span></text:span></text:p>
        <text:p text:style-name="P11"><text:span text:style-name="CharStyle10"><text:span text:style-name="T24">I nechali ho. Ondráš vstal konečne na vlastné údy, prihládzajúc si vlasy dlaňmi a hlúpo sa usmievajúc. No hneď začal sa drať do predu, kde sa tancovalo. S biedou dostal sa až ta, zkade ponad hlavy mohol videť tancujúcich. Hľa, ona! Práve tancuje s Janom Dúbravovie — a jako hľadia jeden na druhého! Hm, divno, čo ten hľadá tu? Aha, jako sa mu usmieva — tomu Janovi! Veru nepozerala tak, keď doniesla</text:span></text:span><text:span text:style-name="CharStyle16"><text:span text:style-name="T24"> </text:span></text:span><text:span text:style-name="CharStyle10"><text:span text:style-name="T24">obed k husiam. Hľa, položila mu ruku na plece — Janovi — i oprela sa oň. Sťa tá princezn</text:span></text:span><text:span text:style-name="CharStyle10"><text:span text:style-name="T23">a</text:span></text:span><text:span text:style-name="CharStyle10"><text:span text:style-name="T24"> zo </text:span></text:span><text:span text:style-name="CharStyle10"><text:span text:style-name="T23">s</text:span></text:span><text:span text:style-name="CharStyle10"><text:span text:style-name="T24">tračacieho zámku. Ale toto predsa nie princezn</text:span></text:span><text:span text:style-name="CharStyle10"><text:span text:style-name="T23">a</text:span></text:span><text:span text:style-name="CharStyle10"><text:span text:style-name="T24">! Ach...</text:span></text:span></text:p>
        <text:p text:style-name="P11"><text:span text:style-name="CharStyle10"><text:span text:style-name="T24">Husára zabolelo — zvraštil tvár.</text:span></text:span></text:p>
        <text:p text:style-name="P11"><text:span text:style-name="CharStyle10"><text:span text:style-name="T24">No ani Zuzka nehľadí už tak na mladého zaťa. Oči sa nejagajú ako brilianty — zatiahly sa, ako zrkadlo dotknuté horúcim dychom. Akási starosť, úzkosť zakalila ich. Často šibne okom medzi divákov a zakaždým ako by ju niečo bodlo. Úzko jej je </text:span></text:span><text:soft-page-break/><text:span text:style-name="CharStyle10"><text:span text:style-name="T24">tu, v tejto izbe, nezdravo: vzduch akýsi ťažký, i muzika nanič. Tancujúci vidia sa jej ako figúrky na drôtikoch: ach, všetko je také hlúpe — sprosté!</text:span></text:span></text:p>
        <text:p text:style-name="P11"><text:span text:style-name="CharStyle10"><text:span text:style-name="T24">Jej zrak spočinul na husárovej tvári, na tom malom očku, ktoré i teraz tak hlúpo a predsa nežno usmieva sa jej. Na jeho tvári výraz taký, akým hľadí sa na osobu potajmo vo väčšej spoločnosti, chcejúc jej oznámiť, že rozumie všetko.</text:span></text:span></text:p>
        <text:p text:style-name="P11"><text:span text:style-name="CharStyle10"><text:span text:style-name="T24">No v tom husár ztratil sa medzi divákmi; ktosi ho chytil za ruku a ťahal von. Neobzrel sa, kto to: vedel všetko.</text:span></text:span></text:p>
        <text:p text:style-name="P11"><text:span text:style-name="CharStyle10"><text:span text:style-name="T24">„Nuž ty potvora jedna... takýto posmech — nuž ty t</text:span></text:span><text:span text:style-name="CharStyle10"><text:span text:style-name="T23">ĺ</text:span></text:span><text:span text:style-name="CharStyle10"><text:span text:style-name="T24">k!...“ šeptala mu rozsrdená totka do ucha. Okolostojaci nepoňali, čo mu hovorí. Len vidiac Ondráša, ako sa zdráha — porozumeli. Ženy v pitvore zastaly ho:</text:span></text:span></text:p>
        <text:p text:style-name="P11"><text:span text:style-name="CharStyle10"><text:span text:style-name="T24">„Ale, nechajte ho len! Veď nezavadzia nikomu — nech sa len prizre a zaveselí.“</text:span></text:span></text:p>
        <text:p text:style-name="P11"><text:span text:style-name="CharStyle10"><text:span text:style-name="T24">„Netreba tomu veselosti — dosť, čo má na sebe.“</text:span></text:span></text:p>
        <text:p text:style-name="P11"><text:span text:style-name="CharStyle10"><text:span text:style-name="T24">„Nieže, nie! </text:span></text:span><text:span text:style-name="CharStyle10"><text:span text:style-name="T23">I</text:span></text:span><text:span text:style-name="CharStyle10"><text:span text:style-name="T24"> ten chrobák zahudie si niekedy — nie to človek. I v pekle býva raz do roka svadba.“</text:span></text:span></text:p>
        <text:p text:style-name="P11"><text:span text:style-name="CharStyle10"><text:span text:style-name="T24">V tom vyšla z kuchyne Bežanka. Z jej tvári hneď zmizla všetka veselosť. Tázavým okom pozrela na totku, potom vľúdne volala ju:</text:span></text:span></text:p>
        <text:p text:style-name="P11"><text:span text:style-name="CharStyle10"><text:span text:style-name="T24">„Poďte, totka, aspoň do kuchyne. Ešte ste tu aj tak neboli. Ale nech ide aj on; aspoň niečo užije z nášho veselia.“</text:span></text:span></text:p>
        <text:p text:style-name="P11"><text:span text:style-name="CharStyle10"><text:span text:style-name="T24">Totka neochotno, ale predsa vošla za Bežankou, držiac chlapca za ruku. Aspoň sa ztratí svetu s očú. Vošli do komory — husár hneď zvolal: „Pusťte ma — do izby! Čo ma zas držíte?“</text:span></text:span></text:p>
        <text:p text:style-name="P11"><text:span text:style-name="CharStyle10"><text:span text:style-name="T24">„Čušíš ho! Ani nešuchni!“ A totka priložila mu päsť k čelu. On obrátil sa k Bežanke, akoby o záštitu:</text:span></text:span></text:p>
        <text:p text:style-name="P11"><text:span text:style-name="CharStyle10"><text:span text:style-name="T24">„Vidíte, takto robia so mnou od rána. Ani na sobáš ma nepustili, len čo som im utiekol.“</text:span></text:span></text:p>
        <text:p text:style-name="P11"><text:span text:style-name="CharStyle10"><text:span text:style-name="T24">„Veď je už po...“ riekla Bežanka.</text:span></text:span></text:p>
        <text:p text:style-name="P11"><text:span text:style-name="CharStyle10"><text:span text:style-name="T24">„A jako?“ Uprel tázavý pohľad na ňu.</text:span></text:span></text:p>
        <text:p text:style-name="P11"><text:span text:style-name="CharStyle10"><text:span text:style-name="T24">„Ja veru už — môj syn radostný.“</text:span></text:span></text:p>
        <text:p text:style-name="P11"><text:span text:style-name="CharStyle10"><text:span text:style-name="T24">„A bezo mňa? Len bezo mňa bol? Ako — kto?“</text:span></text:span></text:p>
        <text:p text:style-name="P11"><text:span text:style-name="CharStyle10"><text:span text:style-name="T24">„A už veru tak — bez teba.“</text:span></text:span></text:p>
        <text:p text:style-name="P11"><text:span text:style-name="CharStyle10"><text:span text:style-name="T24">Totka uškľabila sa mu jedovato: „Čakali ťa — vidíš! Radila som ti, aby si si to z hlavy vyhodil. Teraz máš! Čo si im veril!“</text:span></text:span></text:p>
        <text:p text:style-name="P11"><text:span text:style-name="CharStyle10"><text:span text:style-name="T24">No husára to nezaujímalo. On už dosť</text:span></text:span><text:span text:style-name="CharStyle15"><text:span text:style-name="T24"> </text:span></text:span><text:span text:style-name="CharStyle10"><text:span text:style-name="T24">takých rečí počul. Chcel zvedieť o sobáši </text:span></text:span><text:soft-page-break/><text:span text:style-name="CharStyle10"><text:span text:style-name="T24">všetko do podrobn</text:span></text:span><text:span text:style-name="CharStyle10"><text:span text:style-name="T23">a</text:span></text:span><text:span text:style-name="CharStyle10"><text:span text:style-name="T24">.</text:span></text:span></text:p>
        <text:p text:style-name="P11"><text:span text:style-name="CharStyle10"><text:span text:style-name="T24">„A kto ju — kto si ju vzal?“</text:span></text:span></text:p>
        <text:p text:style-name="P11"><text:span text:style-name="CharStyle10"><text:span text:style-name="T24">„Nuž Jano — Dúbravovie.“</text:span></text:span></text:p>
        <text:p text:style-name="P11"><text:span text:style-name="CharStyle10"><text:span text:style-name="T24">„Ten? No, vidíte, totka načo ste ma zapreli do komory a držali tam až posia</text:span></text:span><text:span text:style-name="CharStyle10"><text:span text:style-name="T23">ľ</text:span></text:span><text:span text:style-name="CharStyle10"><text:span text:style-name="T24">? Keď som im neprišiel — čo mali robiť? Poslali po druhého, a teraz už darmo — darmo.“ A sadol na lavičku, obťaženú miskami so studenom. No on sa neobzeral oň veľmi. Krútil klobúk v ruke. Bežanka opýtala sa totky:</text:span></text:span></text:p>
        <text:p text:style-name="P11"><text:span text:style-name="CharStyle10"><text:span text:style-name="T24">„A ako ste to s ním urobili?“</text:span></text:span></text:p>
        <text:p text:style-name="P11"><text:span text:style-name="CharStyle10"><text:span text:style-name="T24">„Akože som urobila: zaprela som ho!“</text:span></text:span></text:p>
        <text:p text:style-name="P11"><text:span text:style-name="CharStyle10"><text:span text:style-name="T24">„Hej, zaprela... zaprela“ — skočil jej do reči — „a ani neviem, prečo. Mal som halienu novú, i nohavice, i klobúk — ahá, aké stužky sú na ňom! Len pero chýbalo... mohol som ísť. </text:span></text:span><text:span text:style-name="CharStyle10"><text:span text:style-name="T23">I</text:span></text:span><text:span text:style-name="CharStyle10"><text:span text:style-name="T24"> háčky som si ako svedčí zapäl, i všetko... a nepustili ma. A teraz... už je konec! Veď by ja bol utiekol — ale som nemohol prvej, len teraz. Keby ste len boli pohoveli — no už je darmo.“ A podhodil nový klobúk a, dolapiac ho, zvŕtal ho medzi rukami.</text:span></text:span></text:p>
        <text:p text:style-name="P11"><text:span text:style-name="CharStyle10"><text:span text:style-name="T24">„Nebožiatko“, pohladila ho Bežanka, podajúc mu hodný kus bielej baby. On zvrtol sa na mieste, že nechce, a bavil sa s klobúkom ďalej.</text:span></text:span></text:p>
        <text:p text:style-name="P11"><text:span text:style-name="CharStyle10"><text:span text:style-name="T24">„Veru nebožiatko!“ povzdyhla totka. „A kebys’ ho ráno bola videla! Netrúfala som sa mu sblížiť. Hneď na svitaní začal vystíhať</text:span></text:span><text:span text:style-name="CharStyle15"><text:span text:style-name="T24"> </text:span></text:span><text:span text:style-name="CharStyle10"><text:span text:style-name="T24">šaty odo mňa. Ja som mu ich nechcela dať. A ten, pováž si len — zdvihol na mňa sekeru. Bol by ma azda zabil, ale ja som mu utiekla... hej veru — na staré dni. On so sekerou vošiel do komory — sňal s truhly vrcheň. Háby si povyberal a obliekol sa. Ja som na šťastie vošla do pitvora a dvere prichlopila pred ním. Ja, že z rozumu podstúpi — tak plakal, keď nemohol dverí otvoriť! Uver mi, tak mi ho bolo ľúto!“ Totka zas zaplakala. Utrela si zásterkou oči.</text:span></text:span></text:p>
        <text:p text:style-name="P11"><text:span text:style-name="CharStyle10"><text:span text:style-name="T24">„Nebožiatko!“</text:span></text:span></text:p>
        <text:p text:style-name="P11"><text:span text:style-name="CharStyle10"><text:span text:style-name="T24">„Nebožiatko... teraz už nebožiatko...“ odvrával si husár a odišiel. Stará, rozohnená rečou, nezbadala nič; Bežanka nebránila mu. Bol tichý, ako jahniatko.</text:span></text:span></text:p>
        <text:p text:style-name="P11"><text:span text:style-name="CharStyle10"><text:span text:style-name="T24">„Ale potom ste ho len pustili!“</text:span></text:span></text:p>
        <text:p text:style-name="P11"><text:span text:style-name="CharStyle10"><text:span text:style-name="T24">„Veru to! On vytiahol sekerou haspru; futro celkom odtrhnul odo dverí. Ach — od rána až dosiaľ mala som s ním toľko trápenia, čo nikdy. A strachu čo som podstúpila!“</text:span></text:span></text:p>
        <text:p text:style-name="P11"><text:span text:style-name="CharStyle10"><text:span text:style-name="T24">„Len už nehnevajte sa na nás: verte mi, nemám preňho ani noci ani dňa.“</text:span></text:span></text:p>
        <text:p text:style-name="P11"><text:soft-page-break/><text:span text:style-name="CharStyle10"><text:span text:style-name="T24">„Nuž nech sa stane vôľa božia. Ja všetko porúčam Bohu. On najlepšie vie, čo treba.“</text:span></text:span></text:p>
        <text:p text:style-name="P4"><text:span text:style-name="CharStyle10"><text:span text:style-name="T24"/></text:span></text:p>
        <text:p text:style-name="P24"><text:span text:style-name="CharStyle10"><text:span text:style-name="T24">X.</text:span></text:span></text:p>
        <text:p text:style-name="P11"><text:span text:style-name="CharStyle10"><text:span text:style-name="T24"/></text:span></text:p>
        <text:p text:style-name="P14"><text:span text:style-name="CharStyle10"><text:span text:style-name="T24">Husár vyšiel z komory do pitvora a vošiel do izby. Kolo tanečníkov zväčšilo sa; muzika hrala a podskakovala na pružnej lavici. Primista stenal a vykrivoval ústa, barbora prehlasovala husle i dupot tancujúcich svojím dúdú — dúdú — dúdú — dúdú.</text:span></text:span></text:p>
        <text:p text:style-name="P11"><text:span text:style-name="CharStyle10"><text:span text:style-name="T24">Ondráš si toho nevšímal. Uprel oči na nevestu a sledoval každý jej krok. Pod povalou svietila malá lampa, jej šimravé svetlo rozlievalo sa len úzkym pruhom. Ondráš stál už v polotme. No videl všetko: ako jeho Zuzka tancuje s mládenci a najmä s ním — i ako usmieva sa mu! Na jej líci nebadať ani najmenšieho tieňu pokánia, alebo ľútosti. Všetku úzkosť sotrela veselá nálada a muzika. Zas je veselá — šťastná. Hľa, mladý zať pošepol jej čosi a ona ako mu prisviedča — aký to pohľad hodila naň. Dôverný, plný lásky, nehy a túžby... nemožno, ona musí ho milovať. Ondrášovi to primoc. Jeho ústa uťahovaly sa rozčúlením, bôľom.</text:span></text:span></text:p>
        <text:p text:style-name="P11"><text:span text:style-name="CharStyle10"><text:span text:style-name="T24">„Ako ho rada vidí. Rada vidí... rada vidí.“ A v očiach mu stemnelo. Nie — jagá sa mu v nich. Vidí tisíc hudcov a tisíc mladúch — všetko usmievaví, blažení. A zas nevidí ničoho, ani duše: oči zalialy sa mu slzami. Obrátil sa a lakťami robil si cestu. Von — von. Tu nevoľno — nemožno vydýchnuť.</text:span></text:span></text:p>
        <text:p text:style-name="P11"><text:span text:style-name="CharStyle10"><text:span text:style-name="T24">Vyšiel do dvora i pod cieňu. Sadol na kolesá a dumal, oprúc ruku o koleso a vložiac do nej ťažkú hlavu. Slza ronila slzu... Zabudnutý, </text:span></text:span><text:span text:style-name="CharStyle10"><text:span text:style-name="T23">o</text:span></text:span><text:span text:style-name="CharStyle10"><text:span text:style-name="T24">samote oddal sa bôľu — jak dobre mu tu plakať. Zvuky hudby a výskotu i dupotu tan</text:span></text:span><text:span text:style-name="CharStyle19"><text:span text:style-name="T24">cujúcich v divnej miešanine prichodia k nemu. Dúdú — dúdú — počuť cele jasno. No zas tichšie, tichšie... Nečuť nič. Nemota a tichosť v duši i vôkol neho, ako v hrobe.</text:span></text:span></text:p>
        <text:p text:style-name="P11"><text:span text:style-name="CharStyle19"><text:span text:style-name="T24">Azda svadba odchodí od Bežanov a či husára unáša niečo? Áno, unáša, ďalej — ďalej, ta, preč — preč...</text:span></text:span></text:p>
        <text:p text:style-name="P11"><text:span text:style-name="CharStyle19"><text:span text:style-name="T24">No v izbe dupot, </text:span></text:span><text:span text:style-name="CharStyle19"><text:span text:style-name="T23">v</text:span></text:span><text:span text:style-name="CharStyle19"><text:span text:style-name="T24">ýskot: pre husára nezabolela nikoho hlava. Ba iba teraz začína sa to pravé veselie. Pitvor aj izba plná divákov, a pod každým oblokom kopa. Každý s takým živým interessom díva sa, ako by ešte nikdy nebol videl ani svadby, ani tanca. Hej, videl, videl — a koľko ráz! Ale vždy sa to zíde. Tí starí rozpomínajú sa na mladé časy, na svoju svadbu — tí mladí dumajú, kedy pripútajú i oni takto </text:span></text:span><text:soft-page-break/><text:span text:style-name="CharStyle19"><text:span text:style-name="T24">všeobecnú pozornosť na seba.</text:span></text:span></text:p>
        <text:p text:style-name="P11"><text:span text:style-name="CharStyle19"><text:span text:style-name="T24">V tomto všeobecnom vytržení ozve sa zo dvora hrozné slovo:</text:span></text:span></text:p>
        <text:p text:style-name="P11"><text:span text:style-name="CharStyle19"><text:span text:style-name="T24">„Horí — horí!“</text:span></text:span></text:p>
        <text:p text:style-name="P11"><text:span text:style-name="CharStyle19"><text:span text:style-name="T24">Najprv od oblokov ustúpily skupiny. Nik nepovedal ani slova, ako by nechápal, čo je vo veci.</text:span></text:span></text:p>
        <text:p text:style-name="P11"><text:span text:style-name="CharStyle19"><text:span text:style-name="T24">„Horí — horí!“</text:span></text:span></text:p>
        <text:p text:style-name="P11"><text:span text:style-name="CharStyle19"><text:span text:style-name="T24">Ohlúpené tváre razom oživly. I s desať strán zavznela otázka: „Kde?“</text:span></text:span></text:p>
        <text:p text:style-name="P11"><text:span text:style-name="CharStyle19"><text:span text:style-name="T24">„Aha — pozrite!“</text:span></text:span></text:p>
        <text:p text:style-name="P11"><text:span text:style-name="CharStyle19"><text:span text:style-name="T24">Bežanovie šop stál v plameni. Vidno, ako slamené snopky odväzujú sa z lát a spadúvajú do horiaceho sena. Hudba v izbe neutíchla: ešte nedošiel ta hrozný chýr.</text:span></text:span></text:p>
        <text:p text:style-name="P11"><text:span text:style-name="CharStyle10"><text:span text:style-name="T24">Akási žena vstrčila do obloka hlavu a zavolala:</text:span></text:span></text:p>
        <text:p text:style-name="P11"><text:span text:style-name="CharStyle10"><text:span text:style-name="T24">„Horíte, ľudia </text:span></text:span><text:span text:style-name="CharStyle23"><text:span text:style-name="T24">— </text:span></text:span><text:span text:style-name="CharStyle10"><text:span text:style-name="T24">horíte!“</text:span></text:span></text:p>
        <text:p text:style-name="P11"><text:span text:style-name="CharStyle10"><text:span text:style-name="T24">Hudba zamĺkla — páry sa ešte nepúšťaly. Tancom zaňatí krútili sa chvíľu — a, nepočujúc hudby, zastali v nedorozumení na prostred izby. Obruč divákov začala sa uvoľňovať — všetko tislo sa k úzkym dverám. Nik neriekol nič, no tým väčšmi usiloval sa dostať von.</text:span></text:span></text:p>
        <text:p text:style-name="P11"><text:span text:style-name="CharStyle10"><text:span text:style-name="T24">Tanečníci ešte nepochopili, čo sa deje. Jeden rozohriat</text:span></text:span><text:span text:style-name="CharStyle10"><text:span text:style-name="T23">y</text:span></text:span><text:span text:style-name="CharStyle10"><text:span text:style-name="T24"> vyvolal:</text:span></text:span></text:p>
        <text:p text:style-name="P11"><text:span text:style-name="CharStyle10"><text:span text:style-name="T24">„Hudci, hrajte!“</text:span></text:span></text:p>
        <text:p text:style-name="P11"><text:span text:style-name="CharStyle10"><text:span text:style-name="T24">No z obloka zahrmel zase hlas:</text:span></text:span></text:p>
        <text:p text:style-name="P11"><text:span text:style-name="CharStyle10"><text:span text:style-name="T24">„Horí — horí!“</text:span></text:span></text:p>
        <text:p text:style-name="P11"><text:span text:style-name="CharStyle10"><text:span text:style-name="T24">Bolo po zábave. Tanečníci nechali na prostred izby svoje tanečnice a začali sa tisnúť von, k dverám. Mysleli, že vôkol nich už všade oheň; z bezstarostnosti upadli v druhý extrém, každý hľadel spasiť život svoj. U dverí stisk ohromný. Stony, krik, kliatba stisnutých desno ozývaly sa z tlačenice. Čo boli ostatní, vzdali sa nádeje, že by kedy vôbec mohli sa dostať von: pošli k obloku. Iní zas kuchyňou. Najviac ich zostalo v izbe.</text:span></text:span></text:p>
        <text:p text:style-name="P11"><text:span text:style-name="CharStyle10"><text:span text:style-name="T24">Ktorí už boli von, rozmnožovali krik a zmätok: chceli nahradiť, čo zameškali pre ten stisk, kým vyšli z izby.</text:span></text:span></text:p>
        <text:p text:style-name="P11"><text:span text:style-name="CharStyle10"><text:span text:style-name="T24">„Podložil ktosi — zo šopu vyšlo! Podložil ktosi, nevyšlo z kuchyne!“</text:span></text:span></text:p>
        <text:p text:style-name="P11"><text:span text:style-name="CharStyle10"><text:span text:style-name="T24">„Kto? Lapiť ho! Lapte ho — chytro!“</text:span></text:span></text:p>
        <text:p text:style-name="P11"><text:span text:style-name="CharStyle10"><text:span text:style-name="T24">Chumáč podnapitých svatov podišiel ku stajniam, nad ktorými horelo. Hľa, tam pod cieňou sedí ktosi — na kolesách. Tvár má zakrytú dlaňou.</text:span></text:span></text:p>
        <text:p text:style-name="P11"><text:span text:style-name="CharStyle10"><text:span text:style-name="T24">„ldeš ho sem! Zhoríš tam — poď von!“</text:span></text:span></text:p>
        <text:p text:style-name="P11"><text:soft-page-break/><text:span text:style-name="CharStyle10"><text:span text:style-name="T24">No nehýbalo sa nič. Chlapi vytiahli husára, ktorý hlúpo díval sa na nich: nerozumel im.</text:span></text:span></text:p>
        <text:p text:style-name="P11"><text:span text:style-name="CharStyle10"><text:span text:style-name="T24">„Čože tu hľadáš? Pakuješ ho!“</text:span></text:span></text:p>
        <text:p text:style-name="P11"><text:span text:style-name="CharStyle10"><text:span text:style-name="T24">On im prisvedčil: „Hej — idem. Kde je mladucha? Už je čas — na sobáš. Poďme!“</text:span></text:span></text:p>
        <text:p text:style-name="P11"><text:span text:style-name="CharStyle10"><text:span text:style-name="T24">„Aha, veď ten — Bože, odpusť hriechy — blaznie.“</text:span></text:span></text:p>
        <text:p text:style-name="P11"><text:span text:style-name="CharStyle10"><text:span text:style-name="T24">„Alebo je opitý...“</text:span></text:span></text:p>
        <text:p text:style-name="P11"><text:span text:style-name="CharStyle10"><text:span text:style-name="T24">„A má sviatočné šaty! Čo tu robíš — há?“</text:span></text:span></text:p>
        <text:p text:style-name="P11"><text:span text:style-name="CharStyle10"><text:span text:style-name="T24">„Po mladuchu! Na sobáš — na sobáš! Čo budeme darmo stáť!“</text:span></text:span></text:p>
        <text:p text:style-name="P11"><text:span text:style-name="CharStyle10"><text:span text:style-name="T24">Hlavou starejšieho blesla myšlienka.</text:span></text:span></text:p>
        <text:p text:style-name="P11"><text:span text:style-name="CharStyle10"><text:span text:style-name="T24">„Ľudia — držte ho! Ak by on bol... naozaj!“</text:span></text:span></text:p>
        <text:p text:style-name="P11"><text:span text:style-name="CharStyle10"><text:span text:style-name="T24">„Veru dosť chytro... rozum mu je nie na mieste...“</text:span></text:span></text:p>
        <text:p text:style-name="P11"><text:span text:style-name="CharStyle10"><text:span text:style-name="T24">Už ho držali. No husár celou silou hľadel sa im vymôcť. Svati nemohli si s ním dať rady.</text:span></text:span></text:p>
        <text:p text:style-name="P11"><text:span text:style-name="CharStyle10"><text:span text:style-name="T24">„Čo chcete? Pusťte ma... idem po ňu!“</text:span></text:span></text:p>
        <text:p text:style-name="P11"><text:span text:style-name="CharStyle10"><text:span text:style-name="T24">Akýsi ženský hlas ozval sa z úzadia: „Držte ho! Poviazať ho, aby neušiel! Ak nám obehne podpaľač dedinu, všetci ľahneme popolom!“</text:span></text:span></text:p>
        <text:p text:style-name="P11"><text:span text:style-name="CharStyle10"><text:span text:style-name="T24">„Poviazať ho... poviazať.“</text:span></text:span></text:p>
        <text:p text:style-name="P11"><text:span text:style-name="CharStyle10"><text:span text:style-name="T24">„Povraz... povraz!“</text:span></text:span></text:p>
        <text:p text:style-name="P11"><text:span text:style-name="CharStyle10"><text:span text:style-name="T24">„Dajte sem — povraz!“</text:span></text:span></text:p>
        <text:p text:style-name="P11"><text:span text:style-name="CharStyle10"><text:span text:style-name="T24">Husár o chvíľu bol o plot priviazaný. Ruky mu stiahli povrazom, že mu žily na nich nabehly. Nemohol sa hnúť.</text:span></text:span></text:p>
        <text:p text:style-name="P11"><text:span text:style-name="CharStyle10"><text:span text:style-name="T24">Ohňu bola tedy šťastne prietrž urobená: palič nestačil obehnúť dedinu a ukázať mu cestu. Boli všetci istí, že na Bežanovom dome sa obmedzí nešťastie. Keď už bol sviazaný, nik sa neobzrel oň — nechali ho u plota.</text:span></text:span></text:p>
        <text:p text:style-name="P11"><text:span text:style-name="CharStyle10"><text:span text:style-name="T24">Konečne vyprázdnila sa izba. Na ostatku vyšiel z nej sám gazda. Prestrašený síce, no rozsudok už stačil sa dobiť na povrch.</text:span></text:span></text:p>
        <text:p text:style-name="P11"><text:span text:style-name="CharStyle10"><text:span text:style-name="T24">„Statok — statok! Poďte mi pomôcť: vyvedieme statok! Chytro — podusí sa!“</text:span></text:span></text:p>
        <text:p text:style-name="P11"><text:span text:style-name="CharStyle10"><text:span text:style-name="T24">Chlapi vbehli za ním do stajne. Pri každom volovi bolo ich i päť. No tým ťažšie im šla robota. Čo jeden odopäl — to druhí zakosílili. Boli bez rozumu.</text:span></text:span></text:p>
        <text:p text:style-name="P11"><text:span text:style-name="CharStyle10"><text:span text:style-name="T24">Statok vyviedli do dvora. „Do poľa ho vyhnať, do pola!“</text:span></text:span></text:p>
        <text:p text:style-name="P11"><text:span text:style-name="CharStyle10"><text:span text:style-name="T24">Bežanka ako zbláznená behala po dvore, kričiac: „Ratujte nás — ratujte!“</text:span></text:span></text:p>
        <text:p text:style-name="P11"><text:span text:style-name="CharStyle10"><text:span text:style-name="T24">V zmätku sviazala periny do batoha a vzala ich na chrbát. Takto obťažená behala a kričala po dvore. Vybehla i na cestu a kričala:</text:span></text:span></text:p>
        <text:p text:style-name="P11"><text:soft-page-break/><text:span text:style-name="CharStyle10"><text:span text:style-name="T24">„Horí — horí!“</text:span></text:span></text:p>
        <text:p text:style-name="P11"><text:span text:style-name="CharStyle10"><text:span text:style-name="T24">Ozvalo sa z veže bitie zvona na poplach. Tieto zvuky smutne niesly sa dedinou, osvetlenou nešťastným domom.</text:span></text:span></text:p>
        <text:p text:style-name="P11"><text:span text:style-name="CharStyle10"><text:span text:style-name="T24">Pred domom a vo dvore Bežanovie hemžilo sa ľuďmi. Čo zďalša, tí ostali u ohňa, súsedi</text:span></text:span><text:span text:style-name="CharStyle35"><text:span text:style-name="T24"> </text:span></text:span><text:span text:style-name="CharStyle19"><text:span text:style-name="T24">bežali domov, vynášať. Čo je podpaľač i chytený, čo i nepôjde ďalej oheň — ale pre bezpečnosť. To už taká obyčaj.</text:span></text:span></text:p>
        <text:p text:style-name="P11"><text:span text:style-name="CharStyle19"><text:span text:style-name="T24">Niektorí doniesli s sebou kaňvy a vane, naplnené vodou. To priviedlo ľudí k rozumu.</text:span></text:span></text:p>
        <text:p text:style-name="P11"><text:span text:style-name="CharStyle19"><text:span text:style-name="T24">„Hasiť, hasiť! Strechu dolu! Vodu nosiť, vodu!“</text:span></text:span></text:p>
        <text:p text:style-name="P11"><text:span text:style-name="CharStyle19"><text:span text:style-name="T24">Tlupa rozbehla sa po vodu. Každý vzal nádobu, kde mohol. U Bežanov boly už všetky rozchytané. Hrnce, v ktorých bola pred chvíľou polievka a mäso, kaša a drobce — boly už naplnené vodou. Ich obsah — Pán Boh vie kde!</text:span></text:span></text:p>
        <text:p text:style-name="P4"><text:span text:style-name="CharStyle19"><text:span text:style-name="T24">„Voda je tu!“</text:span></text:span></text:p>
        <text:p text:style-name="P11"><text:span text:style-name="CharStyle19"><text:span text:style-name="T24">„Striekačku — striekačku!“ zakričal jeden chlap.</text:span></text:span></text:p>
        <text:p text:style-name="P11"><text:span text:style-name="CharStyle19"><text:span text:style-name="T24">Až teraz im zišla na um striekačka. Rozbehli sa k rychtárovi po kľúč od búdy dedinskej, kde bola striekačka.</text:span></text:span></text:p>
        <text:p text:style-name="P11"><text:span text:style-name="CharStyle19"><text:span text:style-name="T24">No pán rychtár prehadzoval všetky kúty. Veľkonočným prachom zaplnila sa celá izba.</text:span></text:span></text:p>
        <text:p text:style-name="P4"><text:span text:style-name="CharStyle19"><text:span text:style-name="T24">„Kľúč — kľúč!“</text:span></text:span></text:p>
        <text:p text:style-name="P4"><text:span text:style-name="CharStyle19"><text:span text:style-name="T24">„Veď... veď!“</text:span></text:span></text:p>
        <text:p text:style-name="P4"><text:span text:style-name="CharStyle19"><text:span text:style-name="T24">„Kdeže je?“ kričali netrpeliví občania.</text:span></text:span></text:p>
        <text:p text:style-name="P11"><text:span text:style-name="CharStyle19"><text:span text:style-name="T24">„Žena ho mala... kdesi ho položila — neviem.“</text:span></text:span></text:p>
        <text:p text:style-name="P19"><text:span text:style-name="CharStyle19"><text:span text:style-name="T24">„Rychtárku hľadať! Kde je rychtárka?“</text:span></text:span></text:p>
        <text:p text:style-name="P23"><text:span text:style-name="CharStyle19"><text:span text:style-name="T24">„Na tom nešťastnom veselí kdesi.“</text:span></text:span></text:p>
        <text:p text:style-name="P11"><text:span text:style-name="CharStyle19"><text:span text:style-name="T24">Rozbehli sa do Bežanov a mali dosť práce, kým našli rychtárku.</text:span></text:span></text:p>
        <text:p text:style-name="P4"><text:span text:style-name="CharStyle19"><text:span text:style-name="T24">„Kľúč... kľúč!“ kričali jej i desiati.</text:span></text:span></text:p>
        <text:p text:style-name="P4"><text:span text:style-name="CharStyle19"><text:span text:style-name="T24">Pani rychtárka nepochopila.</text:span></text:span></text:p>
        <text:p text:style-name="P27"><text:span text:style-name="CharStyle10"><text:span text:style-name="T24">„Aký kľúč? Od sypárne — či od armarky?“</text:span></text:span></text:p>
        <text:p text:style-name="P25"><text:span text:style-name="CharStyle10"><text:span text:style-name="T24">„Od búdy... striekačku... kľúč!“</text:span></text:span></text:p>
        <text:p text:style-name="P11"><text:span text:style-name="CharStyle10"><text:span text:style-name="T24">Rychtárka siahla za pás a vytiahla viazanicu kľúčov. Prebrala ich po jednom, ako ruženec, na peknej mosadznej retiazke, ktorou sa jej bol hodinár zavďačil.</text:span></text:span></text:p>
        <text:p text:style-name="P11"><text:span text:style-name="CharStyle10"><text:span text:style-name="T24">„Ja ho nemám... bude niekde pod povalou.“</text:span></text:span></text:p>
        <text:p text:style-name="P11"><text:span text:style-name="CharStyle10"><text:span text:style-name="T24">Chlapi bežali k rychtárovi a jeden nad druhého kričali: „Pod povalou... pod </text:span></text:span><text:soft-page-break/><text:span text:style-name="CharStyle10"><text:span text:style-name="T24">povalou!“</text:span></text:span></text:p>
        <text:p text:style-name="P11"><text:span text:style-name="CharStyle10"><text:span text:style-name="T24">Ale pána rychtárova povala nebola malá. Pod ňou šesť trámov a na každom dvanásť špár, utvorených doskami na ne pokladenými. Hľadá pán rychtár, hľadajú chlapi, navyťahujú kopu kadejakých kartičiek, škatuliek — úradných prípisov. Tam bol i obecný archív. Jeden našiel i britvu s mydlom a všeličo ešte — no kľúča nič. Pán rychtár hmatal rukou po polici i vykríkol:</text:span></text:span></text:p>
        <text:p text:style-name="P11"><text:span text:style-name="CharStyle10"><text:span text:style-name="T24">„Tu je — chytro po striekačku!“</text:span></text:span></text:p>
        <text:p text:style-name="P11"><text:span text:style-name="CharStyle10"><text:span text:style-name="T24">Chlapi uháňali po striekačku. Otvorili búdu, odpratali rychtárove konope a snopky tam naukladané a konečne dodrgáňali sa s ňou k ohňu.</text:span></text:span></text:p>
        <text:p text:style-name="P11"><text:span text:style-name="CharStyle10"><text:span text:style-name="T24">Oheň za ten čas nezaháľal. Stajne, humno i záčin stály v plameni. Strecha nad stajňami už spadla, začína prehárať povala. Oheň začína oblizovať už strechu na izbe. Ľudia snášajú s pôjda, čo možno, i vyprázdňujú izbu a komory. Bežanka spiera sa tomu:</text:span></text:span></text:p>
        <text:p text:style-name="P11"><text:span text:style-name="CharStyle10"><text:span text:style-name="T24">„Nechajte mi moje veci! Idú ma obkrasť — všetko mi berú!“</text:span></text:span></text:p>
        <text:p text:style-name="P11"><text:span text:style-name="CharStyle10"><text:span text:style-name="T24">A každého, čo niečo niesol, zastavila a vynesenú vec zaniesla za vodu, do sadu. No ľudia nemali jej za zlé, že ich za zlodejov drží. Ach, človek osprostie, keď príde do takého nešťastia.</text:span></text:span></text:p>
        <text:p text:style-name="P11"><text:span text:style-name="CharStyle10"><text:span text:style-name="T24">Na striekačku vysadol jeden gazda — ostatní nosili vodu. No, divná je to správa. Čím viac lejú do kasne, tým viac vyteká z nej. Voda preliala sa dnom, akoby riečicou.</text:span></text:span></text:p>
        <text:p text:style-name="P11"><text:span text:style-name="CharStyle10"><text:span text:style-name="T24">„Zamazať ju... hlinou!“ kričali čo múdrejší.</text:span></text:span></text:p>
        <text:p text:style-name="P11"><text:span text:style-name="CharStyle10"><text:span text:style-name="T24">„Zamazať... zamazať!“ kričali za nimi čo sprostejší. No nikto sa nemal k ničomu — nebolo hliny.</text:span></text:span></text:p>
        <text:p text:style-name="P11"><text:span text:style-name="CharStyle10"><text:span text:style-name="T24">Konečne skočí ktorýsi k Bežanke.</text:span></text:span></text:p>
        <text:p text:style-name="P11"><text:span text:style-name="CharStyle10"><text:span text:style-name="T24">„Dajte mi múky... máte?“</text:span></text:span></text:p>
        <text:p text:style-name="P11"><text:span text:style-name="CharStyle10"><text:span text:style-name="T24">„Nemám ja už ničoho! Obkradli ma... ozbíjali... podpálili... poodnášali všetko!“</text:span></text:span></text:p>
        <text:p text:style-name="P11"><text:span text:style-name="CharStyle10"><text:span text:style-name="T24">„Kde sú múčnice?“</text:span></text:span></text:p>
        <text:p text:style-name="P11"><text:span text:style-name="CharStyle10"><text:span text:style-name="T24">„A ja viem? Tam kdesi...“ ukázala do sadu.</text:span></text:span></text:p>
        <text:p text:style-name="P11"><text:span text:style-name="CharStyle10"><text:span text:style-name="T24">Chlap bežal do sadu, nasypal do kaňvy múky, nalial do nej vody — vyhrnul rukávy. Kým prišiel do dvora, už v kaňve bolo cesto.</text:span></text:span></text:p>
        <text:p text:style-name="P11"><text:span text:style-name="CharStyle10"><text:span text:style-name="T24">„Preč... preč! Zamazať... zamazať!“</text:span></text:span></text:p>
        <text:p text:style-name="P11"><text:span text:style-name="CharStyle10"><text:span text:style-name="T24">Špáry zamazali a o chvíľu striekačka bola plná. Dvanásť chlapov ťahalo sochor; hrubý prúd vody lial sa na šinkový krov. O zadné stavy neobzrel sa už nik. Tým </text:span></text:span><text:soft-page-break/><text:span text:style-name="CharStyle10"><text:span text:style-name="T24">nebolo pomoci.</text:span></text:span></text:p>
        <text:h text:style-name="P29" text:outline-level="1"><text:span text:style-name="CharStyle18"><text:span text:style-name="T24"/></text:span></text:h>
        <text:h text:style-name="P31" text:outline-level="1"><text:bookmark-start text:name="bookmark8"/><text:span text:style-name="CharStyle18"><text:span text:style-name="T24">XI.</text:span></text:span><text:bookmark-end text:name="bookmark8"/></text:h>
        <text:p text:style-name="P4"><text:span text:style-name="CharStyle10"><text:span text:style-name="T24"/></text:span></text:p>
        <text:p text:style-name="P24"><text:span text:style-name="CharStyle10"><text:span text:style-name="T24">Poviazaný husár oprel sa o plot. Po tuhom zápase s chlapmi a rozčúlením zoslabol. Spánok </text:span></text:span><text:span text:style-name="CharStyle19"><text:span text:style-name="T24">mu prichádzal na oči. Ach, tak by si pospal, ale nemožno ľahnúť: čo sa raz pohne, pocíti bolesť poza päste. Oheň ho nezaujíma, ani trma-vrma vôkol behajúcich ľudí. Ani nechápe, čo sa to vôkol neho robí. Azda to pokračovanie veselia. Z ľudí nik neobzerá sa oň. Načo? Ujsť im neujde, je poviazaný, a vypytovať sa ho, čo to urobil, teraz, v najväčšej súre, nikomu nezíde na um. I tak je nie pri zdravom rozume a zajtra ho i tak chytia iní na otázku.</text:span></text:span></text:p>
        <text:p text:style-name="P11"><text:span text:style-name="CharStyle19"><text:span text:style-name="T24">Ako prišla striekačka, všetko sa sk</text:span></text:span><text:span text:style-name="CharStyle19"><text:span text:style-name="T23">u</text:span></text:span><text:span text:style-name="CharStyle19"><text:span text:style-name="T24">pilo vôkol nej. Jedni nosili vodu, druhí ťahali sochor, niektorí oddychovali, celembajúc rukami, iní dívali sa, ako horí — so založenými rukami. Omarený husár po stojačky driemal, tu i tu strhol sa zo sna a poviazané ruky zabolely ho. Zrazu príde k nemu ktosi a zavolá naň:</text:span></text:span></text:p>
        <text:p text:style-name="P11"><text:span text:style-name="CharStyle19"><text:span text:style-name="T24">„Ondráš — Ondráš!“</text:span></text:span></text:p>
        <text:p text:style-name="P11"><text:span text:style-name="CharStyle19"><text:span text:style-name="T24">Strhol sa, otvoril na široko oči a úsmev, mdlý úsmev poletoval mu vôkol širokých úst.</text:span></text:span></text:p>
        <text:p text:style-name="P11"><text:span text:style-name="CharStyle19"><text:span text:style-name="T24">„Čo tu robíš?“ pýtali sa ho ešte raz.</text:span></text:span></text:p>
        <text:p text:style-name="P11"><text:span text:style-name="CharStyle19"><text:span text:style-name="T24">„Idem — idem. No, poďme — na sobáš. Pozri: ráno ma zapreli do komory a nepustili ma po teba — teraz priviazali ma zas o plot.“</text:span></text:span></text:p>
        <text:p text:style-name="P11"><text:span text:style-name="CharStyle19"><text:span text:style-name="T24">„A prečo ťa priviazali?“</text:span></text:span></text:p>
        <text:p text:style-name="P19"><text:span text:style-name="CharStyle19"><text:span text:style-name="T24">„Že som ťa prišiel volať. Pozri, mám nové </text:span></text:span><text:span text:style-name="CharStyle19"><text:span text:style-name="T23">háby: </text:span></text:span><text:span text:style-name="CharStyle19"><text:span text:style-name="T24">i nohavice i halienu. Klobúk mi ktosi vzal. </text:span></text:span><text:span text:style-name="CharStyle19"><text:span text:style-name="T23">Ale preto</text:span></text:span><text:span text:style-name="CharStyle19"><text:span text:style-name="T24"> nič — poďme!“</text:span></text:span></text:p>
        <text:p text:style-name="P23"><text:span text:style-name="CharStyle19"><text:span text:style-name="T24">„</text:span></text:span><text:span text:style-name="CharStyle19"><text:span text:style-name="T23">Ale s</text:span></text:span><text:span text:style-name="CharStyle19"><text:span text:style-name="T24">i priviazaný.“</text:span></text:span></text:p>
        <text:p text:style-name="P11"><text:span text:style-name="CharStyle10"><text:span text:style-name="T24">„Pusť ma, Zuzka. Ruky ma už bolia... tak mi stŕply!“</text:span></text:span></text:p>
        <text:p text:style-name="P11"><text:span text:style-name="CharStyle10"><text:span text:style-name="T24">Zuzka s vencom na hlave a v sobášnych šatách, ale uvláčená, ucundraná. Nosila i ona vodu a poliala sa ňou. Jej podkasané oplecko, ktoré pred oltárom jagalo sa belotou, bolo už ako zamastená košeľa valachova. Zhýbla sa nad Ondrášom a odväzovala mu povraz.</text:span></text:span></text:p>
        <text:p text:style-name="P11"><text:span text:style-name="CharStyle10"><text:span text:style-name="T24">„Nedá sa — mocne ťa sviazali.“</text:span></text:span></text:p>
        <text:p text:style-name="P11"><text:span text:style-name="CharStyle10"><text:span text:style-name="T24">„Hej, mocne, i do komory ma tak mocne zapreli. Ale ja som ju otvoril. Odtrhol som haspru i závesy. Rozopni mi halienu, na kabátiku visí </text:span></text:span><text:span text:style-name="CharStyle10"><text:span text:style-name="T23">z</text:span></text:span><text:span text:style-name="CharStyle10"><text:span text:style-name="T24">ibák.“</text:span></text:span></text:p>
        <text:p text:style-name="P11"><text:soft-page-break/><text:span text:style-name="CharStyle10"><text:span text:style-name="T24">Zuzka rozopäla jeho halienku; pod ňou na kabátiku uviazaná biela tkanica. Potiahla ňou, i vynoril sa z vrecka zibák. Husár cítil jej dych na tvári — zabú</text:span></text:span><text:span text:style-name="CharStyle10"><text:span text:style-name="T23">š</text:span></text:span><text:span text:style-name="CharStyle10"><text:span text:style-name="T24">ilo mu srdce. Čo prišla, ovievala ho ustavične hrebíčková vôňa. Ondráš bol omámený. O chvíľu vstal osvobodený, zamával rukami vo vzduchu.</text:span></text:span></text:p>
        <text:p text:style-name="P19"><text:span text:style-name="CharStyle10"><text:span text:style-name="T24">„No, a teraz poďme. I večer nás sosobáša.“</text:span></text:span></text:p>
        <text:p text:style-name="P23"><text:span text:style-name="CharStyle10"><text:span text:style-name="T24">„Ale ja som už — s Janom Dúbravovie.“</text:span></text:span></text:p>
        <text:p text:style-name="P23"><text:span text:style-name="CharStyle10"><text:span text:style-name="T24">„Ozaj — ozaj! Už mi povedali — zabudol som. Oneskoril som sa... šak ste ma dlho čakali? Mohla si ma ty prísť vysvobodiť, ako teraz. Ach, totka... totka! Nuž nepôjdeš so mnou, nepôjdeš?“</text:span></text:span></text:p>
        <text:p text:style-name="P11"><text:span text:style-name="CharStyle10"><text:span text:style-name="T24">Zuzke uľútilo sa ho. Výčitky svedomia sklátily ju.</text:span></text:span></text:p>
        <text:p text:style-name="P11"><text:span text:style-name="CharStyle10"><text:span text:style-name="T24">„Nečakala som ťa — nečakala. Ja som nechcela ísť za teba — to som ťa len klamala. Vieš? Klamala som ťa, chcela som ísť za Jana Dúbravovie, a teba som zaviedla. Preto nás Pán Boh takto potrestal!“</text:span></text:span></text:p>
        <text:p text:style-name="P11"><text:span text:style-name="CharStyle10"><text:span text:style-name="T24">No husár nechápal, čo mu to vraví. „Oneskoril som sa, hej... ale ja som nie vina. Keby nie totka... ale do komory ma zaprela.“</text:span></text:span></text:p>
        <text:p text:style-name="P11"><text:span text:style-name="CharStyle10"><text:span text:style-name="T24">Zuzka mu chcela všetko vysvetliť, aby videl skutočnosť tak, ako je. Chcela, aby ju preklial; azda by jej bolo srdcu trochu odľahlo.</text:span></text:span></text:p>
        <text:p text:style-name="P11"><text:span text:style-name="CharStyle10"><text:span text:style-name="T24">„Vieš, Ondráš — ja som ťa klamala. Mňa nestrojili za teba, ale za Jana Dúbravovie... Vieš?“</text:span></text:span></text:p>
        <text:p text:style-name="P11"><text:span text:style-name="CharStyle10"><text:span text:style-name="T24">„Hej, za Jana Dúbravovie — hej. Keď som nechodil ja, šla si za Jana Dúbravovie. No, už je neskoro — neskoro!“</text:span></text:span></text:p>
        <text:p text:style-name="P11"><text:span text:style-name="CharStyle10"><text:span text:style-name="T24">Zuzka zalomila rukami. „O rozum prišiel — o rozum! Bože, ja som všetkému vina — nik iný!“</text:span></text:span></text:p>
        <text:p text:style-name="P11"><text:span text:style-name="CharStyle10"><text:span text:style-name="T24">Oheň už neprešiel na izbený krov; striekačka mu zahatila cestu. Zadné stavy prašťaly: zbožie, čo bolo v záčine svezené, doháralo.</text:span></text:span></text:p>
        <text:p text:style-name="P11"><text:span text:style-name="CharStyle10"><text:span text:style-name="T24">Od striekačky pribehla k horiacim stavom Bežanka. Z prvého </text:span></text:span><text:span text:style-name="CharStyle10"><text:span text:style-name="T23">ľ</text:span></text:span><text:span text:style-name="CharStyle10"><text:span text:style-name="T24">ak</text:span></text:span><text:span text:style-name="CharStyle10"><text:span text:style-name="T23">u</text:span></text:span><text:span text:style-name="CharStyle10"><text:span text:style-name="T24"> prebrala sa už ako-tak: začala rozmýšľať, čo by bolo ešte ratovať. Tu tam obďaleč vidí husára a pri ňom dcéru. Zišly jej na um husi.</text:span></text:span></text:p>
        <text:p text:style-name="P11"><text:span text:style-name="CharStyle10"><text:span text:style-name="T24">„Kde sú husi? Moje husi radostné?“</text:span></text:span></text:p>
        <text:p text:style-name="P11"><text:span text:style-name="CharStyle10"><text:span text:style-name="T24">Bežala k striekačke, či niekto nevypustil jej hus</text:span></text:span><text:span text:style-name="CharStyle10"><text:span text:style-name="T23">í</text:span></text:span><text:span text:style-name="CharStyle10"><text:span text:style-name="T24">. No nepochválil sa jej tým nikto. Každý</text:span></text:span><text:span text:style-name="CharStyle15"><text:span text:style-name="T24"> </text:span></text:span><text:span text:style-name="CharStyle10"><text:span text:style-name="T24">krčil ramenami. </text:span></text:span><text:span text:style-name="CharStyle10"><text:span text:style-name="T23">I</text:span></text:span><text:span text:style-name="CharStyle10"><text:span text:style-name="T24"> soberie sa pred stajňu a zavolá:</text:span></text:span></text:p>
        <text:p text:style-name="P11"><text:span text:style-name="CharStyle10"><text:span text:style-name="T24">„Šura-šura! Šurička moja... šura-šura!“</text:span></text:span></text:p>
        <text:p text:style-name="P11"><text:span text:style-name="CharStyle10"><text:span text:style-name="T24">Zo stajne ohlásila sa jej stará známym gagotom.</text:span></text:span></text:p>
        <text:p text:style-name="P11"><text:soft-page-break/><text:span text:style-name="CharStyle10"><text:span text:style-name="T24">„</text:span></text:span><text:span text:style-name="CharStyle10"><text:span text:style-name="T23">Ľ</text:span></text:span><text:span text:style-name="CharStyle10"><text:span text:style-name="T24">udia — ratujte! Ľudia!“</text:span></text:span></text:p>
        <text:p text:style-name="P11"><text:span text:style-name="CharStyle10"><text:span text:style-name="T24">Od striekačky pribehlo pár chlapov.</text:span></text:span></text:p>
        <text:p text:style-name="P11"><text:span text:style-name="CharStyle10"><text:span text:style-name="T24">„Čože je zas, čo?“</text:span></text:span></text:p>
        <text:p text:style-name="P11"><text:span text:style-name="CharStyle10"><text:span text:style-name="T24">„Husi... moje husi v stajni! Zhoria mi, nebožiatka — ratujte!“</text:span></text:span></text:p>
        <text:p text:style-name="P11"><text:span text:style-name="CharStyle10"><text:span text:style-name="T24">„A ja že čo!“ ozval sa hrubý hlas z tlupy. „Čo len husi — preto ešte môžte gazdovať.“</text:span></text:span></text:p>
        <text:p text:style-name="P11"><text:span text:style-name="CharStyle10"><text:span text:style-name="T24">„Ale to je nie hus ako hus! Tá vyvedie po dvanástoro s roka na rok. Ja sa tu pominiem, ak prídem o ňu!“</text:span></text:span></text:p>
        <text:p text:style-name="P11"><text:span text:style-name="CharStyle10"><text:span text:style-name="T24">„A už veru prídete! Pozrite, povala už hneď prehorí. Ktože bude vážiť životom — pre hus!“</text:span></text:span></text:p>
        <text:p text:style-name="P11"><text:span text:style-name="CharStyle10"><text:span text:style-name="T24">„Jój — moja hus! Nikdy — nikdy ťa už neuvidím!“</text:span></text:span></text:p>
        <text:p text:style-name="P11"><text:span text:style-name="CharStyle10"><text:span text:style-name="T24">Husárovi až teraz otvorily sa oči: ako by mu bol závoj zpred nich sňal. Hľa — čo vidí? Všade oheň, plno ľudí, čo bráňa. Iba on stojí, ako ten kolík v plote. A tu Zuzka i testiná ako želejú za husou, za tou, ktorá mu k mladuche dopomohla. Shodil halenu a smelo vbehol do stajne. Cestu vedel dobre: už raz vypúšťal husi z malého cárku, čo je tam v kúte. Dymu plná stajňa — no on vie spôsob. Zohnul sa; nad zemou bola ešte nízka vrstva čerstvého vzduchu. Odhačkoval.</text:span></text:span></text:p>
        <text:p text:style-name="P11"><text:span text:style-name="CharStyle10"><text:span text:style-name="T24">„Hybaj von! Hybaj... chytro!“ kričali naň zvonku chlapi.</text:span></text:span></text:p>
        <text:p text:style-name="P11"><text:span text:style-name="CharStyle10"><text:span text:style-name="T24">„Pusť ich von, veď ony pôjdu! Šura-šura!“</text:span></text:span></text:p>
        <text:p text:style-name="P11"><text:span text:style-name="CharStyle10"><text:span text:style-name="T24">No husi nehýbaly sa. Husár skrčený vošiel do klietky a vyhnal ich. Osprostené, rozospaté nevedely, kam. Ondráš kričal za nimi: „Hinda — hinda!“ A Bežanka zpred stajne: „Šura-šura!“ </text:span></text:span><text:span text:style-name="CharStyle10"><text:span text:style-name="T23">I</text:span></text:span><text:span text:style-name="CharStyle10"><text:span text:style-name="T24"> staryga podišla k dverám ku gazdinej, </text:span></text:span><text:span text:style-name="CharStyle10"><text:span text:style-name="T23">h</text:span></text:span><text:span text:style-name="CharStyle10"><text:span text:style-name="T24">útoriac svojim mladým, čo sa za ňou zakrádaly: „Ta-ta-ta, ta-ta-ta...“</text:span></text:span></text:p>
        <text:p text:style-name="P11"><text:span text:style-name="CharStyle10"><text:span text:style-name="T24">Staryga skočila s vysokého prahu, berúc sa ku gazdinej — tu shrmelo a iskry, vyletevšie dohora, osvietily na ďaleko horizont.</text:span></text:span></text:p>
        <text:p text:style-name="P11"><text:span text:style-name="CharStyle10"><text:span text:style-name="T24">Nad stajňou už niet povaly — prepadla sa i s hrubou vrstvou na nej rozžiareného sena. Oheň sa opäť vzňal — nedohorené seno dávalo mu množstvo potravy. Z úst gazdinej a chlapov vydral sa divý výkrik a všetci v nemom úžase hľadeli na dielo.</text:span></text:span></text:p>
        <text:p text:style-name="P11"><text:span text:style-name="CharStyle10"><text:span text:style-name="T24">Hus, zostrašená hrmotom, oslepená žiarou, dala sa do letku a padla do stajne s obškvŕknutými krýdlami — k svojim mladým a husárovi. Plameň ju, vystretú, ako nejakú lahôdku oblizoval.</text:span></text:span></text:p>
        <text:p text:style-name="P11"><text:span text:style-name="CharStyle10"><text:span text:style-name="T24">„Vodu sem... vodu! Háky— striekačku!“ kričali chlapi, zotaviac sa z úžasu.</text:span></text:span></text:p>
        <text:p text:style-name="P11"><text:span text:style-name="CharStyle10"><text:span text:style-name="T24">„Háky, vodu — chytro! Na husára povala padla!“</text:span></text:span></text:p>
        <text:p text:style-name="P11"><text:soft-page-break/><text:span text:style-name="CharStyle10"><text:span text:style-name="T24">„Trest boží, že podpálil...“ poznamenal </text:span></text:span><text:span text:style-name="CharStyle19"><text:span text:style-name="T24">múdry starejší.</text:span></text:span></text:p>
        <text:p text:style-name="P11"><text:span text:style-name="CharStyle10"><text:span text:style-name="T24">A už boli všetci pri stajni, oblievali steny; niektorí odvážili sa dnu a oblievali horiace trámy a hlavne z dosák povalových. Vyťahovali hlavne hákmi, rozžiarený popol klesal vždy nižšie a nižšie — k zemi. Za jedným hákom vyvlieklo sa čosi čierneho...</text:span></text:span></text:p>
        <text:p text:style-name="P11"><text:span text:style-name="CharStyle10"><text:span text:style-name="T24">„Môj syn — môj syn radostný! Prišiel si mi, prišiel na hodný sobáš! Už nebudeš nikomu zavadzať!“</text:span></text:span></text:p>
        <text:p text:style-name="P11"><text:span text:style-name="CharStyle10"><text:span text:style-name="T24">To bola stará totka. Všetci sa jej ustúpili a so sústrasťou sdielali jej bôľ. Múdry starejší poznamenal:</text:span></text:span></text:p>
        <text:p text:style-name="P11"><text:span text:style-name="CharStyle10"><text:span text:style-name="T24">„Hja, trest boží — trest boží! Podpaľači mu neujdú!“</text:span></text:span></text:p>
        <text:p text:style-name="P11"><text:span text:style-name="CharStyle10"><text:span text:style-name="T24">Totka nepočula, čo vraví.</text:span></text:span></text:p>
        <text:p text:style-name="P11"><text:span text:style-name="CharStyle10"><text:span text:style-name="T24">Stajňu dohasili, srub skoro celý zostal. Ani izba sa nechytila; nebolo na šťastie vetra a podpaľač neobehol dedinu.</text:span></text:span></text:p>
        <text:p text:style-name="P11"><text:span text:style-name="CharStyle10"><text:span text:style-name="T24">Na druhý deň, keď Bežan čistil pohorelisko, medzi hla</text:span></text:span><text:span text:style-name="CharStyle10"><text:span text:style-name="T23">v</text:span></text:span><text:span text:style-name="CharStyle10"><text:span text:style-name="T24">ňami našiel čosi obhoreného. Uhádnuť, čo by to bolo, nemohol nikto...</text:span></text:span></text:p>
        <text:p text:style-name="P11"><text:span text:style-name="CharStyle10"><text:span text:style-name="T24">Hneď v ten deň odbýval sa pohrab. V jednej truhle husár, i tá obhorená mäkká massa, n</text:span></text:span><text:span text:style-name="CharStyle10"><text:span text:style-name="T23">a</text:span></text:span><text:span text:style-name="CharStyle10"><text:span text:style-name="T24">jdená medzi hlavňami.</text:span></text:span></text:p>
        <text:p text:style-name="P11"><text:span text:style-name="CharStyle10"><text:span text:style-name="T24">Zváča nemohli nikde n</text:span></text:span><text:span text:style-name="CharStyle10"><text:span text:style-name="T23">a</text:span></text:span><text:span text:style-name="CharStyle10"><text:span text:style-name="T24">jsť. Múdry starejší nepoznamenal teraz:</text:span></text:span></text:p>
        <text:p text:style-name="P11"><text:span text:style-name="CharStyle10"><text:span text:style-name="T24">„Hja, trest boží — trest boží!...“</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kladný_20_text_20__28_3_29_" style:display-name="Základný text (3)" style:family="paragraph"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text-align="center" style:justify-single-word="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fo:text-align="center" style:justify-single-word="false" style:page-number="auto" fo:background-color="transparent"/>
    </style:style>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kladný_20_text_20__28_4_29_" style:display-name="Základný text (4)" style:family="paragraph" style:master-page-name="">
      <loext:graphic-properties draw:fill="none" draw:fill-color="#729fcf"/>
      <style:paragraph-properties fo:margin-left="0cm" fo:margin-right="0cm" fo:text-indent="1.552cm" style:auto-text-indent="false" style:page-number="auto" fo:background-color="transparen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10" style:family="text" style:parent-style-name="DefaultFontStyle"/>
    <style:style style:name="CharStyle12" style:family="text" style:parent-style-name="DefaultFontStyle"/>
    <style:style style:name="CharStyle13" style:family="text" style:parent-style-name="CharStyle12">
      <style:text-properties fo:color="#000000" fo:language="sk" fo:country="SK" style:language-asian="sk" style:country-asian="SK" style:language-complex="sk" style:country-complex="SK"/>
    </style:style>
    <style:style style:name="CharStyle15" style:family="text" style:parent-style-name="DefaultFontStyle"/>
    <style:style style:name="CharStyle16" style:family="text" style:parent-style-name="CharStyle15">
      <style:text-properties fo:color="#000000" fo:language="sk" fo:country="SK" style:language-asian="sk" style:country-asian="SK" style:language-complex="sk" style:country-complex="SK"/>
    </style:style>
    <style:style style:name="CharStyle18" style:family="text" style:parent-style-name="DefaultFontStyle"/>
    <style:style style:name="CharStyle19" style:family="text" style:parent-style-name="CharStyle10">
      <style:text-properties fo:color="#000000" fo:language="sk" fo:country="SK" style:language-asian="sk" style:country-asian="SK" style:language-complex="sk" style:country-complex="SK"/>
    </style:style>
    <style:style style:name="CharStyle20" style:family="text" style:parent-style-name="CharStyle12">
      <style:text-properties fo:color="#000000" fo:language="sk" fo:country="SK" style:language-asian="sk" style:country-asian="SK" style:language-complex="sk" style:country-complex="SK"/>
    </style:style>
    <style:style style:name="CharStyle21" style:family="text" style:parent-style-name="CharStyle12">
      <style:text-properties fo:color="#000000" fo:language="sk" fo:country="SK" style:language-asian="sk" style:country-asian="SK" style:language-complex="sk" style:country-complex="SK"/>
    </style:style>
    <style:style style:name="CharStyle22" style:family="text" style:parent-style-name="CharStyle15">
      <style:text-properties fo:color="#000000" fo:language="sk" fo:country="SK" style:language-asian="sk" style:country-asian="SK" style:language-complex="sk" style:country-complex="SK"/>
    </style:style>
    <style:style style:name="CharStyle23" style:family="text" style:parent-style-name="CharStyle10">
      <style:text-properties fo:color="#000000" fo:language="sk" fo:country="SK" style:language-asian="sk" style:country-asian="SK" style:language-complex="sk" style:country-complex="SK"/>
    </style:style>
    <style:style style:name="CharStyle25" style:family="text" style:parent-style-name="DefaultFontStyle"/>
    <style:style style:name="CharStyle27" style:family="text" style:parent-style-name="DefaultFontStyle"/>
    <style:style style:name="CharStyle28" style:family="text" style:parent-style-name="CharStyle18">
      <style:text-properties fo:color="#000000" fo:language="sk" fo:country="SK" style:language-asian="sk" style:country-asian="SK" style:language-complex="sk" style:country-complex="SK"/>
    </style:style>
    <style:style style:name="CharStyle29" style:family="text" style:parent-style-name="CharStyle6">
      <style:text-properties fo:color="#000000" fo:language="sk" fo:country="SK" style:language-asian="sk" style:country-asian="SK" style:language-complex="sk" style:country-complex="SK"/>
    </style:style>
    <style:style style:name="CharStyle30" style:family="text" style:parent-style-name="CharStyle10">
      <style:text-properties fo:color="#000000" fo:language="sk" fo:country="SK" style:language-asian="sk" style:country-asian="SK" style:language-complex="sk" style:country-complex="SK"/>
    </style:style>
    <style:style style:name="CharStyle31" style:family="text" style:parent-style-name="CharStyle15">
      <style:text-properties fo:color="#000000" fo:language="sk" fo:country="SK" style:language-asian="sk" style:country-asian="SK" style:language-complex="sk" style:country-complex="SK"/>
    </style:style>
    <style:style style:name="CharStyle32" style:family="text" style:parent-style-name="CharStyle25">
      <style:text-properties fo:color="#000000" fo:language="sk" fo:country="SK" style:language-asian="sk" style:country-asian="SK" style:language-complex="sk" style:country-complex="SK"/>
    </style:style>
    <style:style style:name="CharStyle33" style:family="text" style:parent-style-name="CharStyle10">
      <style:text-properties fo:color="#000000" fo:language="sk" fo:country="SK" style:language-asian="sk" style:country-asian="SK" style:language-complex="sk" style:country-complex="SK"/>
    </style:style>
    <style:style style:name="CharStyle34" style:family="text" style:parent-style-name="CharStyle6">
      <style:text-properties fo:color="#000000" fo:language="sk" fo:country="SK" style:language-asian="sk" style:country-asian="SK" style:language-complex="sk" style:country-complex="SK"/>
    </style:style>
    <style:style style:name="CharStyle35" style:family="text" style:parent-style-name="CharStyle15">
      <style:text-properties fo:color="#000000" fo:language="sk" fo:country="SK" style:language-asian="sk" style:country-asian="SK" style:language-complex="sk" style:country-complex="SK"/>
    </style:style>
    <style:style style:name="CharStyle36" style:family="text" style:parent-style-name="CharStyle10">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704cm" style:num-format="1" style:print-orientation="portrait"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dc:date>2024-05-09T21:17:07.096000000</dc:date>
    <meta:editing-duration>PT3H44M53S</meta:editing-duration>
    <meta:editing-cycles>7</meta:editing-cycles>
    <meta:generator>LibreOffice/5.4.2.2$Windows_x86 LibreOffice_project/22b09f6418e8c2d508a9eaf86b2399209b0990f4</meta:generator>
    <meta:document-statistic meta:table-count="0" meta:image-count="0" meta:object-count="0" meta:page-count="46" meta:paragraph-count="621" meta:word-count="16463" meta:character-count="93857" meta:non-whitespace-character-count="77454"/>
  </office:meta>
</office:document-meta>
</file>